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2" draw:id="id2" draw:layer="layout" svg:width="30.9cm" svg:height="2.4cm" svg:x="5.512cm" svg:y="11.709cm">
          <draw:glue-point draw:id="4" svg:x="-2.443cm" svg:y="-5cm"/>
          <draw:glue-point draw:id="5" svg:x="3.09cm" svg:y="-5cm"/>
          <draw:glue-point draw:id="6" svg:x="-4.644cm" svg:y="-5cm"/>
          <draw:glue-point draw:id="7" svg:x="-4.288cm" svg:y="-5cm"/>
          <draw:glue-point draw:id="8" svg:x="-3.932cm" svg:y="-5cm"/>
          <draw:glue-point draw:id="9" svg:x="-3.576cm" svg:y="-5cm"/>
          <draw:glue-point draw:id="10" svg:x="-3.187cm" svg:y="-5cm"/>
          <draw:glue-point draw:id="11" svg:x="-2.831cm" svg:y="-5cm"/>
          <draw:glue-point draw:id="12" svg:x="-2.022cm" svg:y="-5cm"/>
          <draw:glue-point draw:id="13" svg:x="-1.666cm" svg:y="-5cm"/>
          <draw:glue-point draw:id="14" svg:x="-1.31cm" svg:y="-5cm"/>
          <draw:glue-point draw:id="15" svg:x="-0.922cm" svg:y="-5cm"/>
          <draw:glue-point draw:id="16" svg:x="-0.533cm" svg:y="-5cm"/>
          <draw:glue-point draw:id="17" svg:x="-0.177cm" svg:y="-5cm"/>
          <draw:glue-point draw:id="18" svg:x="0.177cm" svg:y="-5cm"/>
          <draw:glue-point draw:id="19" svg:x="0.501cm" svg:y="-5cm"/>
          <draw:glue-point draw:id="20" svg:x="0.889cm" svg:y="-5cm"/>
          <draw:glue-point draw:id="21" svg:x="1.278cm" svg:y="-5cm"/>
          <draw:glue-point draw:id="22" svg:x="1.634cm" svg:y="-5cm"/>
          <draw:glue-point draw:id="23" svg:x="2.022cm" svg:y="-5cm"/>
          <draw:glue-point draw:id="24" svg:x="2.378cm" svg:y="-5cm"/>
          <draw:glue-point draw:id="25" svg:x="2.734cm" svg:y="-5cm"/>
          <draw:glue-point draw:id="26" svg:x="3.478cm" svg:y="-5cm"/>
          <draw:glue-point draw:id="27" svg:x="3.867cm" svg:y="-5cm"/>
          <draw:glue-point draw:id="28" svg:x="4.255cm" svg:y="-5cm"/>
          <draw:glue-point draw:id="29" svg:x="4.644cm" svg:y="-5cm"/>
          <draw:glue-point draw:id="30" svg:x="-5cm" svg:y="-3.333cm"/>
          <draw:glue-point draw:id="31" svg:x="-5cm" svg:y="-1.666cm"/>
          <draw:glue-point draw:id="32" svg:x="-5cm" svg:y="0cm"/>
          <draw:glue-point draw:id="33" svg:x="-5cm" svg:y="1.666cm"/>
          <draw:glue-point draw:id="34" svg:x="-5cm" svg:y="3.333cm"/>
          <draw:glue-point draw:id="35" svg:x="-4.644cm" svg:y="5cm"/>
          <draw:glue-point draw:id="36" svg:x="-4.288cm" svg:y="5cm"/>
          <draw:glue-point draw:id="37" svg:x="-3.932cm" svg:y="5cm"/>
          <draw:glue-point draw:id="38" svg:x="-3.576cm" svg:y="5cm"/>
          <draw:glue-point draw:id="39" svg:x="-3.187cm" svg:y="5cm"/>
          <draw:glue-point draw:id="40" svg:x="-2.831cm" svg:y="5cm"/>
          <draw:glue-point draw:id="41" svg:x="-2.443cm" svg:y="5cm"/>
          <draw:glue-point draw:id="42" svg:x="-2.055cm" svg:y="5cm"/>
          <draw:glue-point draw:id="43" svg:x="-1.666cm" svg:y="5cm"/>
          <draw:glue-point draw:id="44" svg:x="-1.278cm" svg:y="5cm"/>
          <draw:glue-point draw:id="45" svg:x="-0.889cm" svg:y="5cm"/>
          <draw:glue-point draw:id="46" svg:x="-0.533cm" svg:y="5cm"/>
          <draw:glue-point draw:id="47" svg:x="-0.177cm" svg:y="5cm"/>
          <draw:glue-point draw:id="48" svg:x="0.177cm" svg:y="5cm"/>
          <draw:glue-point draw:id="49" svg:x="0.533cm" svg:y="5cm"/>
          <draw:glue-point draw:id="50" svg:x="0.922cm" svg:y="5cm"/>
          <draw:glue-point draw:id="51" svg:x="1.278cm" svg:y="5cm"/>
          <draw:glue-point draw:id="52" svg:x="1.634cm" svg:y="5cm"/>
          <draw:glue-point draw:id="53" svg:x="2.022cm" svg:y="5cm"/>
          <draw:glue-point draw:id="54" svg:x="2.378cm" svg:y="5cm"/>
          <draw:glue-point draw:id="55" svg:x="2.734cm" svg:y="5cm"/>
          <draw:glue-point draw:id="56" svg:x="3.09cm" svg:y="5cm"/>
          <draw:glue-point draw:id="57" svg:x="3.478cm" svg:y="5cm"/>
          <draw:glue-point draw:id="58" svg:x="3.867cm" svg:y="5cm"/>
          <draw:glue-point draw:id="59" svg:x="4.255cm" svg:y="5cm"/>
          <draw:glue-point draw:id="60" svg:x="4.644cm" svg:y="5cm"/>
          <text:p text:style-name="P1">UNIT 00</text:p>
          <text:p text:style-name="P1">ScaleTableMatrix 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1cm" svg:height="0.9cm" svg:x="15.319cm" svg:y="16.383cm">
          <text:p text:style-name="P1"><text:span text:style-name="T1">BUF</text:span></text:p>
          <text:p text:style-name="P1"><text:span text:style-name="T1">101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819cm" svg:y1="16.383cm" svg:x2="15.815cm" svg:y2="14.109cm" draw:start-shape="id1" draw:start-glue-point="0" draw:end-shape="id2" draw:end-glue-point="43" svg:d="M15819 16383l-4-2274" svg:viewBox="0 0 5 2275">
          <text:p text:style-name="P1"><text:span text:style-name="T2">in08</text:span></text:p>
        </draw:connector>
        <draw:custom-shape draw:style-name="gr2" draw:text-style-name="P2" xml:id="id3" draw:id="id3" draw:layer="layout" svg:width="1cm" svg:height="0.9cm" svg:x="26.739cm" svg:y="16.383cm">
          <text:p text:style-name="P1"><text:span text:style-name="T1">BUF</text:span></text:p>
          <text:p text:style-name="P1"><text:span text:style-name="T1">19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7.239cm" svg:y1="16.383cm" svg:x2="27.209cm" svg:y2="14.109cm" draw:start-shape="id3" draw:start-glue-point="0" draw:end-shape="id2" draw:end-glue-point="53" svg:d="M27239 16383l-30-2274" svg:viewBox="0 0 31 2275">
          <text:p text:style-name="P1"><text:span text:style-name="T2">in18</text:span></text:p>
        </draw:connector>
        <draw:custom-shape draw:style-name="gr2" draw:text-style-name="P2" xml:id="id4" draw:id="id4" draw:layer="layout" svg:width="1cm" svg:height="0.9cm" svg:x="14.139cm" svg:y="16.383cm">
          <text:p text:style-name="P1"><text:span text:style-name="T1">BUF</text:span></text:p>
          <text:p text:style-name="P1"><text:span text:style-name="T1">19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4.639cm" svg:y1="16.383cm" svg:x2="14.613cm" svg:y2="14.109cm" draw:start-shape="id4" draw:start-glue-point="0" draw:end-shape="id2" draw:end-glue-point="42" svg:d="M14639 16383l-26-2274" svg:viewBox="0 0 27 2275">
          <text:p text:style-name="P1"><text:span text:style-name="T2">in07</text:span></text:p>
        </draw:connector>
        <draw:custom-shape draw:style-name="gr2" draw:text-style-name="P2" xml:id="id5" draw:id="id5" draw:layer="layout" svg:width="1cm" svg:height="0.9cm" svg:x="32.439cm" svg:y="16.383cm">
          <text:p text:style-name="P1"><text:span text:style-name="T1">BUF</text:span></text:p>
          <text:p text:style-name="P1"><text:span text:style-name="T1">200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2.939cm" svg:y1="16.383cm" svg:x2="32.911cm" svg:y2="14.109cm" draw:start-shape="id5" draw:start-glue-point="0" draw:end-shape="id2" draw:end-glue-point="58" svg:d="M32939 16383l-28-2274" svg:viewBox="0 0 29 2275">
          <text:p text:style-name="P1"><text:span text:style-name="T2">in23</text:span></text:p>
        </draw:connector>
        <draw:custom-shape draw:style-name="gr2" draw:text-style-name="P2" xml:id="id6" draw:id="id6" draw:layer="layout" svg:width="1cm" svg:height="0.9cm" svg:x="9.439cm" svg:y="16.383cm">
          <text:p text:style-name="P1"><text:span text:style-name="T1">BUF</text:span></text:p>
          <text:p text:style-name="P1"><text:span text:style-name="T1">22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9.939cm" svg:y1="16.383cm" svg:x2="9.913cm" svg:y2="14.109cm" draw:start-shape="id6" draw:start-glue-point="0" draw:end-shape="id2" draw:end-glue-point="38" svg:d="M9939 16383l-26-2274" svg:viewBox="0 0 27 2275">
          <text:p text:style-name="P1"><text:span text:style-name="T2">in03</text:span></text:p>
        </draw:connector>
        <draw:custom-shape draw:style-name="gr2" draw:text-style-name="P2" xml:id="id7" draw:id="id7" draw:layer="layout" svg:width="1cm" svg:height="0.9cm" svg:x="19.939cm" svg:y="16.383cm">
          <text:p text:style-name="P1"><text:span text:style-name="T1">BUF</text:span></text:p>
          <text:p text:style-name="P1"><text:span text:style-name="T1">230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0.439cm" svg:y1="16.383cm" svg:x2="20.416cm" svg:y2="14.109cm" draw:start-shape="id7" draw:start-glue-point="0" draw:end-shape="id2" draw:end-glue-point="47" svg:d="M20439 16383l-23-2274" svg:viewBox="0 0 24 2275">
          <text:p text:style-name="P1"><text:span text:style-name="T2">in12</text:span></text:p>
        </draw:connector>
        <draw:custom-shape draw:style-name="gr2" draw:text-style-name="P2" xml:id="id8" draw:id="id8" draw:layer="layout" svg:width="1cm" svg:height="0.9cm" svg:x="6.139cm" svg:y="16.383cm">
          <text:p text:style-name="P1"><text:span text:style-name="T1">BUF</text:span></text:p>
          <text:p text:style-name="P1"><text:span text:style-name="T1">231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.639cm" svg:y1="16.383cm" svg:x2="6.613cm" svg:y2="14.109cm" draw:start-shape="id8" draw:start-glue-point="0" draw:end-shape="id2" draw:end-glue-point="35" svg:d="M6639 16383l-26-2274" svg:viewBox="0 0 27 2275">
          <text:p text:style-name="P1"><text:span text:style-name="T2">in00</text:span></text:p>
        </draw:connector>
        <draw:custom-shape draw:style-name="gr2" draw:text-style-name="P2" xml:id="id9" draw:id="id9" draw:layer="layout" svg:width="1cm" svg:height="0.9cm" svg:x="30.039cm" svg:y="16.383cm">
          <text:p text:style-name="P1"><text:span text:style-name="T1">BUF</text:span></text:p>
          <text:p text:style-name="P1"><text:span text:style-name="T1">241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0.539cm" svg:y1="16.383cm" svg:x2="30.51cm" svg:y2="14.109cm" draw:start-shape="id9" draw:start-glue-point="0" draw:end-shape="id2" draw:end-glue-point="56" svg:d="M30539 16383l-29-2274" svg:viewBox="0 0 30 2275">
          <text:p text:style-name="P1"><text:span text:style-name="T2">in21</text:span></text:p>
        </draw:connector>
        <draw:custom-shape draw:style-name="gr2" draw:text-style-name="P2" xml:id="id10" draw:id="id10" draw:layer="layout" svg:width="1cm" svg:height="0.9cm" svg:x="21.039cm" svg:y="16.383cm">
          <text:p text:style-name="P1"><text:span text:style-name="T1">BUF</text:span></text:p>
          <text:p text:style-name="P1"><text:span text:style-name="T1">241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1.539cm" svg:y1="16.383cm" svg:x2="21.508cm" svg:y2="14.109cm" draw:start-shape="id10" draw:start-glue-point="0" draw:end-shape="id2" draw:end-glue-point="48" svg:d="M21539 16383l-31-2274" svg:viewBox="0 0 32 2275">
          <text:p text:style-name="P1"><text:span text:style-name="T2">in13</text:span></text:p>
        </draw:connector>
        <draw:custom-shape draw:style-name="gr2" draw:text-style-name="P2" xml:id="id11" draw:id="id11" draw:layer="layout" svg:width="1cm" svg:height="0.9cm" svg:x="27.839cm" svg:y="16.383cm">
          <text:p text:style-name="P1"><text:span text:style-name="T1">BUF</text:span></text:p>
          <text:p text:style-name="P1"><text:span text:style-name="T1">250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8.339cm" svg:y1="16.383cm" svg:x2="28.31cm" svg:y2="14.109cm" draw:start-shape="id11" draw:start-glue-point="0" draw:end-shape="id2" draw:end-glue-point="54" svg:d="M28339 16383l-29-2274" svg:viewBox="0 0 30 2275">
          <text:p text:style-name="P1"><text:span text:style-name="T2">in19</text:span></text:p>
        </draw:connector>
        <draw:custom-shape draw:style-name="gr2" draw:text-style-name="P2" xml:id="id12" draw:id="id12" draw:layer="layout" svg:width="1cm" svg:height="0.9cm" svg:x="10.639cm" svg:y="16.383cm">
          <text:p text:style-name="P1"><text:span text:style-name="T1">BUF</text:span></text:p>
          <text:p text:style-name="P1"><text:span text:style-name="T1">25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.139cm" svg:y1="16.383cm" svg:x2="11.115cm" svg:y2="14.109cm" draw:start-shape="id12" draw:start-glue-point="0" draw:end-shape="id2" draw:end-glue-point="39" svg:d="M11139 16383l-24-2274" svg:viewBox="0 0 25 2275">
          <text:p text:style-name="P1"><text:span text:style-name="T2">in04</text:span></text:p>
        </draw:connector>
        <draw:custom-shape draw:style-name="gr2" draw:text-style-name="P2" xml:id="id13" draw:id="id13" draw:layer="layout" svg:width="1cm" svg:height="0.9cm" svg:x="28.939cm" svg:y="16.383cm">
          <text:p text:style-name="P1"><text:span text:style-name="T1">BUF</text:span></text:p>
          <text:p text:style-name="P1"><text:span text:style-name="T1">261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9.439cm" svg:y1="16.383cm" svg:x2="29.41cm" svg:y2="14.109cm" draw:start-shape="id13" draw:start-glue-point="0" draw:end-shape="id2" draw:end-glue-point="55" svg:d="M29439 16383l-29-2274" svg:viewBox="0 0 30 2275">
          <text:p text:style-name="P1"><text:span text:style-name="T2">in20</text:span></text:p>
        </draw:connector>
        <draw:custom-shape draw:style-name="gr2" draw:text-style-name="P2" xml:id="id14" draw:id="id14" draw:layer="layout" svg:width="1cm" svg:height="0.9cm" svg:x="7.239cm" svg:y="16.383cm">
          <text:p text:style-name="P1"><text:span text:style-name="T1">BUF</text:span></text:p>
          <text:p text:style-name="P1"><text:span text:style-name="T1">302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739cm" svg:y1="16.383cm" svg:x2="7.713cm" svg:y2="14.109cm" draw:start-shape="id14" draw:start-glue-point="0" draw:end-shape="id2" draw:end-glue-point="36" svg:d="M7739 16383l-26-2274" svg:viewBox="0 0 27 2275">
          <text:p text:style-name="P1"><text:span text:style-name="T2">in01</text:span></text:p>
        </draw:connector>
        <draw:custom-shape draw:style-name="gr2" draw:text-style-name="P2" xml:id="id15" draw:id="id15" draw:layer="layout" svg:width="1cm" svg:height="0.9cm" svg:x="8.339cm" svg:y="16.383cm">
          <text:p text:style-name="P1"><text:span text:style-name="T1">BUF</text:span></text:p>
          <text:p text:style-name="P1"><text:span text:style-name="T1">262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839cm" svg:y1="16.383cm" svg:x2="8.84cm" svg:y2="14.083cm" draw:start-shape="id15" draw:start-glue-point="0" svg:d="M8839 16383l1-2300" svg:viewBox="0 0 2 2301">
          <text:p text:style-name="P1"><text:span text:style-name="T2">in02</text:span></text:p>
        </draw:connector>
        <draw:custom-shape draw:style-name="gr2" draw:text-style-name="P2" xml:id="id16" draw:id="id16" draw:layer="layout" svg:width="1cm" svg:height="0.9cm" svg:x="11.739cm" svg:y="16.383cm">
          <text:p text:style-name="P1"><text:span text:style-name="T1">BUF</text:span></text:p>
          <text:p text:style-name="P1"><text:span text:style-name="T1">262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239cm" svg:y1="16.383cm" svg:x2="12.215cm" svg:y2="14.109cm" draw:start-shape="id16" draw:start-glue-point="0" draw:end-shape="id2" draw:end-glue-point="40" svg:d="M12239 16383l-24-2274" svg:viewBox="0 0 25 2275">
          <text:p text:style-name="P1"><text:span text:style-name="T2">in05</text:span></text:p>
        </draw:connector>
        <draw:custom-shape draw:style-name="gr2" draw:text-style-name="P2" xml:id="id17" draw:id="id17" draw:layer="layout" svg:width="1cm" svg:height="0.9cm" svg:x="12.939cm" svg:y="16.383cm">
          <text:p text:style-name="P1"><text:span text:style-name="T1">BUF</text:span></text:p>
          <text:p text:style-name="P1"><text:span text:style-name="T1">283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3.439cm" svg:y1="16.383cm" svg:x2="13.414cm" svg:y2="14.109cm" draw:start-shape="id17" draw:start-glue-point="0" draw:end-shape="id2" draw:end-glue-point="41" svg:d="M13439 16383l-25-2274" svg:viewBox="0 0 26 2275">
          <text:p text:style-name="P1"><text:span text:style-name="T2">in06</text:span></text:p>
        </draw:connector>
        <draw:custom-shape draw:style-name="gr2" draw:text-style-name="P2" xml:id="id18" draw:id="id18" draw:layer="layout" svg:width="1cm" svg:height="0.9cm" svg:x="16.539cm" svg:y="16.383cm">
          <text:p text:style-name="P1"><text:span text:style-name="T1">BUF</text:span></text:p>
          <text:p text:style-name="P1"><text:span text:style-name="T1">292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7.039cm" svg:y1="16.383cm" svg:x2="17.013cm" svg:y2="14.109cm" draw:start-shape="id18" draw:start-glue-point="0" draw:end-shape="id2" draw:end-glue-point="44" svg:d="M17039 16383l-26-2274" svg:viewBox="0 0 27 2275">
          <text:p text:style-name="P1"><text:span text:style-name="T2">in09</text:span></text:p>
        </draw:connector>
        <draw:custom-shape draw:style-name="gr2" draw:text-style-name="P2" xml:id="id19" draw:id="id19" draw:layer="layout" svg:width="1cm" svg:height="0.9cm" svg:x="17.739cm" svg:y="16.383cm">
          <text:p text:style-name="P1"><text:span text:style-name="T1">BUF</text:span></text:p>
          <text:p text:style-name="P1"><text:span text:style-name="T1">292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8.239cm" svg:y1="16.383cm" svg:x2="18.215cm" svg:y2="14.109cm" draw:start-shape="id19" draw:start-glue-point="0" draw:end-shape="id2" draw:end-glue-point="45" svg:d="M18239 16383l-24-2274" svg:viewBox="0 0 25 2275">
          <text:p text:style-name="P1"><text:span text:style-name="T2">in10</text:span></text:p>
        </draw:connector>
        <draw:custom-shape draw:style-name="gr2" draw:text-style-name="P2" xml:id="id20" draw:id="id20" draw:layer="layout" svg:width="1cm" svg:height="0.9cm" svg:x="18.839cm" svg:y="16.383cm">
          <text:p text:style-name="P1"><text:span text:style-name="T1">BUF</text:span></text:p>
          <text:p text:style-name="P1"><text:span text:style-name="T1">283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9.339cm" svg:y1="16.383cm" svg:x2="19.316cm" svg:y2="14.109cm" draw:start-shape="id20" draw:start-glue-point="0" draw:end-shape="id2" draw:end-glue-point="46" svg:d="M19339 16383l-23-2274" svg:viewBox="0 0 24 2275">
          <text:p text:style-name="P1"><text:span text:style-name="T2">in11</text:span></text:p>
        </draw:connector>
        <draw:custom-shape draw:style-name="gr2" draw:text-style-name="P2" xml:id="id21" draw:id="id21" draw:layer="layout" svg:width="1cm" svg:height="0.9cm" svg:x="22.139cm" svg:y="16.383cm">
          <text:p text:style-name="P1"><text:span text:style-name="T1">BUF</text:span></text:p>
          <text:p text:style-name="P1"><text:span text:style-name="T1">292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2.639cm" svg:y1="16.383cm" svg:x2="22.608cm" svg:y2="14.109cm" draw:start-shape="id21" draw:start-glue-point="0" draw:end-shape="id2" draw:end-glue-point="49" svg:d="M22639 16383l-31-2274" svg:viewBox="0 0 32 2275">
          <text:p text:style-name="P1"><text:span text:style-name="T2">in14</text:span></text:p>
        </draw:connector>
        <draw:custom-shape draw:style-name="gr2" draw:text-style-name="P2" xml:id="id22" draw:id="id22" draw:layer="layout" svg:width="1cm" svg:height="0.9cm" svg:x="23.339cm" svg:y="16.383cm">
          <text:p text:style-name="P1"><text:span text:style-name="T1">BUF</text:span></text:p>
          <text:p text:style-name="P1"><text:span text:style-name="T1">302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3.839cm" svg:y1="16.383cm" svg:x2="23.81cm" svg:y2="14.109cm" draw:start-shape="id22" draw:start-glue-point="0" draw:end-shape="id2" draw:end-glue-point="50" svg:d="M23839 16383l-29-2274" svg:viewBox="0 0 30 2275">
          <text:p text:style-name="P1"><text:span text:style-name="T2">in15</text:span></text:p>
        </draw:connector>
        <draw:custom-shape draw:style-name="gr2" draw:text-style-name="P2" xml:id="id23" draw:id="id23" draw:layer="layout" svg:width="1cm" svg:height="0.9cm" svg:x="24.439cm" svg:y="16.383cm">
          <text:p text:style-name="P1"><text:span text:style-name="T1">BUF</text:span></text:p>
          <text:p text:style-name="P1"><text:span text:style-name="T1">282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4.939cm" svg:y1="16.383cm" svg:x2="24.911cm" svg:y2="14.109cm" draw:start-shape="id23" draw:start-glue-point="0" draw:end-shape="id2" draw:end-glue-point="51" svg:d="M24939 16383l-28-2274" svg:viewBox="0 0 29 2275">
          <text:p text:style-name="P1"><text:span text:style-name="T2">in16</text:span></text:p>
        </draw:connector>
        <draw:custom-shape draw:style-name="gr2" draw:text-style-name="P2" xml:id="id24" draw:id="id24" draw:layer="layout" svg:width="1cm" svg:height="0.9cm" svg:x="25.539cm" svg:y="16.383cm">
          <text:p text:style-name="P1"><text:span text:style-name="T1">BUF</text:span></text:p>
          <text:p text:style-name="P1"><text:span text:style-name="T1">282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.039cm" svg:y1="16.383cm" svg:x2="26.011cm" svg:y2="14.109cm" draw:start-shape="id24" draw:start-glue-point="0" draw:end-shape="id2" draw:end-glue-point="52" svg:d="M26039 16383l-28-2274" svg:viewBox="0 0 29 2275">
          <text:p text:style-name="P1"><text:span text:style-name="T2">in17</text:span></text:p>
        </draw:connector>
        <draw:custom-shape draw:style-name="gr2" draw:text-style-name="P2" xml:id="id25" draw:id="id25" draw:layer="layout" svg:width="1cm" svg:height="0.9cm" svg:x="31.239cm" svg:y="16.383cm">
          <text:p text:style-name="P1"><text:span text:style-name="T1">BUF</text:span></text:p>
          <text:p text:style-name="P1"><text:span text:style-name="T1">302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1.739cm" svg:y1="16.383cm" svg:x2="31.709cm" svg:y2="14.109cm" draw:start-shape="id25" draw:start-glue-point="0" draw:end-shape="id2" draw:end-glue-point="57" svg:d="M31739 16383l-30-2274" svg:viewBox="0 0 31 2275">
          <text:p text:style-name="P1"><text:span text:style-name="T2">in22</text:span></text:p>
        </draw:connector>
        <draw:custom-shape draw:style-name="gr2" draw:text-style-name="P2" xml:id="id26" draw:id="id26" draw:layer="layout" svg:width="1cm" svg:height="0.9cm" svg:x="33.639cm" svg:y="16.383cm">
          <text:p text:style-name="P1"><text:span text:style-name="T1">BUF</text:span></text:p>
          <text:p text:style-name="P1"><text:span text:style-name="T1">302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4.139cm" svg:y1="16.383cm" svg:x2="34.109cm" svg:y2="14.109cm" draw:start-shape="id26" draw:start-glue-point="0" draw:end-shape="id2" draw:end-glue-point="59" svg:d="M34139 16383l-30-2274" svg:viewBox="0 0 31 2275">
          <text:p text:style-name="P1"><text:span text:style-name="T2">in24</text:span></text:p>
        </draw:connector>
        <draw:custom-shape draw:style-name="gr2" draw:text-style-name="P2" xml:id="id27" draw:id="id27" draw:layer="layout" svg:width="1cm" svg:height="0.9cm" svg:x="34.839cm" svg:y="16.383cm">
          <text:p text:style-name="P1"><text:span text:style-name="T1">BUF</text:span></text:p>
          <text:p text:style-name="P1"><text:span text:style-name="T1">292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5.339cm" svg:y1="16.383cm" svg:x2="35.311cm" svg:y2="14.109cm" draw:start-shape="id27" draw:start-glue-point="0" draw:end-shape="id2" draw:end-glue-point="60" svg:d="M35339 16383l-28-2274" svg:viewBox="0 0 29 2275">
          <text:p text:style-name="P1"><text:span text:style-name="T2">in25</text:span></text:p>
        </draw:connector>
        <draw:custom-shape draw:style-name="gr4" draw:text-style-name="P2" xml:id="id28" draw:id="id28" draw:layer="layout" svg:width="2.1cm" svg:height="0.9cm" svg:x="75.912cm" svg:y="20.509cm">
          <text:p text:style-name="P1"><text:span text:style-name="T1">DFF (clk12)</text:span></text:p>
          <text:p text:style-name="P1"><text:span text:style-name="T1">375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6.962cm" svg:y1="20.509cm" svg:x2="35.339cm" svg:y2="17.283cm" draw:start-shape="id28" draw:start-glue-point="0" draw:end-shape="id27" draw:end-glue-point="2" svg:d="M76962 20509l-41623-3226" svg:viewBox="0 0 41624 3227">
          <text:p/>
        </draw:connector>
        <draw:connector draw:style-name="gr5" draw:text-style-name="P1" draw:layer="layout" draw:type="line" svg:x1="76.962cm" svg:y1="20.509cm" svg:x2="75.886cm" svg:y2="17.309cm" draw:start-shape="id28" draw:start-glue-point="0" draw:end-shape="id29" draw:end-glue-point="2" svg:d="M76962 20509l-1076-3200" svg:viewBox="0 0 1077 3201">
          <text:p/>
        </draw:connector>
        <draw:custom-shape draw:style-name="gr2" draw:text-style-name="P2" xml:id="id29" draw:id="id29" draw:layer="layout" svg:width="1cm" svg:height="0.9cm" svg:x="75.386cm" svg:y="16.409cm">
          <text:p text:style-name="P1"><text:span text:style-name="T1">BUF</text:span></text:p>
          <text:p text:style-name="P1"><text:span text:style-name="T1">294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0" draw:id="id30" draw:layer="layout" svg:width="2.1cm" svg:height="0.9cm" svg:x="59.812cm" svg:y="20.509cm">
          <text:p text:style-name="P1"><text:span text:style-name="T1">DFF (clk12)</text:span></text:p>
          <text:p text:style-name="P1"><text:span text:style-name="T1">293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0.862cm" svg:y1="20.509cm" svg:x2="27.239cm" svg:y2="17.283cm" draw:start-shape="id30" draw:start-glue-point="0" draw:end-shape="id3" draw:end-glue-point="2" svg:d="M60862 20509l-33623-3226" svg:viewBox="0 0 33624 3227">
          <text:p/>
        </draw:connector>
        <draw:custom-shape draw:style-name="gr4" draw:text-style-name="P2" xml:id="id31" draw:id="id31" draw:layer="layout" svg:width="2.1cm" svg:height="0.9cm" svg:x="73.612cm" svg:y="20.509cm">
          <text:p text:style-name="P1"><text:span text:style-name="T1">DFF (clk12)</text:span></text:p>
          <text:p text:style-name="P1"><text:span text:style-name="T1">387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4.662cm" svg:y1="20.509cm" svg:x2="34.139cm" svg:y2="17.283cm" draw:start-shape="id31" draw:start-glue-point="0" draw:end-shape="id26" draw:end-glue-point="2" svg:d="M74662 20509l-40523-3226" svg:viewBox="0 0 40524 3227">
          <text:p/>
        </draw:connector>
        <draw:custom-shape draw:style-name="gr2" draw:text-style-name="P2" xml:id="id32" draw:id="id32" draw:layer="layout" svg:width="1cm" svg:height="0.9cm" svg:x="74.186cm" svg:y="16.409cm">
          <text:p text:style-name="P1"><text:span text:style-name="T1">BUF</text:span></text:p>
          <text:p text:style-name="P1"><text:span text:style-name="T1">338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4.662cm" svg:y1="20.509cm" svg:x2="74.686cm" svg:y2="17.309cm" draw:start-shape="id31" draw:start-glue-point="0" draw:end-shape="id32" draw:end-glue-point="2" svg:d="M74662 20509l24-3200" svg:viewBox="0 0 25 3201">
          <text:p/>
        </draw:connector>
        <draw:custom-shape draw:style-name="gr4" draw:text-style-name="P2" xml:id="id35" draw:id="id35" draw:layer="layout" svg:width="2.1cm" svg:height="0.9cm" svg:x="69.012cm" svg:y="20.509cm">
          <text:p text:style-name="P1"><text:span text:style-name="T1">DFF (clk12)</text:span></text:p>
          <text:p text:style-name="P1"><text:span text:style-name="T1">303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3" draw:id="id33" draw:layer="layout" svg:width="2.1cm" svg:height="0.9cm" svg:x="71.312cm" svg:y="20.509cm">
          <text:p text:style-name="P1"><text:span text:style-name="T1">DFF (clk12)</text:span></text:p>
          <text:p text:style-name="P1"><text:span text:style-name="T1">368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cm" svg:height="0.9cm" svg:x="72.986cm" svg:y="16.409cm">
          <text:p text:style-name="P1"><text:span text:style-name="T1">BUF</text:span></text:p>
          <text:p text:style-name="P1"><text:span text:style-name="T1">-122-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2.362cm" svg:y1="20.509cm" svg:x2="32.939cm" svg:y2="17.283cm" draw:start-shape="id33" draw:start-glue-point="0" draw:end-shape="id5" draw:end-glue-point="2" svg:d="M72362 20509l-39423-3226" svg:viewBox="0 0 39424 3227">
          <text:p/>
        </draw:connector>
        <draw:connector draw:style-name="gr5" draw:text-style-name="P1" draw:layer="layout" draw:type="line" svg:x1="72.362cm" svg:y1="20.509cm" svg:x2="73.486cm" svg:y2="17.309cm" draw:start-shape="id33" draw:start-glue-point="0" draw:end-shape="id34" draw:end-glue-point="2" svg:d="M72362 20509l1124-3200" svg:viewBox="0 0 1125 3201">
          <text:p/>
        </draw:connector>
        <draw:connector draw:style-name="gr5" draw:text-style-name="P1" draw:layer="layout" draw:type="line" svg:x1="70.062cm" svg:y1="20.509cm" svg:x2="31.739cm" svg:y2="17.283cm" draw:start-shape="id35" draw:start-glue-point="0" draw:end-shape="id25" draw:end-glue-point="2" svg:d="M70062 20509l-38323-3226" svg:viewBox="0 0 38324 3227">
          <text:p/>
        </draw:connector>
        <draw:custom-shape draw:style-name="gr2" draw:text-style-name="P2" xml:id="id36" draw:id="id36" draw:layer="layout" svg:width="1cm" svg:height="0.9cm" svg:x="71.786cm" svg:y="16.409cm">
          <text:p text:style-name="P1"><text:span text:style-name="T1">BUF</text:span></text:p>
          <text:p text:style-name="P1"><text:span text:style-name="T1">-121-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0.062cm" svg:y1="20.509cm" svg:x2="72.286cm" svg:y2="17.309cm" draw:start-shape="id35" draw:start-glue-point="0" draw:end-shape="id36" draw:end-glue-point="2" svg:d="M70062 20509l2224-3200" svg:viewBox="0 0 2225 3201">
          <text:p/>
        </draw:connector>
        <draw:custom-shape draw:style-name="gr4" draw:text-style-name="P2" xml:id="id37" draw:id="id37" draw:layer="layout" svg:width="2.1cm" svg:height="0.9cm" svg:x="66.712cm" svg:y="20.509cm">
          <text:p text:style-name="P1"><text:span text:style-name="T1">DFF (clk12)</text:span></text:p>
          <text:p text:style-name="P1"><text:span text:style-name="T1">334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7.762cm" svg:y1="20.509cm" svg:x2="30.539cm" svg:y2="17.283cm" draw:start-shape="id37" draw:start-glue-point="0" draw:end-shape="id9" draw:end-glue-point="2" svg:d="M67762 20509l-37223-3226" svg:viewBox="0 0 37224 3227">
          <text:p/>
        </draw:connector>
        <draw:custom-shape draw:style-name="gr2" draw:text-style-name="P2" xml:id="id38" draw:id="id38" draw:layer="layout" svg:width="1cm" svg:height="0.9cm" svg:x="70.586cm" svg:y="16.409cm">
          <text:p text:style-name="P1"><text:span text:style-name="T1">BUF</text:span></text:p>
          <text:p text:style-name="P1"><text:span text:style-name="T1">294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7.762cm" svg:y1="20.509cm" svg:x2="71.086cm" svg:y2="17.309cm" draw:start-shape="id37" draw:start-glue-point="0" draw:end-shape="id38" draw:end-glue-point="2" svg:d="M67762 20509l3324-3200" svg:viewBox="0 0 3325 3201">
          <text:p/>
        </draw:connector>
        <draw:custom-shape draw:style-name="gr4" draw:text-style-name="P2" xml:id="id39" draw:id="id39" draw:layer="layout" svg:width="2.1cm" svg:height="0.9cm" svg:x="64.412cm" svg:y="20.509cm">
          <text:p text:style-name="P1"><text:span text:style-name="T1">DFF (clk12)</text:span></text:p>
          <text:p text:style-name="P1"><text:span text:style-name="T1">376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5.462cm" svg:y1="20.509cm" svg:x2="29.439cm" svg:y2="17.283cm" draw:start-shape="id39" draw:start-glue-point="0" draw:end-shape="id13" draw:end-glue-point="2" svg:d="M65462 20509l-36023-3226" svg:viewBox="0 0 36024 3227">
          <text:p/>
        </draw:connector>
        <draw:custom-shape draw:style-name="gr2" draw:text-style-name="P2" xml:id="id40" draw:id="id40" draw:layer="layout" svg:width="1cm" svg:height="0.9cm" svg:x="69.386cm" svg:y="16.409cm">
          <text:p text:style-name="P1"><text:span text:style-name="T1">BUF</text:span></text:p>
          <text:p text:style-name="P1"><text:span text:style-name="T1">295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5.462cm" svg:y1="20.509cm" svg:x2="69.886cm" svg:y2="17.309cm" draw:start-shape="id39" draw:start-glue-point="0" draw:end-shape="id40" draw:end-glue-point="2" svg:d="M65462 20509l4424-3200" svg:viewBox="0 0 4425 3201">
          <text:p/>
        </draw:connector>
        <draw:custom-shape draw:style-name="gr4" draw:text-style-name="P2" xml:id="id41" draw:id="id41" draw:layer="layout" svg:width="2.1cm" svg:height="0.9cm" svg:x="62.112cm" svg:y="20.509cm">
          <text:p text:style-name="P1"><text:span text:style-name="T1">DFF (clk12)</text:span></text:p>
          <text:p text:style-name="P1"><text:span text:style-name="T1">316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3.162cm" svg:y1="20.509cm" svg:x2="28.339cm" svg:y2="17.283cm" draw:start-shape="id41" draw:start-glue-point="0" draw:end-shape="id11" draw:end-glue-point="2" svg:d="M63162 20509l-34823-3226" svg:viewBox="0 0 34824 3227">
          <text:p/>
        </draw:connector>
        <draw:connector draw:style-name="gr5" draw:text-style-name="P1" draw:layer="layout" draw:type="line" svg:x1="63.162cm" svg:y1="20.509cm" svg:x2="68.686cm" svg:y2="17.309cm" draw:start-shape="id41" draw:start-glue-point="0" draw:end-shape="id42" draw:end-glue-point="2" svg:d="M63162 20509l5524-3200" svg:viewBox="0 0 5525 3201">
          <text:p/>
        </draw:connector>
        <draw:custom-shape draw:style-name="gr2" draw:text-style-name="P2" xml:id="id42" draw:id="id42" draw:layer="layout" svg:width="1cm" svg:height="0.9cm" svg:x="68.186cm" svg:y="16.409cm">
          <text:p text:style-name="P1"><text:span text:style-name="T1">BUF</text:span></text:p>
          <text:p text:style-name="P1"><text:span text:style-name="T1">-120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cm" svg:height="0.9cm" svg:x="66.986cm" svg:y="16.409cm">
          <text:p text:style-name="P1"><text:span text:style-name="T1">BUF</text:span></text:p>
          <text:p text:style-name="P1"><text:span text:style-name="T1">293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0.862cm" svg:y1="20.509cm" svg:x2="67.486cm" svg:y2="17.309cm" draw:start-shape="id30" draw:start-glue-point="0" draw:end-shape="id43" draw:end-glue-point="2" svg:d="M60862 20509l6624-3200" svg:viewBox="0 0 6625 3201">
          <text:p/>
        </draw:connector>
        <draw:custom-shape draw:style-name="gr4" draw:text-style-name="P2" xml:id="id44" draw:id="id44" draw:layer="layout" svg:width="2.1cm" svg:height="0.9cm" svg:x="57.512cm" svg:y="20.509cm">
          <text:p text:style-name="P1"><text:span text:style-name="T1">DFF (clk12)</text:span></text:p>
          <text:p text:style-name="P1"><text:span text:style-name="T1">293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8.562cm" svg:y1="20.509cm" svg:x2="26.039cm" svg:y2="17.283cm" draw:start-shape="id44" draw:start-glue-point="0" draw:end-shape="id24" draw:end-glue-point="2" svg:d="M58562 20509l-32523-3226" svg:viewBox="0 0 32524 3227">
          <text:p/>
        </draw:connector>
        <draw:custom-shape draw:style-name="gr2" draw:text-style-name="P2" xml:id="id45" draw:id="id45" draw:layer="layout" svg:width="1cm" svg:height="0.9cm" svg:x="65.786cm" svg:y="16.409cm">
          <text:p text:style-name="P1"><text:span text:style-name="T1">BUF</text:span></text:p>
          <text:p text:style-name="P1"><text:span text:style-name="T1">283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8.562cm" svg:y1="20.509cm" svg:x2="66.286cm" svg:y2="17.309cm" draw:start-shape="id44" draw:start-glue-point="0" draw:end-shape="id45" draw:end-glue-point="2" svg:d="M58562 20509l7724-3200" svg:viewBox="0 0 7725 3201">
          <text:p/>
        </draw:connector>
        <draw:custom-shape draw:style-name="gr4" draw:text-style-name="P2" xml:id="id46" draw:id="id46" draw:layer="layout" svg:width="2.1cm" svg:height="0.9cm" svg:x="55.212cm" svg:y="20.509cm">
          <text:p text:style-name="P1"><text:span text:style-name="T1">DFF (clk12)</text:span></text:p>
          <text:p text:style-name="P1"><text:span text:style-name="T1">313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7" draw:id="id47" draw:layer="layout" svg:width="1cm" svg:height="0.9cm" svg:x="64.586cm" svg:y="16.409cm">
          <text:p text:style-name="P1"><text:span text:style-name="T1">BUF</text:span></text:p>
          <text:p text:style-name="P1"><text:span text:style-name="T1">293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6.262cm" svg:y1="20.509cm" svg:x2="65.086cm" svg:y2="17.309cm" draw:start-shape="id46" draw:start-glue-point="0" draw:end-shape="id47" draw:end-glue-point="2" svg:d="M56262 20509l8824-3200" svg:viewBox="0 0 8825 3201">
          <text:p/>
        </draw:connector>
        <draw:connector draw:style-name="gr5" draw:text-style-name="P1" draw:layer="layout" draw:type="line" svg:x1="56.262cm" svg:y1="20.509cm" svg:x2="24.939cm" svg:y2="17.283cm" draw:start-shape="id46" draw:start-glue-point="0" draw:end-shape="id23" draw:end-glue-point="2" svg:d="M56262 20509l-31323-3226" svg:viewBox="0 0 31324 3227">
          <text:p/>
        </draw:connector>
        <draw:custom-shape draw:style-name="gr4" draw:text-style-name="P2" xml:id="id48" draw:id="id48" draw:layer="layout" svg:width="2.1cm" svg:height="0.9cm" svg:x="52.912cm" svg:y="20.509cm">
          <text:p text:style-name="P1"><text:span text:style-name="T1">DFF (clk12)</text:span></text:p>
          <text:p text:style-name="P1"><text:span text:style-name="T1">313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3.962cm" svg:y1="20.509cm" svg:x2="23.839cm" svg:y2="17.283cm" draw:start-shape="id48" draw:start-glue-point="0" draw:end-shape="id22" draw:end-glue-point="2" svg:d="M53962 20509l-30123-3226" svg:viewBox="0 0 30124 3227">
          <text:p/>
        </draw:connector>
        <draw:custom-shape draw:style-name="gr2" draw:text-style-name="P2" xml:id="id49" draw:id="id49" draw:layer="layout" svg:width="1cm" svg:height="0.9cm" svg:x="63.386cm" svg:y="16.409cm">
          <text:p text:style-name="P1"><text:span text:style-name="T1">BUF</text:span></text:p>
          <text:p text:style-name="P1"><text:span text:style-name="T1">303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3.962cm" svg:y1="20.509cm" svg:x2="63.886cm" svg:y2="17.309cm" draw:start-shape="id48" draw:start-glue-point="0" draw:end-shape="id49" draw:end-glue-point="2" svg:d="M53962 20509l9924-3200" svg:viewBox="0 0 9925 3201">
          <text:p/>
        </draw:connector>
        <draw:custom-shape draw:style-name="gr4" draw:text-style-name="P2" xml:id="id50" draw:id="id50" draw:layer="layout" svg:width="2.1cm" svg:height="0.9cm" svg:x="50.612cm" svg:y="20.509cm">
          <text:p text:style-name="P1"><text:span text:style-name="T1">DFF (clk12)</text:span></text:p>
          <text:p text:style-name="P1"><text:span text:style-name="T1">303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1.662cm" svg:y1="20.509cm" svg:x2="22.639cm" svg:y2="17.283cm" draw:start-shape="id50" draw:start-glue-point="0" draw:end-shape="id21" draw:end-glue-point="2" svg:d="M51662 20509l-29023-3226" svg:viewBox="0 0 29024 3227">
          <text:p/>
        </draw:connector>
        <draw:custom-shape draw:style-name="gr2" draw:text-style-name="P2" xml:id="id51" draw:id="id51" draw:layer="layout" svg:width="1cm" svg:height="0.9cm" svg:x="62.186cm" svg:y="16.409cm">
          <text:p text:style-name="P1"><text:span text:style-name="T1">BUF</text:span></text:p>
          <text:p text:style-name="P1"><text:span text:style-name="T1">293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1.662cm" svg:y1="20.509cm" svg:x2="62.686cm" svg:y2="17.309cm" draw:start-shape="id50" draw:start-glue-point="0" draw:end-shape="id51" draw:end-glue-point="2" svg:d="M51662 20509l11024-3200" svg:viewBox="0 0 11025 3201">
          <text:p/>
        </draw:connector>
        <draw:custom-shape draw:style-name="gr4" draw:text-style-name="P2" xml:id="id52" draw:id="id52" draw:layer="layout" svg:width="2.1cm" svg:height="0.9cm" svg:x="48.312cm" svg:y="20.509cm">
          <text:p text:style-name="P1"><text:span text:style-name="T1">DFF (clk12)</text:span></text:p>
          <text:p text:style-name="P1"><text:span text:style-name="T1">274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3" draw:id="id53" draw:layer="layout" svg:width="1cm" svg:height="0.9cm" svg:x="60.986cm" svg:y="16.409cm">
          <text:p text:style-name="P1"><text:span text:style-name="T1">BUF</text:span></text:p>
          <text:p text:style-name="P1"><text:span text:style-name="T1">274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9.362cm" svg:y1="20.509cm" svg:x2="21.539cm" svg:y2="17.283cm" draw:start-shape="id52" draw:start-glue-point="0" draw:end-shape="id10" draw:end-glue-point="2" svg:d="M49362 20509l-27823-3226" svg:viewBox="0 0 27824 3227">
          <text:p/>
        </draw:connector>
        <draw:connector draw:style-name="gr5" draw:text-style-name="P1" draw:layer="layout" draw:type="line" svg:x1="49.362cm" svg:y1="20.509cm" svg:x2="61.486cm" svg:y2="17.309cm" draw:start-shape="id52" draw:start-glue-point="0" draw:end-shape="id53" draw:end-glue-point="2" svg:d="M49362 20509l12124-3200" svg:viewBox="0 0 12125 3201">
          <text:p/>
        </draw:connector>
        <draw:custom-shape draw:style-name="gr4" draw:text-style-name="P2" xml:id="id54" draw:id="id54" draw:layer="layout" svg:width="2.1cm" svg:height="0.9cm" svg:x="39.112cm" svg:y="20.509cm">
          <text:p text:style-name="P1"><text:span text:style-name="T1">DFF (clk12)</text:span></text:p>
          <text:p text:style-name="P1"><text:span text:style-name="T1">345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0.162cm" svg:y1="20.509cm" svg:x2="20.439cm" svg:y2="17.283cm" draw:start-shape="id54" draw:start-glue-point="0" draw:end-shape="id7" draw:end-glue-point="2" svg:d="M40162 20509l-19723-3226" svg:viewBox="0 0 19724 3227">
          <text:p/>
        </draw:connector>
        <draw:custom-shape draw:style-name="gr2" draw:text-style-name="P2" xml:id="id55" draw:id="id55" draw:layer="layout" svg:width="1cm" svg:height="0.9cm" svg:x="56.186cm" svg:y="16.409cm">
          <text:p text:style-name="P1"><text:span text:style-name="T1">BUF</text:span></text:p>
          <text:p text:style-name="P1"><text:span text:style-name="T1">295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0.162cm" svg:y1="20.509cm" svg:x2="56.686cm" svg:y2="17.309cm" draw:start-shape="id54" draw:start-glue-point="0" draw:end-shape="id55" draw:end-glue-point="2" svg:d="M40162 20509l16524-3200" svg:viewBox="0 0 16525 3201">
          <text:p/>
        </draw:connector>
        <draw:custom-shape draw:style-name="gr4" draw:text-style-name="P2" xml:id="id56" draw:id="id56" draw:layer="layout" svg:width="2.1cm" svg:height="0.9cm" svg:x="36.812cm" svg:y="20.509cm">
          <text:p text:style-name="P1"><text:span text:style-name="T1">DFF (clk12)</text:span></text:p>
          <text:p text:style-name="P1"><text:span text:style-name="T1">304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7.862cm" svg:y1="20.509cm" svg:x2="19.339cm" svg:y2="17.283cm" draw:start-shape="id56" draw:start-glue-point="0" draw:end-shape="id20" draw:end-glue-point="2" svg:d="M37862 20509l-18523-3226" svg:viewBox="0 0 18524 3227">
          <text:p/>
        </draw:connector>
        <draw:custom-shape draw:style-name="gr2" draw:text-style-name="P2" xml:id="id57" draw:id="id57" draw:layer="layout" svg:width="1cm" svg:height="0.9cm" svg:x="54.986cm" svg:y="16.409cm">
          <text:p text:style-name="P1"><text:span text:style-name="T1">BUF</text:span></text:p>
          <text:p text:style-name="P1"><text:span text:style-name="T1">294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7.862cm" svg:y1="20.509cm" svg:x2="55.486cm" svg:y2="17.309cm" draw:start-shape="id56" draw:start-glue-point="0" draw:end-shape="id57" draw:end-glue-point="2" svg:d="M37862 20509l17624-3200" svg:viewBox="0 0 17625 3201">
          <text:p/>
        </draw:connector>
        <draw:custom-shape draw:style-name="gr4" draw:text-style-name="P2" xml:id="id58" draw:id="id58" draw:layer="layout" svg:width="2.1cm" svg:height="0.9cm" svg:x="34.512cm" svg:y="20.509cm">
          <text:p text:style-name="P1"><text:span text:style-name="T1">DFF (clk12)</text:span></text:p>
          <text:p text:style-name="P1"><text:span text:style-name="T1">334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5.562cm" svg:y1="20.509cm" svg:x2="18.239cm" svg:y2="17.283cm" draw:start-shape="id58" draw:start-glue-point="0" draw:end-shape="id19" draw:end-glue-point="2" svg:d="M35562 20509l-17323-3226" svg:viewBox="0 0 17324 3227">
          <text:p/>
        </draw:connector>
        <draw:custom-shape draw:style-name="gr2" draw:text-style-name="P2" xml:id="id59" draw:id="id59" draw:layer="layout" svg:width="1cm" svg:height="0.9cm" svg:x="53.786cm" svg:y="16.409cm">
          <text:p text:style-name="P1"><text:span text:style-name="T1">BUF</text:span></text:p>
          <text:p text:style-name="P1"><text:span text:style-name="T1">-108-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5.562cm" svg:y1="20.509cm" svg:x2="54.286cm" svg:y2="17.309cm" draw:start-shape="id58" draw:start-glue-point="0" draw:end-shape="id59" draw:end-glue-point="2" svg:d="M35562 20509l18724-3200" svg:viewBox="0 0 18725 3201">
          <text:p/>
        </draw:connector>
        <draw:custom-shape draw:style-name="gr4" draw:text-style-name="P2" xml:id="id60" draw:id="id60" draw:layer="layout" svg:width="2.1cm" svg:height="0.9cm" svg:x="32.212cm" svg:y="20.509cm">
          <text:p text:style-name="P1"><text:span text:style-name="T1">DFF (clk12)</text:span></text:p>
          <text:p text:style-name="P1"><text:span text:style-name="T1">304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3.262cm" svg:y1="20.509cm" svg:x2="17.039cm" svg:y2="17.283cm" draw:start-shape="id60" draw:start-glue-point="0" draw:end-shape="id18" draw:end-glue-point="2" svg:d="M33262 20509l-16223-3226" svg:viewBox="0 0 16224 3227">
          <text:p/>
        </draw:connector>
        <draw:custom-shape draw:style-name="gr2" draw:text-style-name="P2" xml:id="id61" draw:id="id61" draw:layer="layout" svg:width="1cm" svg:height="0.9cm" svg:x="52.586cm" svg:y="16.409cm">
          <text:p text:style-name="P1"><text:span text:style-name="T1">BUF</text:span></text:p>
          <text:p text:style-name="P1"><text:span text:style-name="T1">-105-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3.262cm" svg:y1="20.509cm" svg:x2="53.086cm" svg:y2="17.309cm" draw:start-shape="id60" draw:start-glue-point="0" draw:end-shape="id61" draw:end-glue-point="2" svg:d="M33262 20509l19824-3200" svg:viewBox="0 0 19825 3201">
          <text:p/>
        </draw:connector>
        <draw:custom-shape draw:style-name="gr2" draw:text-style-name="P2" xml:id="id63" draw:id="id63" draw:layer="layout" svg:width="1cm" svg:height="0.9cm" svg:x="51.386cm" svg:y="16.409cm">
          <text:p text:style-name="P1"><text:span text:style-name="T1">BUF</text:span></text:p>
          <text:p text:style-name="P1"><text:span text:style-name="T1">294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2" draw:id="id62" draw:layer="layout" svg:width="2.1cm" svg:height="0.9cm" svg:x="29.912cm" svg:y="20.509cm">
          <text:p text:style-name="P1"><text:span text:style-name="T1">DFF (clk12)</text:span></text:p>
          <text:p text:style-name="P1"><text:span text:style-name="T1">313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0.962cm" svg:y1="20.509cm" svg:x2="15.819cm" svg:y2="17.283cm" draw:start-shape="id62" draw:start-glue-point="0" draw:end-shape="id1" draw:end-glue-point="2" svg:d="M30962 20509l-15143-3226" svg:viewBox="0 0 15144 3227">
          <text:p/>
        </draw:connector>
        <draw:connector draw:style-name="gr5" draw:text-style-name="P1" draw:layer="layout" draw:type="line" svg:x1="30.962cm" svg:y1="20.509cm" svg:x2="51.886cm" svg:y2="17.309cm" draw:start-shape="id62" draw:start-glue-point="0" draw:end-shape="id63" draw:end-glue-point="2" svg:d="M30962 20509l20924-3200" svg:viewBox="0 0 20925 3201">
          <text:p/>
        </draw:connector>
        <draw:custom-shape draw:style-name="gr4" draw:text-style-name="P2" xml:id="id64" draw:id="id64" draw:layer="layout" svg:width="2.1cm" svg:height="0.9cm" svg:x="27.612cm" svg:y="20.509cm">
          <text:p text:style-name="P1"><text:span text:style-name="T1">DFF (clk12)</text:span></text:p>
          <text:p text:style-name="P1"><text:span text:style-name="T1">275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8.662cm" svg:y1="20.509cm" svg:x2="14.639cm" svg:y2="17.283cm" draw:start-shape="id64" draw:start-glue-point="0" draw:end-shape="id4" draw:end-glue-point="2" svg:d="M28662 20509l-14023-3226" svg:viewBox="0 0 14024 3227">
          <text:p/>
        </draw:connector>
        <draw:custom-shape draw:style-name="gr2" draw:text-style-name="P2" xml:id="id65" draw:id="id65" draw:layer="layout" svg:width="1cm" svg:height="0.9cm" svg:x="50.186cm" svg:y="16.409cm">
          <text:p text:style-name="P1"><text:span text:style-name="T1">BUF</text:span></text:p>
          <text:p text:style-name="P1"><text:span text:style-name="T1">275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8.662cm" svg:y1="20.509cm" svg:x2="50.686cm" svg:y2="17.309cm" draw:start-shape="id64" draw:start-glue-point="0" draw:end-shape="id65" draw:end-glue-point="2" svg:d="M28662 20509l22024-3200" svg:viewBox="0 0 22025 3201">
          <text:p/>
        </draw:connector>
        <draw:custom-shape draw:style-name="gr4" draw:text-style-name="P2" xml:id="id66" draw:id="id66" draw:layer="layout" svg:width="2.1cm" svg:height="0.9cm" svg:x="25.312cm" svg:y="20.509cm">
          <text:p text:style-name="P1"><text:span text:style-name="T1">DFF (clk12)</text:span></text:p>
          <text:p text:style-name="P1"><text:span text:style-name="T1">285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6.362cm" svg:y1="20.509cm" svg:x2="13.439cm" svg:y2="17.283cm" draw:start-shape="id66" draw:start-glue-point="0" draw:end-shape="id17" draw:end-glue-point="2" svg:d="M26362 20509l-12923-3226" svg:viewBox="0 0 12924 3227">
          <text:p/>
        </draw:connector>
        <draw:custom-shape draw:style-name="gr2" draw:text-style-name="P2" xml:id="id67" draw:id="id67" draw:layer="layout" svg:width="1cm" svg:height="0.9cm" svg:x="48.986cm" svg:y="16.409cm">
          <text:p text:style-name="P1"><text:span text:style-name="T1">BUF</text:span></text:p>
          <text:p text:style-name="P1"><text:span text:style-name="T1">287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6.362cm" svg:y1="20.509cm" svg:x2="49.486cm" svg:y2="17.309cm" draw:start-shape="id66" draw:start-glue-point="0" draw:end-shape="id67" draw:end-glue-point="2" svg:d="M26362 20509l23124-3200" svg:viewBox="0 0 23125 3201">
          <text:p/>
        </draw:connector>
        <draw:custom-shape draw:style-name="gr4" draw:text-style-name="P2" xml:id="id68" draw:id="id68" draw:layer="layout" svg:width="2.1cm" svg:height="0.9cm" svg:x="23.012cm" svg:y="20.509cm">
          <text:p text:style-name="P1"><text:span text:style-name="T1">DFF (clk12)</text:span></text:p>
          <text:p text:style-name="P1"><text:span text:style-name="T1">275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4.062cm" svg:y1="20.509cm" svg:x2="12.239cm" svg:y2="17.283cm" draw:start-shape="id68" draw:start-glue-point="0" draw:end-shape="id16" draw:end-glue-point="2" svg:d="M24062 20509l-11823-3226" svg:viewBox="0 0 11824 3227">
          <text:p/>
        </draw:connector>
        <draw:custom-shape draw:style-name="gr2" draw:text-style-name="P2" xml:id="id69" draw:id="id69" draw:layer="layout" svg:width="1cm" svg:height="0.9cm" svg:x="47.786cm" svg:y="16.409cm">
          <text:p text:style-name="P1"><text:span text:style-name="T1">BUF</text:span></text:p>
          <text:p text:style-name="P1"><text:span text:style-name="T1">283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4.062cm" svg:y1="20.509cm" svg:x2="48.286cm" svg:y2="17.309cm" draw:start-shape="id68" draw:start-glue-point="0" draw:end-shape="id69" draw:end-glue-point="2" svg:d="M24062 20509l24224-3200" svg:viewBox="0 0 24225 3201">
          <text:p/>
        </draw:connector>
        <draw:custom-shape draw:style-name="gr4" draw:text-style-name="P2" xml:id="id70" draw:id="id70" draw:layer="layout" svg:width="2.1cm" svg:height="0.9cm" svg:x="20.712cm" svg:y="20.509cm">
          <text:p text:style-name="P1"><text:span text:style-name="T1">DFF (clk12)</text:span></text:p>
          <text:p text:style-name="P1"><text:span text:style-name="T1">367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1.762cm" svg:y1="20.509cm" svg:x2="11.139cm" svg:y2="17.283cm" draw:start-shape="id70" draw:start-glue-point="0" draw:end-shape="id12" draw:end-glue-point="2" svg:d="M21762 20509l-10623-3226" svg:viewBox="0 0 10624 3227">
          <text:p/>
        </draw:connector>
        <draw:custom-shape draw:style-name="gr2" draw:text-style-name="P2" xml:id="id71" draw:id="id71" draw:layer="layout" svg:width="1cm" svg:height="0.9cm" svg:x="46.586cm" svg:y="16.409cm">
          <text:p text:style-name="P1"><text:span text:style-name="T1">BUF</text:span></text:p>
          <text:p text:style-name="P1"><text:span text:style-name="T1">277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1.762cm" svg:y1="20.509cm" svg:x2="47.086cm" svg:y2="17.309cm" draw:start-shape="id70" draw:start-glue-point="0" draw:end-shape="id71" draw:end-glue-point="2" svg:d="M21762 20509l25324-3200" svg:viewBox="0 0 25325 3201">
          <text:p/>
        </draw:connector>
        <draw:custom-shape draw:style-name="gr4" draw:text-style-name="P2" xml:id="id72" draw:id="id72" draw:layer="layout" svg:width="2.1cm" svg:height="0.9cm" svg:x="18.412cm" svg:y="20.509cm">
          <text:p text:style-name="P1"><text:span text:style-name="T1">DFF (clk12)</text:span></text:p>
          <text:p text:style-name="P1"><text:span text:style-name="T1">285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9.462cm" svg:y1="20.509cm" svg:x2="9.939cm" svg:y2="17.283cm" draw:start-shape="id72" draw:start-glue-point="0" draw:end-shape="id6" draw:end-glue-point="2" svg:d="M19462 20509l-9523-3226" svg:viewBox="0 0 9524 3227">
          <text:p/>
        </draw:connector>
        <draw:custom-shape draw:style-name="gr2" draw:text-style-name="P2" xml:id="id73" draw:id="id73" draw:layer="layout" svg:width="1cm" svg:height="0.9cm" svg:x="45.386cm" svg:y="16.409cm">
          <text:p text:style-name="P1"><text:span text:style-name="T1">BUF</text:span></text:p>
          <text:p text:style-name="P1"><text:span text:style-name="T1">287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9.462cm" svg:y1="20.509cm" svg:x2="45.886cm" svg:y2="17.309cm" draw:start-shape="id72" draw:start-glue-point="0" draw:end-shape="id73" draw:end-glue-point="2" svg:d="M19462 20509l26424-3200" svg:viewBox="0 0 26425 3201">
          <text:p/>
        </draw:connector>
        <draw:custom-shape draw:style-name="gr4" draw:text-style-name="P2" xml:id="id74" draw:id="id74" draw:layer="layout" svg:width="2.1cm" svg:height="0.9cm" svg:x="16.112cm" svg:y="20.509cm">
          <text:p text:style-name="P1"><text:span text:style-name="T1">DFF (clk12)</text:span></text:p>
          <text:p text:style-name="P1"><text:span text:style-name="T1">285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7.162cm" svg:y1="20.509cm" svg:x2="8.839cm" svg:y2="17.283cm" draw:start-shape="id74" draw:start-glue-point="0" draw:end-shape="id15" draw:end-glue-point="2" svg:d="M17162 20509l-8323-3226" svg:viewBox="0 0 8324 3227">
          <text:p/>
        </draw:connector>
        <draw:custom-shape draw:style-name="gr2" draw:text-style-name="P2" xml:id="id75" draw:id="id75" draw:layer="layout" svg:width="1cm" svg:height="0.9cm" svg:x="44.186cm" svg:y="16.409cm">
          <text:p text:style-name="P1"><text:span text:style-name="T1">BUF</text:span></text:p>
          <text:p text:style-name="P1"><text:span text:style-name="T1">287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7.162cm" svg:y1="20.509cm" svg:x2="44.686cm" svg:y2="17.309cm" draw:start-shape="id74" draw:start-glue-point="0" draw:end-shape="id75" draw:end-glue-point="2" svg:d="M17162 20509l27524-3200" svg:viewBox="0 0 27525 3201">
          <text:p/>
        </draw:connector>
        <draw:custom-shape draw:style-name="gr4" draw:text-style-name="P2" xml:id="id77" draw:id="id77" draw:layer="layout" svg:width="2.1cm" svg:height="0.9cm" svg:x="13.812cm" svg:y="20.509cm">
          <text:p text:style-name="P1"><text:span text:style-name="T1">DFF (clk12)</text:span></text:p>
          <text:p text:style-name="P1"><text:span text:style-name="T1">358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6" draw:id="id76" draw:layer="layout" svg:width="2.1cm" svg:height="0.9cm" svg:x="11.512cm" svg:y="20.509cm">
          <text:p text:style-name="P1"><text:span text:style-name="T1">DFF (clk12)</text:span></text:p>
          <text:p text:style-name="P1"><text:span text:style-name="T1">276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2.562cm" svg:y1="20.509cm" svg:x2="6.639cm" svg:y2="17.283cm" draw:start-shape="id76" draw:start-glue-point="0" draw:end-shape="id8" draw:end-glue-point="2" svg:d="M12562 20509l-5923-3226" svg:viewBox="0 0 5924 3227">
          <text:p/>
        </draw:connector>
        <draw:connector draw:style-name="gr5" draw:text-style-name="P1" draw:layer="layout" draw:type="line" svg:x1="14.862cm" svg:y1="20.509cm" svg:x2="7.739cm" svg:y2="17.283cm" draw:start-shape="id77" draw:start-glue-point="0" draw:end-shape="id14" draw:end-glue-point="2" svg:d="M14862 20509l-7123-3226" svg:viewBox="0 0 7124 3227">
          <text:p/>
        </draw:connector>
        <draw:custom-shape draw:style-name="gr2" draw:text-style-name="P2" xml:id="id78" draw:id="id78" draw:layer="layout" svg:width="1cm" svg:height="0.9cm" svg:x="42.986cm" svg:y="16.409cm">
          <text:p text:style-name="P1"><text:span text:style-name="T1">BUF</text:span></text:p>
          <text:p text:style-name="P1"><text:span text:style-name="T1">-092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9" draw:id="id79" draw:layer="layout" svg:width="1cm" svg:height="0.9cm" svg:x="41.786cm" svg:y="16.409cm">
          <text:p text:style-name="P1"><text:span text:style-name="T1">BUF</text:span></text:p>
          <text:p text:style-name="P1"><text:span text:style-name="T1">278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862cm" svg:y1="20.509cm" svg:x2="43.486cm" svg:y2="17.309cm" draw:start-shape="id77" draw:start-glue-point="0" draw:end-shape="id78" draw:end-glue-point="2" svg:d="M14862 20509l28624-3200" svg:viewBox="0 0 28625 3201">
          <text:p/>
        </draw:connector>
        <draw:connector draw:style-name="gr5" draw:text-style-name="P1" draw:layer="layout" draw:type="line" svg:x1="12.562cm" svg:y1="20.509cm" svg:x2="42.286cm" svg:y2="17.309cm" draw:start-shape="id76" draw:start-glue-point="0" draw:end-shape="id79" draw:end-glue-point="2" svg:d="M12562 20509l29724-3200" svg:viewBox="0 0 29725 3201">
          <text:p/>
        </draw:connector>
        <draw:custom-shape draw:style-name="gr6" draw:text-style-name="P2" xml:id="id80" draw:id="id80" draw:layer="layout" svg:width="1cm" svg:height="0.9cm" svg:x="1.438cm" svg:y="20.409cm">
          <text:p text:style-name="P1"><text:span text:style-name="T1">OR</text:span></text:p>
          <text:p text:style-name="P1"><text:span text:style-name="T1">387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.438cm" svg:y1="20.859cm" svg:x2="4.312cm" svg:y2="20.895cm" draw:start-shape="id80" draw:start-glue-point="1" svg:d="M2438 20859l1874 36" svg:viewBox="0 0 1875 37">
          <text:p text:style-name="P1"><text:span text:style-name="T2">CLK12</text:span></text:p>
        </draw:connector>
        <draw:connector draw:style-name="gr3" draw:text-style-name="P3" draw:layer="layout" draw:type="line" svg:x1="44.686cm" svg:y1="16.409cm" svg:x2="47.188cm" svg:y2="14.109cm" draw:start-shape="id75" draw:start-glue-point="0" draw:end-shape="id81" draw:end-glue-point="22" svg:d="M44686 16409l2502-2300" svg:viewBox="0 0 2503 2301">
          <text:p text:style-name="P1"><text:span text:style-name="T2">in05</text:span></text:p>
        </draw:connector>
        <draw:custom-shape draw:style-name="gr1" draw:text-style-name="P1" xml:id="id81" draw:id="id81" draw:layer="layout" svg:width="30.9cm" svg:height="2.4cm" svg:x="41.786cm" svg:y="11.709cm">
          <draw:glue-point draw:id="4" svg:x="3.39cm" svg:y="-5cm"/>
          <draw:glue-point draw:id="5" svg:x="-4.223cm" svg:y="-5cm"/>
          <draw:glue-point draw:id="6" svg:x="-3.576cm" svg:y="-5cm"/>
          <draw:glue-point draw:id="7" svg:x="-2.281cm" svg:y="-5cm"/>
          <draw:glue-point draw:id="8" svg:x="-1.666cm" svg:y="-5cm"/>
          <draw:glue-point draw:id="9" svg:x="-1.019cm" svg:y="-5cm"/>
          <draw:glue-point draw:id="10" svg:x="-0.404cm" svg:y="-5cm"/>
          <draw:glue-point draw:id="11" svg:x="0.348cm" svg:y="-5cm"/>
          <draw:glue-point draw:id="12" svg:x="2.225cm" svg:y="-5cm"/>
          <draw:glue-point draw:id="13" svg:x="4.749cm" svg:y="-5.004cm"/>
          <draw:glue-point draw:id="14" svg:x="-5cm" svg:y="-3.333cm"/>
          <draw:glue-point draw:id="15" svg:x="-5cm" svg:y="-1.666cm"/>
          <draw:glue-point draw:id="16" svg:x="-5cm" svg:y="0cm"/>
          <draw:glue-point draw:id="17" svg:x="-5cm" svg:y="1.666cm"/>
          <draw:glue-point draw:id="18" svg:x="-5cm" svg:y="3.333cm"/>
          <draw:glue-point draw:id="19" svg:x="-4.546cm" svg:y="5.004cm"/>
          <draw:glue-point draw:id="20" svg:x="-4.223cm" svg:y="5.004cm"/>
          <draw:glue-point draw:id="21" svg:x="-3.576cm" svg:y="5.004cm"/>
          <draw:glue-point draw:id="22" svg:x="-3.252cm" svg:y="5.004cm"/>
          <draw:glue-point draw:id="23" svg:x="-2.605cm" svg:y="5.004cm"/>
          <draw:glue-point draw:id="24" svg:x="-2.281cm" svg:y="5.004cm"/>
          <draw:glue-point draw:id="25" svg:x="-1.99cm" svg:y="5.004cm"/>
          <draw:glue-point draw:id="26" svg:x="-1.666cm" svg:y="5cm"/>
          <draw:glue-point draw:id="27" svg:x="-1.343cm" svg:y="5.004cm"/>
          <draw:glue-point draw:id="28" svg:x="-1.019cm" svg:y="5cm"/>
          <draw:glue-point draw:id="29" svg:x="-0.728cm" svg:y="5cm"/>
          <draw:glue-point draw:id="30" svg:x="-0.436cm" svg:y="5cm"/>
          <draw:glue-point draw:id="31" svg:x="-0.145cm" svg:y="5cm"/>
          <draw:glue-point draw:id="32" svg:x="0.177cm" svg:y="5cm"/>
          <draw:glue-point draw:id="33" svg:x="0.76cm" svg:y="5.004cm"/>
          <draw:glue-point draw:id="34" svg:x="1.051cm" svg:y="5.004cm"/>
          <draw:glue-point draw:id="35" svg:x="2.928cm" svg:y="5.004cm"/>
          <draw:glue-point draw:id="36" svg:x="1.699cm" svg:y="5.004cm"/>
          <draw:glue-point draw:id="37" svg:x="2.346cm" svg:y="5.004cm"/>
          <draw:glue-point draw:id="38" svg:x="2.637cm" svg:y="5.004cm"/>
          <draw:glue-point draw:id="39" svg:x="3.22cm" svg:y="5.004cm"/>
          <draw:glue-point draw:id="40" svg:x="3.511cm" svg:y="5.004cm"/>
          <draw:glue-point draw:id="41" svg:x="3.802cm" svg:y="5.004cm"/>
          <draw:glue-point draw:id="42" svg:x="4.126cm" svg:y="5.004cm"/>
          <draw:glue-point draw:id="43" svg:x="4.449cm" svg:y="5.004cm"/>
          <draw:glue-point draw:id="44" svg:x="4.741cm" svg:y="5.004cm"/>
          <draw:glue-point draw:id="45" svg:x="-4.838cm" svg:y="5cm"/>
          <draw:glue-point draw:id="46" svg:x="-3.899cm" svg:y="5.004cm"/>
          <draw:glue-point draw:id="47" svg:x="-2.928cm" svg:y="5.004cm"/>
          <draw:glue-point draw:id="48" svg:x="0.469cm" svg:y="5cm"/>
          <draw:glue-point draw:id="49" svg:x="1.375cm" svg:y="5.004cm"/>
          <draw:glue-point draw:id="50" svg:x="2.022cm" svg:y="5.004cm"/>
          <draw:glue-point draw:id="51" svg:x="-4.838cm" svg:y="-5cm"/>
          <draw:glue-point draw:id="52" svg:x="-2.961cm" svg:y="-5cm"/>
          <draw:glue-point draw:id="53" svg:x="0.995cm" svg:y="-5cm"/>
          <draw:glue-point draw:id="54" svg:x="1.642cm" svg:y="-5.004cm"/>
          <draw:glue-point draw:id="55" svg:x="2.743cm" svg:y="-5cm"/>
          <draw:glue-point draw:id="56" svg:x="4.069cm" svg:y="-5cm"/>
          <text:p text:style-name="P1">UNIT 04</text:p>
          <text:p text:style-name="P1">RLE Encoded 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43.486cm" svg:y1="16.409cm" svg:x2="46.187cm" svg:y2="14.109cm" draw:start-shape="id78" draw:start-glue-point="0" draw:end-shape="id81" draw:end-glue-point="21" svg:d="M43486 16409l2701-2300" svg:viewBox="0 0 2702 2301">
          <text:p text:style-name="P1"><text:span text:style-name="T2">in04</text:span></text:p>
        </draw:connector>
        <draw:connector draw:style-name="gr3" draw:text-style-name="P3" draw:layer="layout" draw:type="line" svg:x1="42.286cm" svg:y1="16.409cm" svg:x2="45.189cm" svg:y2="14.109cm" draw:start-shape="id79" draw:start-glue-point="0" draw:end-shape="id81" draw:end-glue-point="46" svg:d="M42286 16409l2903-2300" svg:viewBox="0 0 2904 2301">
          <text:p text:style-name="P1"><text:span text:style-name="T2">in03</text:span></text:p>
        </draw:connector>
        <draw:custom-shape draw:style-name="gr2" draw:text-style-name="P2" xml:id="id82" draw:id="id82" draw:layer="layout" svg:width="1cm" svg:height="0.9cm" svg:x="40.586cm" svg:y="16.409cm">
          <text:p text:style-name="P1"><text:span text:style-name="T1">BUF</text:span></text:p>
          <text:p text:style-name="P1"><text:span text:style-name="T1">331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1.086cm" svg:y1="16.409cm" svg:x2="44.187cm" svg:y2="14.109cm" draw:start-shape="id82" draw:start-glue-point="0" draw:end-shape="id81" draw:end-glue-point="20" svg:d="M41086 16409l3101-2300" svg:viewBox="0 0 3102 2301">
          <text:p text:style-name="P1"><text:span text:style-name="T2">in02</text:span></text:p>
        </draw:connector>
        <draw:custom-shape draw:style-name="gr4" draw:text-style-name="P2" xml:id="id83" draw:id="id83" draw:layer="layout" svg:width="2.1cm" svg:height="0.9cm" svg:x="9.212cm" svg:y="20.509cm">
          <text:p text:style-name="P1"><text:span text:style-name="T1">DFF (clk12)</text:span></text:p>
          <text:p text:style-name="P1"><text:span text:style-name="T1">338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0.262cm" svg:y1="20.509cm" svg:x2="41.086cm" svg:y2="17.309cm" draw:start-shape="id83" draw:start-glue-point="0" draw:end-shape="id82" draw:end-glue-point="2" svg:d="M10262 20509l30824-3200" svg:viewBox="0 0 30825 3201">
          <text:p/>
        </draw:connector>
        <draw:custom-shape draw:style-name="gr2" draw:text-style-name="P2" xml:id="id84" draw:id="id84" draw:layer="layout" svg:width="1cm" svg:height="0.9cm" svg:x="39.386cm" svg:y="16.409cm">
          <text:p text:style-name="P1"><text:span text:style-name="T1">BUF</text:span></text:p>
          <text:p text:style-name="P1"><text:span text:style-name="T1">3310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9.886cm" svg:y1="16.409cm" svg:x2="43.189cm" svg:y2="14.109cm" draw:start-shape="id84" draw:start-glue-point="0" draw:end-shape="id81" draw:end-glue-point="19" svg:d="M39886 16409l3303-2300" svg:viewBox="0 0 3304 2301">
          <text:p text:style-name="P1"><text:span text:style-name="T2">in01</text:span></text:p>
        </draw:connector>
        <draw:custom-shape draw:style-name="gr4" draw:text-style-name="P2" xml:id="id85" draw:id="id85" draw:layer="layout" svg:width="2.1cm" svg:height="0.9cm" svg:x="6.912cm" svg:y="20.509cm">
          <text:p text:style-name="P1"><text:span text:style-name="T1">DFF (clk12)</text:span></text:p>
          <text:p text:style-name="P1"><text:span text:style-name="T1">337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.962cm" svg:y1="20.509cm" svg:x2="39.886cm" svg:y2="17.309cm" draw:start-shape="id85" draw:start-glue-point="0" draw:end-shape="id84" draw:end-glue-point="2" svg:d="M7962 20509l31924-3200" svg:viewBox="0 0 31925 3201">
          <text:p/>
        </draw:connector>
        <draw:custom-shape draw:style-name="gr2" draw:text-style-name="P2" xml:id="id86" draw:id="id86" draw:layer="layout" svg:width="1cm" svg:height="0.9cm" svg:x="38.186cm" svg:y="16.409cm">
          <text:p text:style-name="P1"><text:span text:style-name="T1">BUF</text:span></text:p>
          <text:p text:style-name="P1"><text:span text:style-name="T1">3411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8.686cm" svg:y1="16.409cm" svg:x2="42.287cm" svg:y2="14.109cm" draw:start-shape="id86" draw:start-glue-point="0" draw:end-shape="id81" draw:end-glue-point="45" svg:d="M38686 16409l3601-2300" svg:viewBox="0 0 3602 2301">
          <text:p text:style-name="P1"><text:span text:style-name="T2">in00</text:span></text:p>
        </draw:connector>
        <draw:custom-shape draw:style-name="gr4" draw:text-style-name="P2" xml:id="id87" draw:id="id87" draw:layer="layout" svg:width="2.1cm" svg:height="0.9cm" svg:x="4.612cm" svg:y="20.509cm">
          <text:p text:style-name="P1"><text:span text:style-name="T1">DFF (clk12)</text:span></text:p>
          <text:p text:style-name="P1"><text:span text:style-name="T1">3610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.662cm" svg:y1="20.509cm" svg:x2="38.686cm" svg:y2="17.309cm" draw:start-shape="id87" draw:start-glue-point="0" draw:end-shape="id86" draw:end-glue-point="2" svg:d="M5662 20509l33024-3200" svg:viewBox="0 0 33025 3201">
          <text:p/>
        </draw:connector>
        <draw:connector draw:style-name="gr3" draw:text-style-name="P3" draw:layer="layout" draw:type="line" svg:x1="45.886cm" svg:y1="16.409cm" svg:x2="48.189cm" svg:y2="14.109cm" draw:start-shape="id73" draw:start-glue-point="0" draw:end-shape="id81" draw:end-glue-point="47" svg:d="M45886 16409l2303-2300" svg:viewBox="0 0 2304 2301">
          <text:p text:style-name="P1"><text:span text:style-name="T2">in06</text:span></text:p>
        </draw:connector>
        <draw:connector draw:style-name="gr3" draw:text-style-name="P3" draw:layer="layout" draw:type="line" svg:x1="47.086cm" svg:y1="16.409cm" svg:x2="49.187cm" svg:y2="14.109cm" draw:start-shape="id71" draw:start-glue-point="0" draw:end-shape="id81" draw:end-glue-point="23" svg:d="M47086 16409l2101-2300" svg:viewBox="0 0 2102 2301">
          <text:p text:style-name="P1"><text:span text:style-name="T2">in07</text:span></text:p>
        </draw:connector>
        <draw:connector draw:style-name="gr3" draw:text-style-name="P3" draw:layer="layout" draw:type="line" svg:x1="48.286cm" svg:y1="16.409cm" svg:x2="50.188cm" svg:y2="14.109cm" draw:start-shape="id69" draw:start-glue-point="0" draw:end-shape="id81" draw:end-glue-point="24" svg:d="M48286 16409l1902-2300" svg:viewBox="0 0 1903 2301">
          <text:p text:style-name="P1"><text:span text:style-name="T2">in08</text:span></text:p>
        </draw:connector>
        <draw:connector draw:style-name="gr3" draw:text-style-name="P3" draw:layer="layout" draw:type="line" svg:x1="49.486cm" svg:y1="16.409cm" svg:x2="51.087cm" svg:y2="14.109cm" draw:start-shape="id67" draw:start-glue-point="0" draw:end-shape="id81" draw:end-glue-point="25" svg:d="M49486 16409l1601-2300" svg:viewBox="0 0 1602 2301">
          <text:p text:style-name="P1"><text:span text:style-name="T2">in09</text:span></text:p>
        </draw:connector>
        <draw:connector draw:style-name="gr3" draw:text-style-name="P3" draw:layer="layout" draw:type="line" svg:x1="50.686cm" svg:y1="16.409cm" svg:x2="52.089cm" svg:y2="14.109cm" draw:start-shape="id65" draw:start-glue-point="0" draw:end-shape="id81" draw:end-glue-point="26" svg:d="M50686 16409l1403-2300" svg:viewBox="0 0 1404 2301">
          <text:p text:style-name="P1"><text:span text:style-name="T2">in10</text:span></text:p>
        </draw:connector>
        <draw:connector draw:style-name="gr3" draw:text-style-name="P3" draw:layer="layout" draw:type="line" svg:x1="51.886cm" svg:y1="16.409cm" svg:x2="53.087cm" svg:y2="14.109cm" draw:start-shape="id63" draw:start-glue-point="0" draw:end-shape="id81" draw:end-glue-point="27" svg:d="M51886 16409l1201-2300" svg:viewBox="0 0 1202 2301">
          <text:p text:style-name="P1"><text:span text:style-name="T2">in11</text:span></text:p>
        </draw:connector>
        <draw:connector draw:style-name="gr3" draw:text-style-name="P3" draw:layer="layout" draw:type="line" svg:x1="53.086cm" svg:y1="16.409cm" svg:x2="54.088cm" svg:y2="14.109cm" draw:start-shape="id61" draw:start-glue-point="0" draw:end-shape="id81" draw:end-glue-point="28" svg:d="M53086 16409l1002-2300" svg:viewBox="0 0 1003 2301">
          <text:p text:style-name="P1"><text:span text:style-name="T2">in12</text:span></text:p>
        </draw:connector>
        <draw:connector draw:style-name="gr3" draw:text-style-name="P3" draw:layer="layout" draw:type="line" svg:x1="54.286cm" svg:y1="16.409cm" svg:x2="54.987cm" svg:y2="14.109cm" draw:start-shape="id59" draw:start-glue-point="0" draw:end-shape="id81" draw:end-glue-point="29" svg:d="M54286 16409l701-2300" svg:viewBox="0 0 702 2301">
          <text:p text:style-name="P1"><text:span text:style-name="T2">in13</text:span></text:p>
        </draw:connector>
        <draw:connector draw:style-name="gr3" draw:text-style-name="P3" draw:layer="layout" draw:type="line" svg:x1="55.486cm" svg:y1="16.409cm" svg:x2="55.889cm" svg:y2="14.109cm" draw:start-shape="id57" draw:start-glue-point="0" draw:end-shape="id81" draw:end-glue-point="30" svg:d="M55486 16409l403-2300" svg:viewBox="0 0 404 2301">
          <text:p text:style-name="P1"><text:span text:style-name="T2">in14</text:span></text:p>
        </draw:connector>
        <draw:connector draw:style-name="gr3" draw:text-style-name="P3" draw:layer="layout" draw:type="line" svg:x1="56.686cm" svg:y1="16.409cm" svg:x2="56.788cm" svg:y2="14.109cm" draw:start-shape="id55" draw:start-glue-point="0" draw:end-shape="id81" draw:end-glue-point="31" svg:d="M56686 16409l102-2300" svg:viewBox="0 0 103 2301">
          <text:p text:style-name="P1"><text:span text:style-name="T2">in15</text:span></text:p>
        </draw:connector>
        <draw:custom-shape draw:style-name="gr2" draw:text-style-name="P2" xml:id="id92" draw:id="id92" draw:layer="layout" svg:width="1cm" svg:height="0.9cm" svg:x="59.786cm" svg:y="16.409cm">
          <text:p text:style-name="P1"><text:span text:style-name="T1">BUF</text:span></text:p>
          <text:p text:style-name="P1"><text:span text:style-name="T1">338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0" draw:id="id90" draw:layer="layout" svg:width="1cm" svg:height="0.9cm" svg:x="58.586cm" svg:y="16.409cm">
          <text:p text:style-name="P1"><text:span text:style-name="T1">BUF</text:span></text:p>
          <text:p text:style-name="P1"><text:span text:style-name="T1">3610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8" draw:id="id88" draw:layer="layout" svg:width="1cm" svg:height="0.9cm" svg:x="57.386cm" svg:y="16.409cm">
          <text:p text:style-name="P1"><text:span text:style-name="T1">BUF</text:span></text:p>
          <text:p text:style-name="P1"><text:span text:style-name="T1">338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7.886cm" svg:y1="16.409cm" svg:x2="57.782cm" svg:y2="14.109cm" draw:start-shape="id88" draw:start-glue-point="0" draw:end-shape="id81" draw:end-glue-point="32" svg:d="M57886 16409l-104-2300" svg:viewBox="0 0 105 2301">
          <text:p text:style-name="P1"><text:span text:style-name="T2">in16</text:span></text:p>
        </draw:connector>
        <draw:custom-shape draw:style-name="gr4" draw:text-style-name="P2" xml:id="id89" draw:id="id89" draw:layer="layout" svg:width="2.1cm" svg:height="0.9cm" svg:x="41.412cm" svg:y="20.509cm">
          <text:p text:style-name="P1"><text:span text:style-name="T1">DFF (clk12)</text:span></text:p>
          <text:p text:style-name="P1"><text:span text:style-name="T1">349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2.462cm" svg:y1="20.509cm" svg:x2="57.886cm" svg:y2="17.309cm" draw:start-shape="id89" draw:start-glue-point="0" draw:end-shape="id88" draw:end-glue-point="2" svg:d="M42462 20509l15424-3200" svg:viewBox="0 0 15425 3201">
          <text:p/>
        </draw:connector>
        <draw:connector draw:style-name="gr3" draw:text-style-name="P3" draw:layer="layout" draw:type="line" svg:x1="59.086cm" svg:y1="16.409cm" svg:x2="58.685cm" svg:y2="14.109cm" draw:start-shape="id90" draw:start-glue-point="0" draw:end-shape="id81" draw:end-glue-point="48" svg:d="M59086 16409l-401-2300" svg:viewBox="0 0 402 2301">
          <text:p text:style-name="P1"><text:span text:style-name="T2">in17</text:span></text:p>
        </draw:connector>
        <draw:custom-shape draw:style-name="gr4" draw:text-style-name="P2" xml:id="id91" draw:id="id91" draw:layer="layout" svg:width="2.1cm" svg:height="0.9cm" svg:x="43.712cm" svg:y="20.509cm">
          <text:p text:style-name="P1"><text:span text:style-name="T1">DFF (clk12)</text:span></text:p>
          <text:p text:style-name="P1"><text:span text:style-name="T1">3610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4.762cm" svg:y1="20.509cm" svg:x2="59.086cm" svg:y2="17.309cm" draw:start-shape="id91" draw:start-glue-point="0" draw:end-shape="id90" draw:end-glue-point="2" svg:d="M44762 20509l14324-3200" svg:viewBox="0 0 14325 3201">
          <text:p/>
        </draw:connector>
        <draw:connector draw:style-name="gr3" draw:text-style-name="P3" draw:layer="layout" draw:type="line" svg:x1="60.286cm" svg:y1="16.409cm" svg:x2="59.584cm" svg:y2="14.109cm" draw:start-shape="id92" draw:start-glue-point="0" draw:end-shape="id81" draw:end-glue-point="33" svg:d="M60286 16409l-702-2300" svg:viewBox="0 0 703 2301">
          <text:p text:style-name="P1"><text:span text:style-name="T2">in18</text:span></text:p>
        </draw:connector>
        <draw:custom-shape draw:style-name="gr4" draw:text-style-name="P2" xml:id="id93" draw:id="id93" draw:layer="layout" svg:width="2.1cm" svg:height="0.9cm" svg:x="46.012cm" svg:y="20.509cm">
          <text:p text:style-name="P1"><text:span text:style-name="T1">DFF (clk12)</text:span></text:p>
          <text:p text:style-name="P1"><text:span text:style-name="T1">338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7.062cm" svg:y1="20.509cm" svg:x2="60.286cm" svg:y2="17.309cm" draw:start-shape="id93" draw:start-glue-point="0" draw:end-shape="id92" draw:end-glue-point="2" svg:d="M47062 20509l13224-3200" svg:viewBox="0 0 13225 3201">
          <text:p/>
        </draw:connector>
        <draw:connector draw:style-name="gr3" draw:text-style-name="P3" draw:layer="layout" draw:type="line" svg:x1="61.486cm" svg:y1="16.409cm" svg:x2="60.483cm" svg:y2="14.109cm" draw:start-shape="id53" draw:start-glue-point="0" draw:end-shape="id81" draw:end-glue-point="34" svg:d="M61486 16409l-1003-2300" svg:viewBox="0 0 1004 2301">
          <text:p text:style-name="P1"><text:span text:style-name="T2">in19</text:span></text:p>
        </draw:connector>
        <draw:connector draw:style-name="gr3" draw:text-style-name="P3" draw:layer="layout" draw:type="line" svg:x1="62.686cm" svg:y1="16.409cm" svg:x2="61.484cm" svg:y2="14.109cm" draw:start-shape="id51" draw:start-glue-point="0" draw:end-shape="id81" draw:end-glue-point="49" svg:d="M62686 16409l-1202-2300" svg:viewBox="0 0 1203 2301">
          <text:p text:style-name="P1"><text:span text:style-name="T2">in20</text:span></text:p>
        </draw:connector>
        <draw:connector draw:style-name="gr3" draw:text-style-name="P3" draw:layer="layout" draw:type="line" svg:x1="63.886cm" svg:y1="16.409cm" svg:x2="62.485cm" svg:y2="14.109cm" draw:start-shape="id49" draw:start-glue-point="0" draw:end-shape="id81" draw:end-glue-point="36" svg:d="M63886 16409l-1401-2300" svg:viewBox="0 0 1402 2301">
          <text:p text:style-name="P1"><text:span text:style-name="T2">in21</text:span></text:p>
        </draw:connector>
        <draw:connector draw:style-name="gr3" draw:text-style-name="P3" draw:layer="layout" draw:type="line" svg:x1="65.086cm" svg:y1="16.409cm" svg:x2="63.483cm" svg:y2="14.109cm" draw:start-shape="id47" draw:start-glue-point="0" draw:end-shape="id81" draw:end-glue-point="50" svg:d="M65086 16409l-1603-2300" svg:viewBox="0 0 1604 2301">
          <text:p text:style-name="P1"><text:span text:style-name="T2">in22</text:span></text:p>
        </draw:connector>
        <draw:connector draw:style-name="gr3" draw:text-style-name="P3" draw:layer="layout" draw:type="line" svg:x1="66.286cm" svg:y1="16.409cm" svg:x2="64.485cm" svg:y2="14.109cm" draw:start-shape="id45" draw:start-glue-point="0" draw:end-shape="id81" draw:end-glue-point="37" svg:d="M66286 16409l-1801-2300" svg:viewBox="0 0 1802 2301">
          <text:p text:style-name="P1"><text:span text:style-name="T2">in23</text:span></text:p>
        </draw:connector>
        <draw:connector draw:style-name="gr3" draw:text-style-name="P3" draw:layer="layout" draw:type="line" svg:x1="67.486cm" svg:y1="16.409cm" svg:x2="65.384cm" svg:y2="14.109cm" draw:start-shape="id43" draw:start-glue-point="0" draw:end-shape="id81" draw:end-glue-point="38" svg:d="M67486 16409l-2102-2300" svg:viewBox="0 0 2103 2301">
          <text:p text:style-name="P1"><text:span text:style-name="T2">in24</text:span></text:p>
        </draw:connector>
        <draw:connector draw:style-name="gr3" draw:text-style-name="P3" draw:layer="layout" draw:type="line" svg:x1="68.686cm" svg:y1="16.409cm" svg:x2="66.283cm" svg:y2="14.109cm" draw:start-shape="id42" draw:start-glue-point="0" draw:end-shape="id81" draw:end-glue-point="35" svg:d="M68686 16409l-2403-2300" svg:viewBox="0 0 2404 2301">
          <text:p text:style-name="P1"><text:span text:style-name="T2">in25</text:span></text:p>
        </draw:connector>
        <draw:connector draw:style-name="gr3" draw:text-style-name="P3" draw:layer="layout" draw:type="line" svg:x1="69.886cm" svg:y1="16.409cm" svg:x2="67.185cm" svg:y2="14.109cm" draw:start-shape="id40" draw:start-glue-point="0" draw:end-shape="id81" draw:end-glue-point="39" svg:d="M69886 16409l-2701-2300" svg:viewBox="0 0 2702 2301">
          <text:p text:style-name="P1"><text:span text:style-name="T2">in26</text:span></text:p>
        </draw:connector>
        <draw:connector draw:style-name="gr3" draw:text-style-name="P3" draw:layer="layout" draw:type="line" svg:x1="71.086cm" svg:y1="16.409cm" svg:x2="68.084cm" svg:y2="14.109cm" draw:start-shape="id38" draw:start-glue-point="0" draw:end-shape="id81" draw:end-glue-point="40" svg:d="M71086 16409l-3002-2300" svg:viewBox="0 0 3003 2301">
          <text:p text:style-name="P1"><text:span text:style-name="T2">in27</text:span></text:p>
        </draw:connector>
        <draw:connector draw:style-name="gr3" draw:text-style-name="P3" draw:layer="layout" draw:type="line" svg:x1="72.286cm" svg:y1="16.409cm" svg:x2="68.984cm" svg:y2="14.109cm" draw:start-shape="id36" draw:start-glue-point="0" draw:end-shape="id81" draw:end-glue-point="41" svg:d="M72286 16409l-3302-2300" svg:viewBox="0 0 3303 2301">
          <text:p text:style-name="P1"><text:span text:style-name="T2">in28</text:span></text:p>
        </draw:connector>
        <draw:connector draw:style-name="gr3" draw:text-style-name="P3" draw:layer="layout" draw:type="line" svg:x1="73.486cm" svg:y1="16.409cm" svg:x2="69.985cm" svg:y2="14.109cm" draw:start-shape="id34" draw:start-glue-point="0" draw:end-shape="id81" draw:end-glue-point="42" svg:d="M73486 16409l-3501-2300" svg:viewBox="0 0 3502 2301">
          <text:p text:style-name="P1"><text:span text:style-name="T2">in29</text:span></text:p>
        </draw:connector>
        <draw:connector draw:style-name="gr3" draw:text-style-name="P3" draw:layer="layout" draw:type="line" svg:x1="74.686cm" svg:y1="16.409cm" svg:x2="70.983cm" svg:y2="14.109cm" draw:start-shape="id32" draw:start-glue-point="0" draw:end-shape="id81" draw:end-glue-point="43" svg:d="M74686 16409l-3703-2300" svg:viewBox="0 0 3704 2301">
          <text:p text:style-name="P1"><text:span text:style-name="T2">in30</text:span></text:p>
        </draw:connector>
        <draw:connector draw:style-name="gr3" draw:text-style-name="P3" draw:layer="layout" draw:type="line" svg:x1="75.886cm" svg:y1="16.409cm" svg:x2="71.885cm" svg:y2="14.109cm" draw:start-shape="id29" draw:start-glue-point="0" draw:end-shape="id81" draw:end-glue-point="44" svg:d="M75886 16409l-4001-2300" svg:viewBox="0 0 4002 2301">
          <text:p text:style-name="P1"><text:span text:style-name="T2">in31</text:span></text:p>
        </draw:connector>
        <draw:custom-shape draw:style-name="gr2" draw:text-style-name="P2" xml:id="id94" draw:id="id94" draw:layer="layout" svg:width="1cm" svg:height="0.9cm" svg:x="76.412cm" svg:y="22.309cm">
          <text:p text:style-name="P1"><text:span text:style-name="T1">BUF</text:span></text:p>
          <text:p text:style-name="P1"><text:span text:style-name="T1">398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6.912cm" svg:y1="22.309cm" svg:x2="76.962cm" svg:y2="21.409cm" draw:start-shape="id94" draw:start-glue-point="0" draw:end-shape="id28" draw:end-glue-point="2" svg:d="M76912 22309l50-900" svg:viewBox="0 0 51 901">
          <text:p/>
        </draw:connector>
        <draw:custom-shape draw:style-name="gr2" draw:text-style-name="P2" xml:id="id95" draw:id="id95" draw:layer="layout" svg:width="1cm" svg:height="0.9cm" svg:x="74.112cm" svg:y="22.309cm">
          <text:p text:style-name="P1"><text:span text:style-name="T1">BUF</text:span></text:p>
          <text:p text:style-name="P1"><text:span text:style-name="T1">387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4.612cm" svg:y1="22.309cm" svg:x2="74.662cm" svg:y2="21.409cm" draw:start-shape="id95" draw:start-glue-point="0" draw:end-shape="id31" draw:end-glue-point="2" svg:d="M74612 22309l50-900" svg:viewBox="0 0 51 901">
          <text:p/>
        </draw:connector>
        <draw:custom-shape draw:style-name="gr2" draw:text-style-name="P2" xml:id="id96" draw:id="id96" draw:layer="layout" svg:width="1cm" svg:height="0.9cm" svg:x="71.812cm" svg:y="22.309cm">
          <text:p text:style-name="P1"><text:span text:style-name="T1">BUF</text:span></text:p>
          <text:p text:style-name="P1"><text:span text:style-name="T1">368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2.312cm" svg:y1="22.309cm" svg:x2="72.362cm" svg:y2="21.409cm" draw:start-shape="id96" draw:start-glue-point="0" draw:end-shape="id33" draw:end-glue-point="2" svg:d="M72312 22309l50-900" svg:viewBox="0 0 51 901">
          <text:p/>
        </draw:connector>
        <draw:custom-shape draw:style-name="gr2" draw:text-style-name="P2" xml:id="id97" draw:id="id97" draw:layer="layout" svg:width="1cm" svg:height="0.9cm" svg:x="69.512cm" svg:y="22.309cm">
          <text:p text:style-name="P1"><text:span text:style-name="T1">BUF</text:span></text:p>
          <text:p text:style-name="P1"><text:span text:style-name="T1">324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0.012cm" svg:y1="22.309cm" svg:x2="70.062cm" svg:y2="21.409cm" draw:start-shape="id97" draw:start-glue-point="0" draw:end-shape="id35" draw:end-glue-point="2" svg:d="M70012 22309l50-900" svg:viewBox="0 0 51 901">
          <text:p/>
        </draw:connector>
        <draw:custom-shape draw:style-name="gr2" draw:text-style-name="P2" xml:id="id98" draw:id="id98" draw:layer="layout" svg:width="1cm" svg:height="0.9cm" svg:x="67.212cm" svg:y="22.309cm">
          <text:p text:style-name="P1"><text:span text:style-name="T1">BUF</text:span></text:p>
          <text:p text:style-name="P1"><text:span text:style-name="T1">334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7.712cm" svg:y1="22.309cm" svg:x2="67.762cm" svg:y2="21.409cm" draw:start-shape="id98" draw:start-glue-point="0" draw:end-shape="id37" draw:end-glue-point="2" svg:d="M67712 22309l50-900" svg:viewBox="0 0 51 901">
          <text:p/>
        </draw:connector>
        <draw:custom-shape draw:style-name="gr2" draw:text-style-name="P2" xml:id="id99" draw:id="id99" draw:layer="layout" svg:width="1cm" svg:height="0.9cm" svg:x="64.912cm" svg:y="22.309cm">
          <text:p text:style-name="P1"><text:span text:style-name="T1">BUF</text:span></text:p>
          <text:p text:style-name="P1"><text:span text:style-name="T1">376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5.412cm" svg:y1="22.309cm" svg:x2="65.462cm" svg:y2="21.409cm" draw:start-shape="id99" draw:start-glue-point="0" draw:end-shape="id39" draw:end-glue-point="2" svg:d="M65412 22309l50-900" svg:viewBox="0 0 51 901">
          <text:p/>
        </draw:connector>
        <draw:custom-shape draw:style-name="gr2" draw:text-style-name="P2" xml:id="id100" draw:id="id100" draw:layer="layout" svg:width="1cm" svg:height="0.9cm" svg:x="62.612cm" svg:y="22.309cm">
          <text:p text:style-name="P1"><text:span text:style-name="T1">BUF</text:span></text:p>
          <text:p text:style-name="P1"><text:span text:style-name="T1">388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3.112cm" svg:y1="22.309cm" svg:x2="63.162cm" svg:y2="21.409cm" draw:start-shape="id100" draw:start-glue-point="0" svg:d="M63112 22309l50-900" svg:viewBox="0 0 51 901">
          <text:p/>
        </draw:connector>
        <draw:custom-shape draw:style-name="gr2" draw:text-style-name="P2" xml:id="id101" draw:id="id101" draw:layer="layout" svg:width="1cm" svg:height="0.9cm" svg:x="60.312cm" svg:y="22.309cm">
          <text:p text:style-name="P1"><text:span text:style-name="T1">BUF</text:span></text:p>
          <text:p text:style-name="P1"><text:span text:style-name="T1">303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0.812cm" svg:y1="22.309cm" svg:x2="60.862cm" svg:y2="21.409cm" draw:start-shape="id101" draw:start-glue-point="0" svg:d="M60812 22309l50-900" svg:viewBox="0 0 51 901">
          <text:p/>
        </draw:connector>
        <draw:custom-shape draw:style-name="gr2" draw:text-style-name="P2" xml:id="id102" draw:id="id102" draw:layer="layout" svg:width="1cm" svg:height="0.9cm" svg:x="58.012cm" svg:y="22.309cm">
          <text:p text:style-name="P1"><text:span text:style-name="T1">BUF</text:span></text:p>
          <text:p text:style-name="P1"><text:span text:style-name="T1">303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8.512cm" svg:y1="22.309cm" svg:x2="58.562cm" svg:y2="21.409cm" draw:start-shape="id102" draw:start-glue-point="0" draw:end-shape="id44" draw:end-glue-point="2" svg:d="M58512 22309l50-900" svg:viewBox="0 0 51 901">
          <text:p/>
        </draw:connector>
        <draw:custom-shape draw:style-name="gr2" draw:text-style-name="P2" xml:id="id103" draw:id="id103" draw:layer="layout" svg:width="1cm" svg:height="0.9cm" svg:x="55.712cm" svg:y="22.309cm">
          <text:p text:style-name="P1"><text:span text:style-name="T1">BUF</text:span></text:p>
          <text:p text:style-name="P1"><text:span text:style-name="T1">313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6.212cm" svg:y1="22.309cm" svg:x2="56.262cm" svg:y2="21.409cm" draw:start-shape="id103" draw:start-glue-point="0" draw:end-shape="id46" draw:end-glue-point="2" svg:d="M56212 22309l50-900" svg:viewBox="0 0 51 901">
          <text:p/>
        </draw:connector>
        <draw:custom-shape draw:style-name="gr2" draw:text-style-name="P2" xml:id="id104" draw:id="id104" draw:layer="layout" svg:width="1cm" svg:height="0.9cm" svg:x="53.412cm" svg:y="22.309cm">
          <text:p text:style-name="P1"><text:span text:style-name="T1">BUF</text:span></text:p>
          <text:p text:style-name="P1"><text:span text:style-name="T1">313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3.912cm" svg:y1="22.309cm" svg:x2="53.962cm" svg:y2="21.409cm" draw:start-shape="id104" draw:start-glue-point="0" draw:end-shape="id48" draw:end-glue-point="2" svg:d="M53912 22309l50-900" svg:viewBox="0 0 51 901">
          <text:p/>
        </draw:connector>
        <draw:custom-shape draw:style-name="gr2" draw:text-style-name="P2" xml:id="id105" draw:id="id105" draw:layer="layout" svg:width="1cm" svg:height="0.9cm" svg:x="51.112cm" svg:y="22.309cm">
          <text:p text:style-name="P1"><text:span text:style-name="T1">BUF</text:span></text:p>
          <text:p text:style-name="P1"><text:span text:style-name="T1">303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1.612cm" svg:y1="22.309cm" svg:x2="51.662cm" svg:y2="21.409cm" draw:start-shape="id105" draw:start-glue-point="0" draw:end-shape="id50" draw:end-glue-point="2" svg:d="M51612 22309l50-900" svg:viewBox="0 0 51 901">
          <text:p/>
        </draw:connector>
        <draw:custom-shape draw:style-name="gr2" draw:text-style-name="P2" xml:id="id106" draw:id="id106" draw:layer="layout" svg:width="1cm" svg:height="0.9cm" svg:x="48.812cm" svg:y="22.309cm">
          <text:p text:style-name="P1"><text:span text:style-name="T1">BUF</text:span></text:p>
          <text:p text:style-name="P1"><text:span text:style-name="T1">293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9.312cm" svg:y1="22.309cm" svg:x2="49.362cm" svg:y2="21.409cm" draw:start-shape="id106" draw:start-glue-point="0" draw:end-shape="id52" draw:end-glue-point="2" svg:d="M49312 22309l50-900" svg:viewBox="0 0 51 901">
          <text:p/>
        </draw:connector>
        <draw:custom-shape draw:style-name="gr2" draw:text-style-name="P2" xml:id="id107" draw:id="id107" draw:layer="layout" svg:width="1cm" svg:height="0.9cm" svg:x="46.512cm" svg:y="22.309cm">
          <text:p text:style-name="P1"><text:span text:style-name="T1">BUF</text:span></text:p>
          <text:p text:style-name="P1"><text:span text:style-name="T1">348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7.012cm" svg:y1="22.309cm" svg:x2="47.062cm" svg:y2="21.409cm" draw:start-shape="id107" draw:start-glue-point="0" draw:end-shape="id93" draw:end-glue-point="2" svg:d="M47012 22309l50-900" svg:viewBox="0 0 51 901">
          <text:p/>
        </draw:connector>
        <draw:custom-shape draw:style-name="gr2" draw:text-style-name="P2" xml:id="id108" draw:id="id108" draw:layer="layout" svg:width="1cm" svg:height="0.9cm" svg:x="44.212cm" svg:y="22.309cm">
          <text:p text:style-name="P1"><text:span text:style-name="T1">BUF</text:span></text:p>
          <text:p text:style-name="P1"><text:span text:style-name="T1">3610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4.712cm" svg:y1="22.309cm" svg:x2="44.762cm" svg:y2="21.409cm" draw:start-shape="id108" draw:start-glue-point="0" draw:end-shape="id91" draw:end-glue-point="2" svg:d="M44712 22309l50-900" svg:viewBox="0 0 51 901">
          <text:p/>
        </draw:connector>
        <draw:custom-shape draw:style-name="gr2" draw:text-style-name="P2" xml:id="id109" draw:id="id109" draw:layer="layout" svg:width="1cm" svg:height="0.9cm" svg:x="41.912cm" svg:y="22.309cm">
          <text:p text:style-name="P1"><text:span text:style-name="T1">BUF</text:span></text:p>
          <text:p text:style-name="P1"><text:span text:style-name="T1">3510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2.412cm" svg:y1="22.309cm" svg:x2="42.462cm" svg:y2="21.409cm" draw:start-shape="id109" draw:start-glue-point="0" draw:end-shape="id89" draw:end-glue-point="2" svg:d="M42412 22309l50-900" svg:viewBox="0 0 51 901">
          <text:p/>
        </draw:connector>
        <draw:custom-shape draw:style-name="gr2" draw:text-style-name="P2" xml:id="id110" draw:id="id110" draw:layer="layout" svg:width="1cm" svg:height="0.9cm" svg:x="39.612cm" svg:y="22.309cm">
          <text:p text:style-name="P1"><text:span text:style-name="T1">BUF</text:span></text:p>
          <text:p text:style-name="P1"><text:span text:style-name="T1">365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0.112cm" svg:y1="22.309cm" svg:x2="40.162cm" svg:y2="21.409cm" draw:start-shape="id110" draw:start-glue-point="0" draw:end-shape="id54" draw:end-glue-point="2" svg:d="M40112 22309l50-900" svg:viewBox="0 0 51 901">
          <text:p/>
        </draw:connector>
        <draw:custom-shape draw:style-name="gr2" draw:text-style-name="P2" xml:id="id111" draw:id="id111" draw:layer="layout" svg:width="1cm" svg:height="0.9cm" svg:x="37.312cm" svg:y="22.309cm">
          <text:p text:style-name="P1"><text:span text:style-name="T1">BUF</text:span></text:p>
          <text:p text:style-name="P1"><text:span text:style-name="T1">356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7.812cm" svg:y1="22.309cm" svg:x2="37.862cm" svg:y2="21.409cm" draw:start-shape="id111" draw:start-glue-point="0" draw:end-shape="id56" draw:end-glue-point="2" svg:d="M37812 22309l50-900" svg:viewBox="0 0 51 901">
          <text:p/>
        </draw:connector>
        <draw:custom-shape draw:style-name="gr2" draw:text-style-name="P2" xml:id="id112" draw:id="id112" draw:layer="layout" svg:width="1cm" svg:height="0.9cm" svg:x="35.012cm" svg:y="22.309cm">
          <text:p text:style-name="P1"><text:span text:style-name="T1">BUF</text:span></text:p>
          <text:p text:style-name="P1"><text:span text:style-name="T1">334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5.512cm" svg:y1="22.309cm" svg:x2="35.562cm" svg:y2="21.409cm" draw:start-shape="id112" draw:start-glue-point="0" draw:end-shape="id58" draw:end-glue-point="2" svg:d="M35512 22309l50-900" svg:viewBox="0 0 51 901">
          <text:p/>
        </draw:connector>
        <draw:custom-shape draw:style-name="gr2" draw:text-style-name="P2" xml:id="id113" draw:id="id113" draw:layer="layout" svg:width="1cm" svg:height="0.9cm" svg:x="32.712cm" svg:y="22.309cm">
          <text:p text:style-name="P1"><text:span text:style-name="T1">BUF</text:span></text:p>
          <text:p text:style-name="P1"><text:span text:style-name="T1">324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3.212cm" svg:y1="22.309cm" svg:x2="33.262cm" svg:y2="21.409cm" draw:start-shape="id113" draw:start-glue-point="0" draw:end-shape="id60" draw:end-glue-point="2" svg:d="M33212 22309l50-900" svg:viewBox="0 0 51 901">
          <text:p/>
        </draw:connector>
        <draw:custom-shape draw:style-name="gr2" draw:text-style-name="P2" xml:id="id114" draw:id="id114" draw:layer="layout" svg:width="1cm" svg:height="0.9cm" svg:x="30.412cm" svg:y="22.309cm">
          <text:p text:style-name="P1"><text:span text:style-name="T1">BUF</text:span></text:p>
          <text:p text:style-name="P1"><text:span text:style-name="T1">314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0.912cm" svg:y1="22.309cm" svg:x2="30.962cm" svg:y2="21.409cm" draw:start-shape="id114" draw:start-glue-point="0" draw:end-shape="id62" draw:end-glue-point="2" svg:d="M30912 22309l50-900" svg:viewBox="0 0 51 901">
          <text:p/>
        </draw:connector>
        <draw:custom-shape draw:style-name="gr2" draw:text-style-name="P2" xml:id="id115" draw:id="id115" draw:layer="layout" svg:width="1cm" svg:height="0.9cm" svg:x="28.112cm" svg:y="22.309cm">
          <text:p text:style-name="P1"><text:span text:style-name="T1">BUF</text:span></text:p>
          <text:p text:style-name="P1"><text:span text:style-name="T1">275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8.612cm" svg:y1="22.309cm" svg:x2="28.662cm" svg:y2="21.409cm" draw:start-shape="id115" draw:start-glue-point="0" draw:end-shape="id64" draw:end-glue-point="2" svg:d="M28612 22309l50-900" svg:viewBox="0 0 51 901">
          <text:p/>
        </draw:connector>
        <draw:custom-shape draw:style-name="gr2" draw:text-style-name="P2" xml:id="id116" draw:id="id116" draw:layer="layout" svg:width="1cm" svg:height="0.9cm" svg:x="25.812cm" svg:y="22.309cm">
          <text:p text:style-name="P1"><text:span text:style-name="T1">BUF</text:span></text:p>
          <text:p text:style-name="P1"><text:span text:style-name="T1">304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6.312cm" svg:y1="22.309cm" svg:x2="26.362cm" svg:y2="21.409cm" draw:start-shape="id116" draw:start-glue-point="0" draw:end-shape="id66" draw:end-glue-point="2" svg:d="M26312 22309l50-900" svg:viewBox="0 0 51 901">
          <text:p/>
        </draw:connector>
        <draw:custom-shape draw:style-name="gr2" draw:text-style-name="P2" xml:id="id117" draw:id="id117" draw:layer="layout" svg:width="1cm" svg:height="0.9cm" svg:x="23.512cm" svg:y="22.309cm">
          <text:p text:style-name="P1"><text:span text:style-name="T1">BUF</text:span></text:p>
          <text:p text:style-name="P1"><text:span text:style-name="T1">283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4.012cm" svg:y1="22.309cm" svg:x2="24.062cm" svg:y2="21.409cm" draw:start-shape="id117" draw:start-glue-point="0" draw:end-shape="id68" draw:end-glue-point="2" svg:d="M24012 22309l50-900" svg:viewBox="0 0 51 901">
          <text:p/>
        </draw:connector>
        <draw:custom-shape draw:style-name="gr2" draw:text-style-name="P2" xml:id="id118" draw:id="id118" draw:layer="layout" svg:width="1cm" svg:height="0.9cm" svg:x="21.212cm" svg:y="22.309cm">
          <text:p text:style-name="P1"><text:span text:style-name="T1">BUF</text:span></text:p>
          <text:p text:style-name="P1"><text:span text:style-name="T1">367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1.712cm" svg:y1="22.309cm" svg:x2="21.762cm" svg:y2="21.409cm" draw:start-shape="id118" draw:start-glue-point="0" draw:end-shape="id70" draw:end-glue-point="2" svg:d="M21712 22309l50-900" svg:viewBox="0 0 51 901">
          <text:p/>
        </draw:connector>
        <draw:custom-shape draw:style-name="gr2" draw:text-style-name="P2" xml:id="id119" draw:id="id119" draw:layer="layout" svg:width="1cm" svg:height="0.9cm" svg:x="18.912cm" svg:y="22.309cm">
          <text:p text:style-name="P1"><text:span text:style-name="T1">BUF</text:span></text:p>
          <text:p text:style-name="P1"><text:span text:style-name="T1">295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9.412cm" svg:y1="22.309cm" svg:x2="19.462cm" svg:y2="21.409cm" draw:start-shape="id119" draw:start-glue-point="0" draw:end-shape="id72" draw:end-glue-point="2" svg:d="M19412 22309l50-900" svg:viewBox="0 0 51 901">
          <text:p/>
        </draw:connector>
        <draw:custom-shape draw:style-name="gr2" draw:text-style-name="P2" xml:id="id120" draw:id="id120" draw:layer="layout" svg:width="1cm" svg:height="0.9cm" svg:x="16.612cm" svg:y="22.309cm">
          <text:p text:style-name="P1"><text:span text:style-name="T1">BUF</text:span></text:p>
          <text:p text:style-name="P1"><text:span text:style-name="T1">295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7.112cm" svg:y1="22.309cm" svg:x2="17.162cm" svg:y2="21.409cm" draw:start-shape="id120" draw:start-glue-point="0" draw:end-shape="id74" draw:end-glue-point="2" svg:d="M17112 22309l50-900" svg:viewBox="0 0 51 901">
          <text:p/>
        </draw:connector>
        <draw:custom-shape draw:style-name="gr2" draw:text-style-name="P2" xml:id="id121" draw:id="id121" draw:layer="layout" svg:width="1cm" svg:height="0.9cm" svg:x="14.312cm" svg:y="22.309cm">
          <text:p text:style-name="P1"><text:span text:style-name="T1">BUF</text:span></text:p>
          <text:p text:style-name="P1"><text:span text:style-name="T1">368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812cm" svg:y1="22.309cm" svg:x2="14.862cm" svg:y2="21.409cm" draw:start-shape="id121" draw:start-glue-point="0" draw:end-shape="id77" draw:end-glue-point="2" svg:d="M14812 22309l50-900" svg:viewBox="0 0 51 901">
          <text:p/>
        </draw:connector>
        <draw:custom-shape draw:style-name="gr2" draw:text-style-name="P2" xml:id="id122" draw:id="id122" draw:layer="layout" svg:width="1cm" svg:height="0.9cm" svg:x="12.012cm" svg:y="22.309cm">
          <text:p text:style-name="P1"><text:span text:style-name="T1">BUF</text:span></text:p>
          <text:p text:style-name="P1"><text:span text:style-name="T1">286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2.512cm" svg:y1="22.309cm" svg:x2="12.562cm" svg:y2="21.409cm" draw:start-shape="id122" draw:start-glue-point="0" draw:end-shape="id76" draw:end-glue-point="2" svg:d="M12512 22309l50-900" svg:viewBox="0 0 51 901">
          <text:p/>
        </draw:connector>
        <draw:custom-shape draw:style-name="gr2" draw:text-style-name="P2" xml:id="id123" draw:id="id123" draw:layer="layout" svg:width="1cm" svg:height="0.9cm" svg:x="9.712cm" svg:y="22.309cm">
          <text:p text:style-name="P1"><text:span text:style-name="T1">BUF</text:span></text:p>
          <text:p text:style-name="P1"><text:span text:style-name="T1">337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0.212cm" svg:y1="22.309cm" svg:x2="10.262cm" svg:y2="21.409cm" draw:start-shape="id123" draw:start-glue-point="0" draw:end-shape="id83" svg:d="M10212 22309l50-900" svg:viewBox="0 0 51 901">
          <text:p/>
        </draw:connector>
        <draw:custom-shape draw:style-name="gr2" draw:text-style-name="P2" xml:id="id124" draw:id="id124" draw:layer="layout" svg:width="1cm" svg:height="0.9cm" svg:x="7.412cm" svg:y="22.309cm">
          <text:p text:style-name="P1"><text:span text:style-name="T1">BUF</text:span></text:p>
          <text:p text:style-name="P1"><text:span text:style-name="T1">337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.912cm" svg:y1="22.309cm" svg:x2="7.962cm" svg:y2="21.409cm" draw:start-shape="id124" draw:start-glue-point="0" draw:end-shape="id85" svg:d="M7912 22309l50-900" svg:viewBox="0 0 51 901">
          <text:p/>
        </draw:connector>
        <draw:custom-shape draw:style-name="gr2" draw:text-style-name="P2" xml:id="id125" draw:id="id125" draw:layer="layout" svg:width="1cm" svg:height="0.9cm" svg:x="5.112cm" svg:y="22.309cm">
          <text:p text:style-name="P1"><text:span text:style-name="T1">BUF</text:span></text:p>
          <text:p text:style-name="P1"><text:span text:style-name="T1">369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.612cm" svg:y1="22.309cm" svg:x2="5.662cm" svg:y2="21.409cm" draw:start-shape="id125" draw:start-glue-point="0" draw:end-shape="id87" draw:end-glue-point="2" svg:d="M5612 22309l50-900" svg:viewBox="0 0 51 901">
          <text:p/>
        </draw:connector>
        <draw:custom-shape draw:style-name="gr6" draw:text-style-name="P2" xml:id="id126" draw:id="id126" draw:layer="layout" svg:width="2.1cm" svg:height="0.9cm" svg:x="32.212cm" svg:y="28.009cm">
          <text:p text:style-name="P1"><text:span text:style-name="T1">DFF ()</text:span></text:p>
          <text:p text:style-name="P1"><text:span text:style-name="T1">334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3.262cm" svg:y1="28.009cm" svg:x2="33.212cm" svg:y2="23.209cm" draw:start-shape="id126" draw:start-glue-point="0" draw:end-shape="id113" draw:end-glue-point="2" svg:d="M33262 28009l-50-4800" svg:viewBox="0 0 51 4801">
          <text:p/>
        </draw:connector>
        <draw:custom-shape draw:style-name="gr6" draw:text-style-name="P2" xml:id="id127" draw:id="id127" draw:layer="layout" svg:width="1cm" svg:height="0.9cm" svg:x="33.612cm" svg:y="24.109cm">
          <text:p text:style-name="P1"><text:span text:style-name="T1">NAND</text:span></text:p>
          <text:p text:style-name="P1"><text:span text:style-name="T1">345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3.262cm" svg:y1="28.009cm" svg:x2="34.112cm" svg:y2="25.009cm" draw:start-shape="id126" draw:start-glue-point="0" draw:end-shape="id127" draw:end-glue-point="2" svg:d="M33262 28009l850-3000" svg:viewBox="0 0 851 3001">
          <text:p/>
        </draw:connector>
        <draw:custom-shape draw:style-name="gr6" draw:text-style-name="P2" xml:id="id128" draw:id="id128" draw:layer="layout" svg:width="2.1cm" svg:height="0.9cm" svg:x="34.512cm" svg:y="28.009cm">
          <text:p text:style-name="P1"><text:span text:style-name="T1">DFF ()</text:span></text:p>
          <text:p text:style-name="P1"><text:span text:style-name="T1">345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5.562cm" svg:y1="28.009cm" svg:x2="35.512cm" svg:y2="23.209cm" draw:start-shape="id128" draw:start-glue-point="0" draw:end-shape="id112" draw:end-glue-point="2" svg:d="M35562 28009l-50-4800" svg:viewBox="0 0 51 4801">
          <text:p/>
        </draw:connector>
        <draw:custom-shape draw:style-name="gr6" draw:text-style-name="P2" xml:id="id129" draw:id="id129" draw:layer="layout" svg:width="1cm" svg:height="0.9cm" svg:x="35.912cm" svg:y="24.109cm">
          <text:p text:style-name="P1"><text:span text:style-name="T1">NAND</text:span></text:p>
          <text:p text:style-name="P1"><text:span text:style-name="T1">345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5.562cm" svg:y1="28.009cm" svg:x2="36.412cm" svg:y2="25.009cm" draw:start-shape="id128" draw:start-glue-point="0" draw:end-shape="id129" draw:end-glue-point="2" svg:d="M35562 28009l850-3000" svg:viewBox="0 0 851 3001">
          <text:p/>
        </draw:connector>
        <draw:custom-shape draw:style-name="gr6" draw:text-style-name="P2" xml:id="id130" draw:id="id130" draw:layer="layout" svg:width="2.1cm" svg:height="0.9cm" svg:x="36.812cm" svg:y="28.009cm">
          <text:p text:style-name="P1"><text:span text:style-name="T1">DFF ()</text:span></text:p>
          <text:p text:style-name="P1"><text:span text:style-name="T1">366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7.862cm" svg:y1="28.009cm" svg:x2="37.812cm" svg:y2="23.209cm" draw:start-shape="id130" draw:start-glue-point="0" draw:end-shape="id111" draw:end-glue-point="2" svg:d="M37862 28009l-50-4800" svg:viewBox="0 0 51 4801">
          <text:p/>
        </draw:connector>
        <draw:custom-shape draw:style-name="gr6" draw:text-style-name="P2" xml:id="id131" draw:id="id131" draw:layer="layout" svg:width="1cm" svg:height="0.9cm" svg:x="38.212cm" svg:y="24.109cm">
          <text:p text:style-name="P1"><text:span text:style-name="T1">NAND</text:span></text:p>
          <text:p text:style-name="P1"><text:span text:style-name="T1">366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7.862cm" svg:y1="28.009cm" svg:x2="38.712cm" svg:y2="25.009cm" draw:start-shape="id130" draw:start-glue-point="0" draw:end-shape="id131" draw:end-glue-point="2" svg:d="M37862 28009l850-3000" svg:viewBox="0 0 851 3001">
          <text:p/>
        </draw:connector>
        <draw:custom-shape draw:style-name="gr6" draw:text-style-name="P2" xml:id="id132" draw:id="id132" draw:layer="layout" svg:width="2.1cm" svg:height="0.9cm" svg:x="39.112cm" svg:y="28.009cm">
          <text:p text:style-name="P1"><text:span text:style-name="T1">DFF ()</text:span></text:p>
          <text:p text:style-name="P1"><text:span text:style-name="T1">366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0.162cm" svg:y1="28.009cm" svg:x2="40.112cm" svg:y2="23.209cm" draw:start-shape="id132" draw:start-glue-point="0" draw:end-shape="id110" draw:end-glue-point="2" svg:d="M40162 28009l-50-4800" svg:viewBox="0 0 51 4801">
          <text:p/>
        </draw:connector>
        <draw:custom-shape draw:style-name="gr6" draw:text-style-name="P2" xml:id="id133" draw:id="id133" draw:layer="layout" svg:width="1cm" svg:height="0.9cm" svg:x="40.512cm" svg:y="24.109cm">
          <text:p text:style-name="P1"><text:span text:style-name="T1">NAND</text:span></text:p>
          <text:p text:style-name="P1"><text:span text:style-name="T1">366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0.162cm" svg:y1="28.009cm" svg:x2="41.012cm" svg:y2="25.009cm" draw:start-shape="id132" draw:start-glue-point="0" draw:end-shape="id133" draw:end-glue-point="2" svg:d="M40162 28009l850-3000" svg:viewBox="0 0 851 3001">
          <text:p/>
        </draw:connector>
        <draw:custom-shape draw:style-name="gr6" draw:text-style-name="P2" xml:id="id134" draw:id="id134" draw:layer="layout" svg:width="2.1cm" svg:height="0.9cm" svg:x="29.912cm" svg:y="28.009cm">
          <text:p text:style-name="P1"><text:span text:style-name="T1">DFF ()</text:span></text:p>
          <text:p text:style-name="P1"><text:span text:style-name="T1">314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0.962cm" svg:y1="28.009cm" svg:x2="30.912cm" svg:y2="23.209cm" draw:start-shape="id134" draw:start-glue-point="0" draw:end-shape="id114" draw:end-glue-point="2" svg:d="M30962 28009l-50-4800" svg:viewBox="0 0 51 4801">
          <text:p/>
        </draw:connector>
        <draw:custom-shape draw:style-name="gr6" draw:text-style-name="P2" xml:id="id135" draw:id="id135" draw:layer="layout" svg:width="1cm" svg:height="0.9cm" svg:x="31.312cm" svg:y="24.109cm">
          <text:p text:style-name="P1"><text:span text:style-name="T1">NAND</text:span></text:p>
          <text:p text:style-name="P1"><text:span text:style-name="T1">314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0.962cm" svg:y1="28.009cm" svg:x2="31.812cm" svg:y2="25.009cm" draw:start-shape="id134" draw:start-glue-point="0" draw:end-shape="id135" draw:end-glue-point="2" svg:d="M30962 28009l850-3000" svg:viewBox="0 0 851 3001">
          <text:p/>
        </draw:connector>
        <draw:custom-shape draw:style-name="gr6" draw:text-style-name="P2" xml:id="id136" draw:id="id136" draw:layer="layout" svg:width="2.1cm" svg:height="0.9cm" svg:x="27.612cm" svg:y="28.009cm">
          <text:p text:style-name="P1"><text:span text:style-name="T1">DFF ()</text:span></text:p>
          <text:p text:style-name="P1"><text:span text:style-name="T1">324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8.662cm" svg:y1="28.009cm" svg:x2="28.612cm" svg:y2="23.209cm" draw:start-shape="id136" draw:start-glue-point="0" draw:end-shape="id115" draw:end-glue-point="2" svg:d="M28662 28009l-50-4800" svg:viewBox="0 0 51 4801">
          <text:p/>
        </draw:connector>
        <draw:custom-shape draw:style-name="gr6" draw:text-style-name="P2" xml:id="id137" draw:id="id137" draw:layer="layout" svg:width="1cm" svg:height="0.9cm" svg:x="29.112cm" svg:y="24.109cm">
          <text:p text:style-name="P1"><text:span text:style-name="T1">NAND</text:span></text:p>
          <text:p text:style-name="P1"><text:span text:style-name="T1">324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8.662cm" svg:y1="28.009cm" svg:x2="29.612cm" svg:y2="25.009cm" draw:start-shape="id136" draw:start-glue-point="0" draw:end-shape="id137" draw:end-glue-point="2" svg:d="M28662 28009l950-3000" svg:viewBox="0 0 951 3001">
          <text:p/>
        </draw:connector>
        <draw:custom-shape draw:style-name="gr6" draw:text-style-name="P2" xml:id="id138" draw:id="id138" draw:layer="layout" svg:width="2.1cm" svg:height="0.9cm" svg:x="25.312cm" svg:y="28.009cm">
          <text:p text:style-name="P1"><text:span text:style-name="T1">DFF ()</text:span></text:p>
          <text:p text:style-name="P1"><text:span text:style-name="T1">304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6.362cm" svg:y1="28.009cm" svg:x2="26.312cm" svg:y2="23.209cm" draw:start-shape="id138" draw:start-glue-point="0" draw:end-shape="id116" draw:end-glue-point="2" svg:d="M26362 28009l-50-4800" svg:viewBox="0 0 51 4801">
          <text:p/>
        </draw:connector>
        <draw:custom-shape draw:style-name="gr6" draw:text-style-name="P2" xml:id="id139" draw:id="id139" draw:layer="layout" svg:width="1cm" svg:height="0.9cm" svg:x="26.812cm" svg:y="24.109cm">
          <text:p text:style-name="P1"><text:span text:style-name="T1">NAND</text:span></text:p>
          <text:p text:style-name="P1"><text:span text:style-name="T1">315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6.362cm" svg:y1="28.009cm" svg:x2="27.312cm" svg:y2="25.009cm" draw:start-shape="id138" draw:start-glue-point="0" draw:end-shape="id139" draw:end-glue-point="2" svg:d="M26362 28009l950-3000" svg:viewBox="0 0 951 3001">
          <text:p/>
        </draw:connector>
        <draw:custom-shape draw:style-name="gr6" draw:text-style-name="P2" xml:id="id140" draw:id="id140" draw:layer="layout" svg:width="2.1cm" svg:height="0.9cm" svg:x="23.012cm" svg:y="28.009cm">
          <text:p text:style-name="P1"><text:span text:style-name="T1">DFF ()</text:span></text:p>
          <text:p text:style-name="P1"><text:span text:style-name="T1">314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4.062cm" svg:y1="28.009cm" svg:x2="24.012cm" svg:y2="23.209cm" draw:start-shape="id140" draw:start-glue-point="0" draw:end-shape="id117" draw:end-glue-point="2" svg:d="M24062 28009l-50-4800" svg:viewBox="0 0 51 4801">
          <text:p/>
        </draw:connector>
        <draw:custom-shape draw:style-name="gr6" draw:text-style-name="P2" xml:id="id141" draw:id="id141" draw:layer="layout" svg:width="1cm" svg:height="0.9cm" svg:x="24.512cm" svg:y="24.109cm">
          <text:p text:style-name="P1"><text:span text:style-name="T1">NAND</text:span></text:p>
          <text:p text:style-name="P1"><text:span text:style-name="T1">315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4.062cm" svg:y1="28.009cm" svg:x2="25.012cm" svg:y2="25.009cm" draw:start-shape="id140" draw:start-glue-point="0" draw:end-shape="id141" draw:end-glue-point="2" svg:d="M24062 28009l950-3000" svg:viewBox="0 0 951 3001">
          <text:p/>
        </draw:connector>
        <draw:custom-shape draw:style-name="gr6" draw:text-style-name="P2" xml:id="id142" draw:id="id142" draw:layer="layout" svg:width="2.1cm" svg:height="0.9cm" svg:x="20.712cm" svg:y="28.009cm">
          <text:p text:style-name="P1"><text:span text:style-name="T1">DFF ()</text:span></text:p>
          <text:p text:style-name="P1"><text:span text:style-name="T1">375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1.762cm" svg:y1="28.009cm" svg:x2="21.712cm" svg:y2="23.209cm" draw:start-shape="id142" draw:start-glue-point="0" draw:end-shape="id118" svg:d="M21762 28009l-50-4800" svg:viewBox="0 0 51 4801">
          <text:p/>
        </draw:connector>
        <draw:custom-shape draw:style-name="gr6" draw:text-style-name="P2" xml:id="id143" draw:id="id143" draw:layer="layout" svg:width="1cm" svg:height="0.9cm" svg:x="22.212cm" svg:y="24.109cm">
          <text:p text:style-name="P1"><text:span text:style-name="T1">NAND</text:span></text:p>
          <text:p text:style-name="P1"><text:span text:style-name="T1">367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1.762cm" svg:y1="28.009cm" svg:x2="22.712cm" svg:y2="25.009cm" draw:start-shape="id142" draw:start-glue-point="0" draw:end-shape="id143" draw:end-glue-point="2" svg:d="M21762 28009l950-3000" svg:viewBox="0 0 951 3001">
          <text:p/>
        </draw:connector>
        <draw:custom-shape draw:style-name="gr6" draw:text-style-name="P2" xml:id="id144" draw:id="id144" draw:layer="layout" svg:width="2.1cm" svg:height="0.9cm" svg:x="18.412cm" svg:y="28.009cm">
          <text:p text:style-name="P1"><text:span text:style-name="T1">DFF ()</text:span></text:p>
          <text:p text:style-name="P1"><text:span text:style-name="T1">295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9.462cm" svg:y1="28.009cm" svg:x2="19.412cm" svg:y2="23.209cm" draw:start-shape="id144" draw:start-glue-point="0" draw:end-shape="id119" draw:end-glue-point="2" svg:d="M19462 28009l-50-4800" svg:viewBox="0 0 51 4801">
          <text:p/>
        </draw:connector>
        <draw:custom-shape draw:style-name="gr6" draw:text-style-name="P2" xml:id="id145" draw:id="id145" draw:layer="layout" svg:width="1cm" svg:height="0.9cm" svg:x="19.912cm" svg:y="24.109cm">
          <text:p text:style-name="P1"><text:span text:style-name="T1">NAND</text:span></text:p>
          <text:p text:style-name="P1"><text:span text:style-name="T1">336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9.462cm" svg:y1="28.009cm" svg:x2="20.412cm" svg:y2="25.009cm" draw:start-shape="id144" draw:start-glue-point="0" draw:end-shape="id145" draw:end-glue-point="2" svg:d="M19462 28009l950-3000" svg:viewBox="0 0 951 3001">
          <text:p/>
        </draw:connector>
        <draw:custom-shape draw:style-name="gr6" draw:text-style-name="P2" xml:id="id146" draw:id="id146" draw:layer="layout" svg:width="2.1cm" svg:height="0.9cm" svg:x="16.112cm" svg:y="28.009cm">
          <text:p text:style-name="P1"><text:span text:style-name="T1">DFF ()</text:span></text:p>
          <text:p text:style-name="P1"><text:span text:style-name="T1">305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7.162cm" svg:y1="28.009cm" svg:x2="17.112cm" svg:y2="23.209cm" draw:start-shape="id146" draw:start-glue-point="0" draw:end-shape="id120" draw:end-glue-point="2" svg:d="M17162 28009l-50-4800" svg:viewBox="0 0 51 4801">
          <text:p/>
        </draw:connector>
        <draw:custom-shape draw:style-name="gr6" draw:text-style-name="P2" xml:id="id147" draw:id="id147" draw:layer="layout" svg:width="1cm" svg:height="0.9cm" svg:x="17.612cm" svg:y="24.109cm">
          <text:p text:style-name="P1"><text:span text:style-name="T1">NAND</text:span></text:p>
          <text:p text:style-name="P1"><text:span text:style-name="T1">315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7.162cm" svg:y1="28.009cm" svg:x2="18.112cm" svg:y2="25.009cm" draw:start-shape="id146" draw:start-glue-point="0" draw:end-shape="id147" draw:end-glue-point="2" svg:d="M17162 28009l950-3000" svg:viewBox="0 0 951 3001">
          <text:p/>
        </draw:connector>
        <draw:custom-shape draw:style-name="gr6" draw:text-style-name="P2" xml:id="id148" draw:id="id148" draw:layer="layout" svg:width="2.1cm" svg:height="0.9cm" svg:x="13.812cm" svg:y="28.009cm">
          <text:p text:style-name="P1"><text:span text:style-name="T1">DFF ()</text:span></text:p>
          <text:p text:style-name="P1"><text:span text:style-name="T1">376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862cm" svg:y1="28.009cm" svg:x2="14.812cm" svg:y2="23.209cm" draw:start-shape="id148" draw:start-glue-point="0" draw:end-shape="id121" draw:end-glue-point="2" svg:d="M14862 28009l-50-4800" svg:viewBox="0 0 51 4801">
          <text:p/>
        </draw:connector>
        <draw:custom-shape draw:style-name="gr6" draw:text-style-name="P2" xml:id="id149" draw:id="id149" draw:layer="layout" svg:width="1cm" svg:height="0.9cm" svg:x="15.312cm" svg:y="24.109cm">
          <text:p text:style-name="P1"><text:span text:style-name="T1">12-OAI</text:span></text:p>
          <text:p text:style-name="P1"><text:span text:style-name="T1">367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862cm" svg:y1="28.009cm" svg:x2="15.812cm" svg:y2="25.009cm" draw:start-shape="id148" draw:start-glue-point="0" draw:end-shape="id149" draw:end-glue-point="2" svg:d="M14862 28009l950-3000" svg:viewBox="0 0 951 3001">
          <text:p/>
        </draw:connector>
        <draw:custom-shape draw:style-name="gr6" draw:text-style-name="P2" xml:id="id150" draw:id="id150" draw:layer="layout" svg:width="2.1cm" svg:height="0.9cm" svg:x="11.512cm" svg:y="28.009cm">
          <text:p text:style-name="P1"><text:span text:style-name="T1">DFF ()</text:span></text:p>
          <text:p text:style-name="P1"><text:span text:style-name="T1">296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2.562cm" svg:y1="28.009cm" svg:x2="12.512cm" svg:y2="23.209cm" draw:start-shape="id150" draw:start-glue-point="0" draw:end-shape="id122" draw:end-glue-point="2" svg:d="M12562 28009l-50-4800" svg:viewBox="0 0 51 4801">
          <text:p/>
        </draw:connector>
        <draw:custom-shape draw:style-name="gr6" draw:text-style-name="P2" xml:id="id151" draw:id="id151" draw:layer="layout" svg:width="1cm" svg:height="0.9cm" svg:x="13.012cm" svg:y="24.109cm">
          <text:p text:style-name="P1"><text:span text:style-name="T1">NOT</text:span></text:p>
          <text:p text:style-name="P1"><text:span text:style-name="T1">296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2.562cm" svg:y1="28.009cm" svg:x2="13.512cm" svg:y2="25.009cm" draw:start-shape="id150" draw:start-glue-point="0" draw:end-shape="id151" draw:end-glue-point="2" svg:d="M12562 28009l950-3000" svg:viewBox="0 0 951 3001">
          <text:p/>
        </draw:connector>
        <draw:custom-shape draw:style-name="gr6" draw:text-style-name="P2" xml:id="id152" draw:id="id152" draw:layer="layout" svg:width="2.1cm" svg:height="0.9cm" svg:x="9.212cm" svg:y="28.009cm">
          <text:p text:style-name="P1"><text:span text:style-name="T1">DFF ()</text:span></text:p>
          <text:p text:style-name="P1"><text:span text:style-name="T1">336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0.262cm" svg:y1="28.009cm" svg:x2="10.212cm" svg:y2="23.209cm" draw:start-shape="id152" draw:start-glue-point="0" draw:end-shape="id123" draw:end-glue-point="2" svg:d="M10262 28009l-50-4800" svg:viewBox="0 0 51 4801">
          <text:p/>
        </draw:connector>
        <draw:custom-shape draw:style-name="gr6" draw:text-style-name="P2" xml:id="id153" draw:id="id153" draw:layer="layout" svg:width="1cm" svg:height="0.9cm" svg:x="10.712cm" svg:y="24.109cm">
          <text:p text:style-name="P1"><text:span text:style-name="T1">NOT</text:span></text:p>
          <text:p text:style-name="P1"><text:span text:style-name="T1">-132-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0.262cm" svg:y1="28.009cm" svg:x2="11.212cm" svg:y2="25.009cm" draw:start-shape="id152" draw:start-glue-point="0" draw:end-shape="id153" draw:end-glue-point="2" svg:d="M10262 28009l950-3000" svg:viewBox="0 0 951 3001">
          <text:p/>
        </draw:connector>
        <draw:custom-shape draw:style-name="gr6" draw:text-style-name="P2" xml:id="id154" draw:id="id154" draw:layer="layout" svg:width="2.1cm" svg:height="0.9cm" svg:x="6.912cm" svg:y="28.009cm">
          <text:p text:style-name="P1"><text:span text:style-name="T1">DFF ()</text:span></text:p>
          <text:p text:style-name="P1"><text:span text:style-name="T1">336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.962cm" svg:y1="28.009cm" svg:x2="7.912cm" svg:y2="23.209cm" draw:start-shape="id154" draw:start-glue-point="0" draw:end-shape="id124" draw:end-glue-point="2" svg:d="M7962 28009l-50-4800" svg:viewBox="0 0 51 4801">
          <text:p/>
        </draw:connector>
        <draw:custom-shape draw:style-name="gr6" draw:text-style-name="P2" xml:id="id155" draw:id="id155" draw:layer="layout" svg:width="1cm" svg:height="0.9cm" svg:x="8.412cm" svg:y="24.109cm">
          <text:p text:style-name="P1"><text:span text:style-name="T1">NOT</text:span></text:p>
          <text:p text:style-name="P1"><text:span text:style-name="T1">336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.962cm" svg:y1="28.009cm" svg:x2="8.912cm" svg:y2="25.009cm" draw:start-shape="id154" draw:start-glue-point="0" draw:end-shape="id155" draw:end-glue-point="2" svg:d="M7962 28009l950-3000" svg:viewBox="0 0 951 3001">
          <text:p/>
        </draw:connector>
        <draw:custom-shape draw:style-name="gr6" draw:text-style-name="P2" xml:id="id156" draw:id="id156" draw:layer="layout" svg:width="2.1cm" svg:height="0.9cm" svg:x="4.612cm" svg:y="28.009cm">
          <text:p text:style-name="P1"><text:span text:style-name="T1">DFF ()</text:span></text:p>
          <text:p text:style-name="P1"><text:span text:style-name="T1">368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.662cm" svg:y1="28.009cm" svg:x2="5.612cm" svg:y2="23.209cm" draw:start-shape="id156" draw:start-glue-point="0" draw:end-shape="id125" draw:end-glue-point="2" svg:d="M5662 28009l-50-4800" svg:viewBox="0 0 51 4801">
          <text:p/>
        </draw:connector>
        <draw:custom-shape draw:style-name="gr6" draw:text-style-name="P2" xml:id="id157" draw:id="id157" draw:layer="layout" svg:width="1cm" svg:height="0.9cm" svg:x="6.112cm" svg:y="24.109cm">
          <text:p text:style-name="P1"><text:span text:style-name="T1">NAND</text:span></text:p>
          <text:p text:style-name="P1"><text:span text:style-name="T1">368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.662cm" svg:y1="28.009cm" svg:x2="6.612cm" svg:y2="25.009cm" draw:start-shape="id156" draw:start-glue-point="0" draw:end-shape="id157" draw:end-glue-point="2" svg:d="M5662 28009l950-3000" svg:viewBox="0 0 951 3001">
          <text:p/>
        </draw:connector>
        <draw:custom-shape draw:style-name="gr6" draw:text-style-name="P2" xml:id="id158" draw:id="id158" draw:layer="layout" svg:width="2.1cm" svg:height="0.9cm" svg:x="41.412cm" svg:y="28.009cm">
          <text:p text:style-name="P1"><text:span text:style-name="T1">DFF ()</text:span></text:p>
          <text:p text:style-name="P1"><text:span text:style-name="T1">3510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2.462cm" svg:y1="28.009cm" svg:x2="42.412cm" svg:y2="23.209cm" draw:start-shape="id158" draw:start-glue-point="0" draw:end-shape="id109" draw:end-glue-point="2" svg:d="M42462 28009l-50-4800" svg:viewBox="0 0 51 4801">
          <text:p/>
        </draw:connector>
        <draw:custom-shape draw:style-name="gr6" draw:text-style-name="P2" xml:id="id159" draw:id="id159" draw:layer="layout" svg:width="2.1cm" svg:height="0.9cm" svg:x="43.712cm" svg:y="28.009cm">
          <text:p text:style-name="P1"><text:span text:style-name="T1">DFF ()</text:span></text:p>
          <text:p text:style-name="P1"><text:span text:style-name="T1">378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4.762cm" svg:y1="28.009cm" svg:x2="44.712cm" svg:y2="23.209cm" draw:start-shape="id159" draw:start-glue-point="0" draw:end-shape="id108" draw:end-glue-point="2" svg:d="M44762 28009l-50-4800" svg:viewBox="0 0 51 4801">
          <text:p/>
        </draw:connector>
        <draw:custom-shape draw:style-name="gr6" draw:text-style-name="P2" xml:id="id160" draw:id="id160" draw:layer="layout" svg:width="2.1cm" svg:height="0.9cm" svg:x="46.012cm" svg:y="28.009cm">
          <text:p text:style-name="P1"><text:span text:style-name="T1">DFF ()</text:span></text:p>
          <text:p text:style-name="P1"><text:span text:style-name="T1">348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7.062cm" svg:y1="28.009cm" svg:x2="47.012cm" svg:y2="23.209cm" draw:start-shape="id160" draw:start-glue-point="0" draw:end-shape="id107" draw:end-glue-point="2" svg:d="M47062 28009l-50-4800" svg:viewBox="0 0 51 4801">
          <text:p/>
        </draw:connector>
        <draw:custom-shape draw:style-name="gr6" draw:text-style-name="P2" xml:id="id161" draw:id="id161" draw:layer="layout" svg:width="2.1cm" svg:height="0.9cm" svg:x="48.312cm" svg:y="28.009cm">
          <text:p text:style-name="P1"><text:span text:style-name="T1">DFF ()</text:span></text:p>
          <text:p text:style-name="P1"><text:span text:style-name="T1">303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9.362cm" svg:y1="28.009cm" svg:x2="49.312cm" svg:y2="23.209cm" draw:start-shape="id161" draw:start-glue-point="0" draw:end-shape="id106" draw:end-glue-point="2" svg:d="M49362 28009l-50-4800" svg:viewBox="0 0 51 4801">
          <text:p/>
        </draw:connector>
        <draw:custom-shape draw:style-name="gr6" draw:text-style-name="P2" xml:id="id162" draw:id="id162" draw:layer="layout" svg:width="2.1cm" svg:height="0.9cm" svg:x="50.612cm" svg:y="28.009cm">
          <text:p text:style-name="P1"><text:span text:style-name="T1">DFF ()</text:span></text:p>
          <text:p text:style-name="P1"><text:span text:style-name="T1">303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1.662cm" svg:y1="28.009cm" svg:x2="51.612cm" svg:y2="23.209cm" draw:start-shape="id162" draw:start-glue-point="0" draw:end-shape="id105" draw:end-glue-point="2" svg:d="M51662 28009l-50-4800" svg:viewBox="0 0 51 4801">
          <text:p/>
        </draw:connector>
        <draw:custom-shape draw:style-name="gr6" draw:text-style-name="P2" xml:id="id163" draw:id="id163" draw:layer="layout" svg:width="2.1cm" svg:height="0.9cm" svg:x="52.912cm" svg:y="28.009cm">
          <text:p text:style-name="P1"><text:span text:style-name="T1">DFF ()</text:span></text:p>
          <text:p text:style-name="P1"><text:span text:style-name="T1">313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3.962cm" svg:y1="28.009cm" svg:x2="53.912cm" svg:y2="23.209cm" draw:start-shape="id163" draw:start-glue-point="0" draw:end-shape="id104" draw:end-glue-point="2" svg:d="M53962 28009l-50-4800" svg:viewBox="0 0 51 4801">
          <text:p/>
        </draw:connector>
        <draw:custom-shape draw:style-name="gr6" draw:text-style-name="P2" xml:id="id164" draw:id="id164" draw:layer="layout" svg:width="2.1cm" svg:height="0.9cm" svg:x="55.212cm" svg:y="28.009cm">
          <text:p text:style-name="P1"><text:span text:style-name="T1">DFF ()</text:span></text:p>
          <text:p text:style-name="P1"><text:span text:style-name="T1">313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6.262cm" svg:y1="28.009cm" svg:x2="56.212cm" svg:y2="23.209cm" draw:start-shape="id164" draw:start-glue-point="0" draw:end-shape="id103" draw:end-glue-point="2" svg:d="M56262 28009l-50-4800" svg:viewBox="0 0 51 4801">
          <text:p/>
        </draw:connector>
        <draw:custom-shape draw:style-name="gr6" draw:text-style-name="P2" xml:id="id165" draw:id="id165" draw:layer="layout" svg:width="2.1cm" svg:height="0.9cm" svg:x="57.512cm" svg:y="28.009cm">
          <text:p text:style-name="P1"><text:span text:style-name="T1">DFF ()</text:span></text:p>
          <text:p text:style-name="P1"><text:span text:style-name="T1">303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8.562cm" svg:y1="28.009cm" svg:x2="58.512cm" svg:y2="23.209cm" draw:start-shape="id165" draw:start-glue-point="0" draw:end-shape="id102" draw:end-glue-point="2" svg:d="M58562 28009l-50-4800" svg:viewBox="0 0 51 4801">
          <text:p/>
        </draw:connector>
        <draw:custom-shape draw:style-name="gr6" draw:text-style-name="P2" xml:id="id166" draw:id="id166" draw:layer="layout" svg:width="2.1cm" svg:height="0.9cm" svg:x="59.812cm" svg:y="28.009cm">
          <text:p text:style-name="P1"><text:span text:style-name="T1">DFF ()</text:span></text:p>
          <text:p text:style-name="P1"><text:span text:style-name="T1">303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0.862cm" svg:y1="28.009cm" svg:x2="60.812cm" svg:y2="23.209cm" draw:start-shape="id166" draw:start-glue-point="0" draw:end-shape="id101" svg:d="M60862 28009l-50-4800" svg:viewBox="0 0 51 4801">
          <text:p/>
        </draw:connector>
        <draw:custom-shape draw:style-name="gr6" draw:text-style-name="P2" xml:id="id167" draw:id="id167" draw:layer="layout" svg:width="2.1cm" svg:height="0.9cm" svg:x="62.112cm" svg:y="28.009cm">
          <text:p text:style-name="P1"><text:span text:style-name="T1">DFF ()</text:span></text:p>
          <text:p text:style-name="P1"><text:span text:style-name="T1">388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3.162cm" svg:y1="28.009cm" svg:x2="63.112cm" svg:y2="23.209cm" draw:start-shape="id167" draw:start-glue-point="0" draw:end-shape="id100" draw:end-glue-point="2" svg:d="M63162 28009l-50-4800" svg:viewBox="0 0 51 4801">
          <text:p/>
        </draw:connector>
        <draw:custom-shape draw:style-name="gr6" draw:text-style-name="P2" xml:id="id168" draw:id="id168" draw:layer="layout" svg:width="1cm" svg:height="0.9cm" svg:x="63.512cm" svg:y="24.109cm">
          <text:p text:style-name="P1"><text:span text:style-name="T1">BUF</text:span></text:p>
          <text:p text:style-name="P1"><text:span text:style-name="T1">399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3.162cm" svg:y1="28.009cm" svg:x2="64.012cm" svg:y2="25.009cm" draw:start-shape="id167" draw:start-glue-point="0" draw:end-shape="id168" draw:end-glue-point="2" svg:d="M63162 28009l850-3000" svg:viewBox="0 0 851 3001">
          <text:p/>
        </draw:connector>
        <draw:custom-shape draw:style-name="gr6" draw:text-style-name="P2" xml:id="id169" draw:id="id169" draw:layer="layout" svg:width="2.1cm" svg:height="0.9cm" svg:x="64.412cm" svg:y="28.009cm">
          <text:p text:style-name="P1"><text:span text:style-name="T1">DFF ()</text:span></text:p>
          <text:p text:style-name="P1"><text:span text:style-name="T1">387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5.462cm" svg:y1="28.009cm" svg:x2="65.412cm" svg:y2="23.209cm" draw:start-shape="id169" draw:start-glue-point="0" draw:end-shape="id99" svg:d="M65462 28009l-50-4800" svg:viewBox="0 0 51 4801">
          <text:p/>
        </draw:connector>
        <draw:custom-shape draw:style-name="gr6" draw:text-style-name="P2" xml:id="id170" draw:id="id170" draw:layer="layout" svg:width="1cm" svg:height="0.9cm" svg:x="65.812cm" svg:y="24.109cm">
          <text:p text:style-name="P1"><text:span text:style-name="T1">BUF</text:span></text:p>
          <text:p text:style-name="P1"><text:span text:style-name="T1">387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5.462cm" svg:y1="28.009cm" svg:x2="66.312cm" svg:y2="25.009cm" draw:start-shape="id169" draw:start-glue-point="0" draw:end-shape="id170" draw:end-glue-point="2" svg:d="M65462 28009l850-3000" svg:viewBox="0 0 851 3001">
          <text:p/>
        </draw:connector>
        <draw:custom-shape draw:style-name="gr6" draw:text-style-name="P2" xml:id="id171" draw:id="id171" draw:layer="layout" svg:width="2.1cm" svg:height="0.9cm" svg:x="66.712cm" svg:y="28.009cm">
          <text:p text:style-name="P1"><text:span text:style-name="T1">DFF ()</text:span></text:p>
          <text:p text:style-name="P1"><text:span text:style-name="T1">375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7.762cm" svg:y1="28.009cm" svg:x2="67.712cm" svg:y2="23.209cm" draw:start-shape="id171" draw:start-glue-point="0" draw:end-shape="id98" draw:end-glue-point="2" svg:d="M67762 28009l-50-4800" svg:viewBox="0 0 51 4801">
          <text:p/>
        </draw:connector>
        <draw:custom-shape draw:style-name="gr6" draw:text-style-name="P2" xml:id="id172" draw:id="id172" draw:layer="layout" svg:width="1cm" svg:height="0.9cm" svg:x="68.112cm" svg:y="24.109cm">
          <text:p text:style-name="P1"><text:span text:style-name="T1">BUF</text:span></text:p>
          <text:p text:style-name="P1"><text:span text:style-name="T1">386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7.762cm" svg:y1="28.009cm" svg:x2="68.612cm" svg:y2="25.009cm" draw:start-shape="id171" draw:start-glue-point="0" draw:end-shape="id172" draw:end-glue-point="2" svg:d="M67762 28009l850-3000" svg:viewBox="0 0 851 3001">
          <text:p/>
        </draw:connector>
        <draw:custom-shape draw:style-name="gr6" draw:text-style-name="P2" xml:id="id173" draw:id="id173" draw:layer="layout" svg:width="2.1cm" svg:height="0.9cm" svg:x="69.012cm" svg:y="28.009cm">
          <text:p text:style-name="P1"><text:span text:style-name="T1">DFF ()</text:span></text:p>
          <text:p text:style-name="P1"><text:span text:style-name="T1">334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0.062cm" svg:y1="28.009cm" svg:x2="70.012cm" svg:y2="23.209cm" draw:start-shape="id173" draw:start-glue-point="0" draw:end-shape="id97" draw:end-glue-point="2" svg:d="M70062 28009l-50-4800" svg:viewBox="0 0 51 4801">
          <text:p/>
        </draw:connector>
        <draw:custom-shape draw:style-name="gr6" draw:text-style-name="P2" xml:id="id174" draw:id="id174" draw:layer="layout" svg:width="1cm" svg:height="0.9cm" svg:x="70.412cm" svg:y="24.109cm">
          <text:p text:style-name="P1"><text:span text:style-name="T1">BUF</text:span></text:p>
          <text:p text:style-name="P1"><text:span text:style-name="T1">345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0.062cm" svg:y1="28.009cm" svg:x2="70.912cm" svg:y2="25.009cm" draw:start-shape="id173" draw:start-glue-point="0" draw:end-shape="id174" draw:end-glue-point="2" svg:d="M70062 28009l850-3000" svg:viewBox="0 0 851 3001">
          <text:p/>
        </draw:connector>
        <draw:custom-shape draw:style-name="gr6" draw:text-style-name="P2" xml:id="id175" draw:id="id175" draw:layer="layout" svg:width="2.1cm" svg:height="0.9cm" svg:x="71.312cm" svg:y="28.009cm">
          <text:p text:style-name="P1"><text:span text:style-name="T1">DFF ()</text:span></text:p>
          <text:p text:style-name="P1"><text:span text:style-name="T1">388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2.362cm" svg:y1="28.009cm" svg:x2="72.312cm" svg:y2="23.209cm" draw:start-shape="id175" draw:start-glue-point="0" draw:end-shape="id96" draw:end-glue-point="2" svg:d="M72362 28009l-50-4800" svg:viewBox="0 0 51 4801">
          <text:p/>
        </draw:connector>
        <draw:custom-shape draw:style-name="gr6" draw:text-style-name="P2" xml:id="id176" draw:id="id176" draw:layer="layout" svg:width="1cm" svg:height="0.9cm" svg:x="72.712cm" svg:y="26.209cm">
          <text:p text:style-name="P1"><text:span text:style-name="T1">NOT</text:span></text:p>
          <text:p text:style-name="P1"><text:span text:style-name="T1">368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2.362cm" svg:y1="28.009cm" svg:x2="73.212cm" svg:y2="27.109cm" draw:start-shape="id175" draw:start-glue-point="0" draw:end-shape="id176" draw:end-glue-point="2" svg:d="M72362 28009l850-900" svg:viewBox="0 0 851 901">
          <text:p/>
        </draw:connector>
        <draw:connector draw:style-name="gr5" draw:text-style-name="P1" draw:layer="layout" draw:type="line" svg:x1="73.212cm" svg:y1="26.209cm" svg:x2="6.612cm" svg:y2="25.009cm" draw:start-shape="id176" draw:start-glue-point="0" draw:end-shape="id157" draw:end-glue-point="2" svg:d="M73212 26209l-66600-1200" svg:viewBox="0 0 66601 1201">
          <text:p/>
        </draw:connector>
        <draw:custom-shape draw:style-name="gr6" draw:text-style-name="P2" xml:id="id177" draw:id="id177" draw:layer="layout" svg:width="2.1cm" svg:height="0.9cm" svg:x="73.612cm" svg:y="28.009cm">
          <text:p text:style-name="P1"><text:span text:style-name="T1">DFF ()</text:span></text:p>
          <text:p text:style-name="P1"><text:span text:style-name="T1">398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4.662cm" svg:y1="28.009cm" svg:x2="74.612cm" svg:y2="23.209cm" draw:start-shape="id177" draw:start-glue-point="0" draw:end-shape="id95" draw:end-glue-point="2" svg:d="M74662 28009l-50-4800" svg:viewBox="0 0 51 4801">
          <text:p/>
        </draw:connector>
        <draw:custom-shape draw:style-name="gr6" draw:text-style-name="P2" xml:id="id178" draw:id="id178" draw:layer="layout" svg:width="1cm" svg:height="0.9cm" svg:x="75.012cm" svg:y="26.209cm">
          <text:p text:style-name="P1"><text:span text:style-name="T1">NOT</text:span></text:p>
          <text:p text:style-name="P1"><text:span text:style-name="T1">398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4.662cm" svg:y1="28.009cm" svg:x2="75.512cm" svg:y2="27.109cm" draw:start-shape="id177" draw:start-glue-point="0" draw:end-shape="id178" draw:end-glue-point="2" svg:d="M74662 28009l850-900" svg:viewBox="0 0 851 901">
          <text:p/>
        </draw:connector>
        <draw:custom-shape draw:style-name="gr6" draw:text-style-name="P2" xml:id="id179" draw:id="id179" draw:layer="layout" svg:width="2.1cm" svg:height="0.9cm" svg:x="75.912cm" svg:y="28.009cm">
          <text:p text:style-name="P1"><text:span text:style-name="T1">DFF ()</text:span></text:p>
          <text:p text:style-name="P1"><text:span text:style-name="T1">398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6.962cm" svg:y1="28.009cm" svg:x2="76.912cm" svg:y2="23.209cm" draw:start-shape="id179" draw:start-glue-point="0" draw:end-shape="id94" draw:end-glue-point="2" svg:d="M76962 28009l-50-4800" svg:viewBox="0 0 51 4801">
          <text:p/>
        </draw:connector>
        <draw:custom-shape draw:style-name="gr6" draw:text-style-name="P2" xml:id="id180" draw:id="id180" draw:layer="layout" svg:width="1cm" svg:height="0.9cm" svg:x="77.312cm" svg:y="26.209cm">
          <text:p text:style-name="P1"><text:span text:style-name="T1">NOT</text:span></text:p>
          <text:p text:style-name="P1"><text:span text:style-name="T1">406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6.962cm" svg:y1="28.009cm" svg:x2="77.812cm" svg:y2="27.109cm" draw:start-shape="id179" draw:start-glue-point="0" draw:end-shape="id180" draw:end-glue-point="2" svg:d="M76962 28009l850-900" svg:viewBox="0 0 851 901">
          <text:p/>
        </draw:connector>
        <draw:connector draw:style-name="gr5" draw:text-style-name="P1" draw:layer="layout" draw:type="line" svg:x1="21.812cm" svg:y1="34.667cm" svg:x2="21.762cm" svg:y2="28.909cm" draw:start-shape="id181" draw:start-glue-point="0" draw:end-shape="id142" draw:end-glue-point="2" svg:d="M21812 34667l-50-5758" svg:viewBox="0 0 51 5759">
          <text:p/>
        </draw:connector>
        <draw:custom-shape draw:style-name="gr1" draw:text-style-name="P1" xml:id="id182" draw:id="id182" draw:layer="layout" svg:width="38.3cm" svg:height="2.4cm" svg:x="22.112cm" svg:y="42.667cm">
          <draw:glue-point draw:id="4" svg:x="-2.754cm" svg:y="-5cm"/>
          <draw:glue-point draw:id="5" svg:x="1.736cm" svg:y="-5cm"/>
          <draw:glue-point draw:id="6" svg:x="-4.738cm" svg:y="-5cm"/>
          <draw:glue-point draw:id="7" svg:x="-4.451cm" svg:y="-5cm"/>
          <draw:glue-point draw:id="8" svg:x="-4.112cm" svg:y="-5cm"/>
          <draw:glue-point draw:id="9" svg:x="-3.772cm" svg:y="-5cm"/>
          <draw:glue-point draw:id="10" svg:x="-3.433cm" svg:y="-5cm"/>
          <draw:glue-point draw:id="11" svg:x="-3.093cm" svg:y="-5cm"/>
          <draw:glue-point draw:id="12" svg:x="-2.415cm" svg:y="-5cm"/>
          <draw:glue-point draw:id="13" svg:x="-2.101cm" svg:y="-5cm"/>
          <draw:glue-point draw:id="14" svg:x="-1.814cm" svg:y="-5cm"/>
          <draw:glue-point draw:id="15" svg:x="-1.527cm" svg:y="-5cm"/>
          <draw:glue-point draw:id="16" svg:x="-1.24cm" svg:y="-5cm"/>
          <draw:glue-point draw:id="17" svg:x="-0.953cm" svg:y="-5.004cm"/>
          <draw:glue-point draw:id="18" svg:x="-0.665cm" svg:y="-5cm"/>
          <draw:glue-point draw:id="19" svg:x="-0.378cm" svg:y="-5cm"/>
          <draw:glue-point draw:id="20" svg:x="-0.117cm" svg:y="-5cm"/>
          <draw:glue-point draw:id="21" svg:x="0.169cm" svg:y="-5.004cm"/>
          <draw:glue-point draw:id="22" svg:x="0.483cm" svg:y="-5cm"/>
          <draw:glue-point draw:id="23" svg:x="0.822cm" svg:y="-5cm"/>
          <draw:glue-point draw:id="24" svg:x="1.109cm" svg:y="-5.004cm"/>
          <draw:glue-point draw:id="25" svg:x="1.422cm" svg:y="-5cm"/>
          <draw:glue-point draw:id="26" svg:x="2.049cm" svg:y="-5.004cm"/>
          <draw:glue-point draw:id="27" svg:x="2.362cm" svg:y="-5cm"/>
          <draw:glue-point draw:id="28" svg:x="2.676cm" svg:y="-5cm"/>
          <draw:glue-point draw:id="29" svg:x="2.989cm" svg:y="-5cm"/>
          <draw:glue-point draw:id="30" svg:x="-5cm" svg:y="-3.333cm"/>
          <draw:glue-point draw:id="31" svg:x="-5cm" svg:y="-1.666cm"/>
          <draw:glue-point draw:id="32" svg:x="-5cm" svg:y="0cm"/>
          <draw:glue-point draw:id="33" svg:x="-5cm" svg:y="1.666cm"/>
          <draw:glue-point draw:id="34" svg:x="-5cm" svg:y="3.333cm"/>
          <draw:glue-point draw:id="35" svg:x="-4.738cm" svg:y="5.004cm"/>
          <draw:glue-point draw:id="36" svg:x="-4.451cm" svg:y="5.004cm"/>
          <draw:glue-point draw:id="37" svg:x="-4.112cm" svg:y="5.004cm"/>
          <draw:glue-point draw:id="38" svg:x="-3.772cm" svg:y="5.004cm"/>
          <draw:glue-point draw:id="39" svg:x="-3.433cm" svg:y="5.004cm"/>
          <draw:glue-point draw:id="40" svg:x="-3.093cm" svg:y="5.004cm"/>
          <draw:glue-point draw:id="41" svg:x="-2.754cm" svg:y="5cm"/>
          <draw:glue-point draw:id="42" svg:x="-2.415cm" svg:y="5.004cm"/>
          <draw:glue-point draw:id="43" svg:x="-2.101cm" svg:y="5.004cm"/>
          <draw:glue-point draw:id="44" svg:x="-1.788cm" svg:y="5.004cm"/>
          <draw:glue-point draw:id="45" svg:x="-1.501cm" svg:y="5.004cm"/>
          <draw:glue-point draw:id="46" svg:x="-1.24cm" svg:y="5.004cm"/>
          <draw:glue-point draw:id="47" svg:x="-0.926cm" svg:y="5.004cm"/>
          <draw:glue-point draw:id="48" svg:x="-0.665cm" svg:y="5cm"/>
          <draw:glue-point draw:id="49" svg:x="-0.378cm" svg:y="5.004cm"/>
          <draw:glue-point draw:id="50" svg:x="-0.091cm" svg:y="5cm"/>
          <draw:glue-point draw:id="51" svg:x="0.169cm" svg:y="5.004cm"/>
          <draw:glue-point draw:id="52" svg:x="0.456cm" svg:y="5cm"/>
          <draw:glue-point draw:id="53" svg:x="0.796cm" svg:y="5cm"/>
          <draw:glue-point draw:id="54" svg:x="1.109cm" svg:y="5.004cm"/>
          <draw:glue-point draw:id="55" svg:x="1.422cm" svg:y="5.004cm"/>
          <draw:glue-point draw:id="56" svg:x="1.736cm" svg:y="5cm"/>
          <draw:glue-point draw:id="57" svg:x="2.049cm" svg:y="5cm"/>
          <draw:glue-point draw:id="58" svg:x="2.362cm" svg:y="5cm"/>
          <draw:glue-point draw:id="59" svg:x="2.676cm" svg:y="5cm"/>
          <draw:glue-point draw:id="60" svg:x="2.989cm" svg:y="5.004cm"/>
          <draw:glue-point draw:id="61" svg:x="3.302cm" svg:y="-5cm"/>
          <draw:glue-point draw:id="62" svg:x="3.616cm" svg:y="-5cm"/>
          <draw:glue-point draw:id="63" svg:x="3.929cm" svg:y="-5cm"/>
          <draw:glue-point draw:id="64" svg:x="4.216cm" svg:y="-5cm"/>
          <draw:glue-point draw:id="65" svg:x="4.477cm" svg:y="-5cm"/>
          <draw:glue-point draw:id="66" svg:x="4.738cm" svg:y="-5cm"/>
          <draw:glue-point draw:id="67" svg:x="3.302cm" svg:y="5.004cm"/>
          <draw:glue-point draw:id="68" svg:x="3.616cm" svg:y="5.004cm"/>
          <draw:glue-point draw:id="69" svg:x="3.929cm" svg:y="5cm"/>
          <draw:glue-point draw:id="70" svg:x="4.19cm" svg:y="5.004cm"/>
          <draw:glue-point draw:id="71" svg:x="4.477cm" svg:y="5cm"/>
          <draw:glue-point draw:id="72" svg:x="4.738cm" svg:y="5cm"/>
          <text:p text:style-name="P1">UNIT 03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83" draw:id="id183" draw:layer="layout" svg:width="2.1cm" svg:height="0.9cm" svg:x="4.612cm" svg:y="39.567cm">
          <text:p text:style-name="P1"><text:span text:style-name="T1">DFF (clk13)</text:span></text:p>
          <text:p text:style-name="P1"><text:span text:style-name="T1">265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3.116cm" svg:y1="42.667cm" svg:x2="5.662cm" svg:y2="40.467cm" draw:start-shape="id182" draw:start-glue-point="6" draw:end-shape="id183" draw:end-glue-point="2" svg:d="M23116 42667l-17454-2200" svg:viewBox="0 0 17455 2201">
          <text:p text:style-name="P1"><text:span text:style-name="T2">out_00</text:span></text:p>
        </draw:connector>
        <draw:custom-shape draw:style-name="gr6" draw:text-style-name="P2" xml:id="id184" draw:id="id184" draw:layer="layout" svg:width="2.1cm" svg:height="0.9cm" svg:x="6.912cm" svg:y="39.567cm">
          <text:p text:style-name="P1"><text:span text:style-name="T1">DFF (clk13)</text:span></text:p>
          <text:p text:style-name="P1"><text:span text:style-name="T1">277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4.215cm" svg:y1="42.667cm" svg:x2="7.962cm" svg:y2="40.467cm" draw:start-shape="id182" draw:start-glue-point="7" draw:end-shape="id184" draw:end-glue-point="2" svg:d="M24215 42667l-16253-2200" svg:viewBox="0 0 16254 2201">
          <text:p text:style-name="P1"><text:span text:style-name="T2">out_01</text:span></text:p>
        </draw:connector>
        <draw:custom-shape draw:style-name="gr6" draw:text-style-name="P2" xml:id="id185" draw:id="id185" draw:layer="layout" svg:width="2.1cm" svg:height="0.9cm" svg:x="9.212cm" svg:y="39.567cm">
          <text:p text:style-name="P1"><text:span text:style-name="T1">DFF (clk13)</text:span></text:p>
          <text:p text:style-name="P1"><text:span text:style-name="T1">264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5.514cm" svg:y1="42.667cm" svg:x2="10.262cm" svg:y2="40.467cm" draw:start-shape="id182" draw:start-glue-point="8" draw:end-shape="id185" draw:end-glue-point="2" svg:d="M25514 42667l-15252-2200" svg:viewBox="0 0 15253 2201">
          <text:p text:style-name="P1"><text:span text:style-name="T2">out_02</text:span></text:p>
        </draw:connector>
        <draw:custom-shape draw:style-name="gr6" draw:text-style-name="P2" xml:id="id186" draw:id="id186" draw:layer="layout" svg:width="2.1cm" svg:height="0.9cm" svg:x="11.512cm" svg:y="39.567cm">
          <text:p text:style-name="P1"><text:span text:style-name="T1">DFF (clk13)</text:span></text:p>
          <text:p text:style-name="P1"><text:span text:style-name="T1">276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.816cm" svg:y1="42.667cm" svg:x2="12.562cm" svg:y2="40.467cm" draw:start-shape="id182" draw:start-glue-point="9" draw:end-shape="id186" draw:end-glue-point="2" svg:d="M26816 42667l-14254-2200" svg:viewBox="0 0 14255 2201">
          <text:p text:style-name="P1"><text:span text:style-name="T2">out_03</text:span></text:p>
        </draw:connector>
        <draw:custom-shape draw:style-name="gr6" draw:text-style-name="P2" xml:id="id187" draw:id="id187" draw:layer="layout" svg:width="2.1cm" svg:height="0.9cm" svg:x="13.812cm" svg:y="39.567cm">
          <text:p text:style-name="P1"><text:span text:style-name="T1">DFF (clk13)</text:span></text:p>
          <text:p text:style-name="P1"><text:span text:style-name="T1">-000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8.114cm" svg:y1="42.667cm" svg:x2="14.862cm" svg:y2="40.467cm" draw:start-shape="id182" draw:start-glue-point="10" draw:end-shape="id187" draw:end-glue-point="2" svg:d="M28114 42667l-13252-2200" svg:viewBox="0 0 13253 2201">
          <text:p text:style-name="P1"><text:span text:style-name="T2">out_04</text:span></text:p>
        </draw:connector>
        <draw:custom-shape draw:style-name="gr6" draw:text-style-name="P2" xml:id="id188" draw:id="id188" draw:layer="layout" svg:width="2.1cm" svg:height="0.9cm" svg:x="16.112cm" svg:y="39.567cm">
          <text:p text:style-name="P1"><text:span text:style-name="T1">DFF (clk13)</text:span></text:p>
          <text:p text:style-name="P1"><text:span text:style-name="T1">264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9.416cm" svg:y1="42.667cm" svg:x2="17.162cm" svg:y2="40.467cm" draw:start-shape="id182" draw:start-glue-point="11" draw:end-shape="id188" draw:end-glue-point="2" svg:d="M29416 42667l-12254-2200" svg:viewBox="0 0 12255 2201">
          <text:p text:style-name="P1"><text:span text:style-name="T2">out_05</text:span></text:p>
        </draw:connector>
        <draw:custom-shape draw:style-name="gr6" draw:text-style-name="P2" xml:id="id189" draw:id="id189" draw:layer="layout" svg:width="2.1cm" svg:height="0.9cm" svg:x="18.412cm" svg:y="39.567cm">
          <text:p text:style-name="P1"><text:span text:style-name="T1">DFF (clk13)</text:span></text:p>
          <text:p text:style-name="P1"><text:span text:style-name="T1">264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0.715cm" svg:y1="42.667cm" svg:x2="19.462cm" svg:y2="40.467cm" draw:start-shape="id182" draw:start-glue-point="4" draw:end-shape="id189" draw:end-glue-point="2" svg:d="M30715 42667l-11253-2200" svg:viewBox="0 0 11254 2201">
          <text:p text:style-name="P1"><text:span text:style-name="T2">out_06</text:span></text:p>
        </draw:connector>
        <draw:custom-shape draw:style-name="gr6" draw:text-style-name="P2" xml:id="id190" draw:id="id190" draw:layer="layout" svg:width="2.1cm" svg:height="0.9cm" svg:x="20.712cm" svg:y="39.567cm">
          <text:p text:style-name="P1"><text:span text:style-name="T1">DFF (clk13)</text:span></text:p>
          <text:p text:style-name="P1"><text:span text:style-name="T1">276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2.013cm" svg:y1="42.667cm" svg:x2="21.762cm" svg:y2="40.467cm" draw:start-shape="id182" draw:start-glue-point="12" draw:end-shape="id190" draw:end-glue-point="2" svg:d="M32013 42667l-10251-2200" svg:viewBox="0 0 10252 2201">
          <text:p text:style-name="P1"><text:span text:style-name="T2">out_07</text:span></text:p>
        </draw:connector>
        <draw:custom-shape draw:style-name="gr6" draw:text-style-name="P2" xml:id="id191" draw:id="id191" draw:layer="layout" svg:width="2.1cm" svg:height="0.9cm" svg:x="23.012cm" svg:y="39.567cm">
          <text:p text:style-name="P1"><text:span text:style-name="T1">DFF (clk13)</text:span></text:p>
          <text:p text:style-name="P1"><text:span text:style-name="T1">276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3.216cm" svg:y1="42.667cm" svg:x2="24.062cm" svg:y2="40.467cm" draw:start-shape="id182" draw:start-glue-point="13" draw:end-shape="id191" draw:end-glue-point="2" svg:d="M33216 42667l-9154-2200" svg:viewBox="0 0 9155 2201">
          <text:p text:style-name="P1"><text:span text:style-name="T2">out_08</text:span></text:p>
        </draw:connector>
        <draw:custom-shape draw:style-name="gr6" draw:text-style-name="P2" xml:id="id192" draw:id="id192" draw:layer="layout" svg:width="2.1cm" svg:height="0.9cm" svg:x="25.312cm" svg:y="39.567cm">
          <text:p text:style-name="P1"><text:span text:style-name="T1">DFF (clk13)</text:span></text:p>
          <text:p text:style-name="P1"><text:span text:style-name="T1">264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4.315cm" svg:y1="42.667cm" svg:x2="26.362cm" svg:y2="40.467cm" draw:start-shape="id182" draw:start-glue-point="14" draw:end-shape="id192" draw:end-glue-point="2" svg:d="M34315 42667l-7953-2200" svg:viewBox="0 0 7954 2201">
          <text:p text:style-name="P1"><text:span text:style-name="T2">out_09</text:span></text:p>
        </draw:connector>
        <draw:custom-shape draw:style-name="gr6" draw:text-style-name="P2" xml:id="id193" draw:id="id193" draw:layer="layout" svg:width="2.1cm" svg:height="0.9cm" svg:x="27.612cm" svg:y="39.567cm">
          <text:p text:style-name="P1"><text:span text:style-name="T1">DFF (clk13)</text:span></text:p>
          <text:p text:style-name="P1"><text:span text:style-name="T1">276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5.414cm" svg:y1="42.667cm" svg:x2="28.662cm" svg:y2="40.467cm" draw:start-shape="id182" draw:start-glue-point="15" draw:end-shape="id193" draw:end-glue-point="2" svg:d="M35414 42667l-6752-2200" svg:viewBox="0 0 6753 2201">
          <text:p text:style-name="P1"><text:span text:style-name="T2">out_10</text:span></text:p>
        </draw:connector>
        <draw:custom-shape draw:style-name="gr6" draw:text-style-name="P2" xml:id="id194" draw:id="id194" draw:layer="layout" svg:width="2.1cm" svg:height="0.9cm" svg:x="29.912cm" svg:y="39.567cm">
          <text:p text:style-name="P1"><text:span text:style-name="T1">DFF (clk13)</text:span></text:p>
          <text:p text:style-name="P1"><text:span text:style-name="T1">263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6.513cm" svg:y1="42.667cm" svg:x2="30.962cm" svg:y2="40.467cm" draw:start-shape="id182" draw:start-glue-point="16" draw:end-shape="id194" draw:end-glue-point="2" svg:d="M36513 42667l-5551-2200" svg:viewBox="0 0 5552 2201">
          <text:p text:style-name="P1"><text:span text:style-name="T2">out_11</text:span></text:p>
        </draw:connector>
        <draw:custom-shape draw:style-name="gr6" draw:text-style-name="P2" xml:id="id195" draw:id="id195" draw:layer="layout" svg:width="2.1cm" svg:height="0.9cm" svg:x="32.212cm" svg:y="39.567cm">
          <text:p text:style-name="P1"><text:span text:style-name="T1">DFF (clk13)</text:span></text:p>
          <text:p text:style-name="P1"><text:span text:style-name="T1">295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7.613cm" svg:y1="42.667cm" svg:x2="33.262cm" svg:y2="40.467cm" draw:start-shape="id182" draw:start-glue-point="17" draw:end-shape="id195" draw:end-glue-point="2" svg:d="M37613 42667l-4351-2200" svg:viewBox="0 0 4352 2201">
          <text:p text:style-name="P1"><text:span text:style-name="T2">out_12</text:span></text:p>
        </draw:connector>
        <draw:custom-shape draw:style-name="gr6" draw:text-style-name="P2" xml:id="id196" draw:id="id196" draw:layer="layout" svg:width="2.1cm" svg:height="0.9cm" svg:x="34.512cm" svg:y="39.567cm">
          <text:p text:style-name="P1"><text:span text:style-name="T1">DFF (clk13)</text:span></text:p>
          <text:p text:style-name="P1"><text:span text:style-name="T1">285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8.716cm" svg:y1="42.667cm" svg:x2="35.562cm" svg:y2="40.467cm" draw:start-shape="id182" draw:start-glue-point="18" draw:end-shape="id196" draw:end-glue-point="2" svg:d="M38716 42667l-3154-2200" svg:viewBox="0 0 3155 2201">
          <text:p text:style-name="P1"><text:span text:style-name="T2">out_13</text:span></text:p>
        </draw:connector>
        <draw:custom-shape draw:style-name="gr6" draw:text-style-name="P2" xml:id="id197" draw:id="id197" draw:layer="layout" svg:width="2.1cm" svg:height="0.9cm" svg:x="36.812cm" svg:y="39.567cm">
          <text:p text:style-name="P1"><text:span text:style-name="T1">DFF (clk13)</text:span></text:p>
          <text:p text:style-name="P1"><text:span text:style-name="T1">264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9.815cm" svg:y1="42.667cm" svg:x2="37.862cm" svg:y2="40.467cm" draw:start-shape="id182" draw:start-glue-point="19" draw:end-shape="id197" draw:end-glue-point="2" svg:d="M39815 42667l-1953-2200" svg:viewBox="0 0 1954 2201">
          <text:p text:style-name="P1"><text:span text:style-name="T2">out_14</text:span></text:p>
        </draw:connector>
        <draw:custom-shape draw:style-name="gr6" draw:text-style-name="P2" xml:id="id198" draw:id="id198" draw:layer="layout" svg:width="2.1cm" svg:height="0.9cm" svg:x="39.112cm" svg:y="39.567cm">
          <text:p text:style-name="P1"><text:span text:style-name="T1">DFF (clk13)</text:span></text:p>
          <text:p text:style-name="P1"><text:span text:style-name="T1">357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0.814cm" svg:y1="42.667cm" svg:x2="40.162cm" svg:y2="40.467cm" draw:start-shape="id182" draw:start-glue-point="20" draw:end-shape="id198" draw:end-glue-point="2" svg:d="M40814 42667l-652-2200" svg:viewBox="0 0 653 2201">
          <text:p text:style-name="P1"><text:span text:style-name="T2">out_15</text:span></text:p>
        </draw:connector>
        <draw:custom-shape draw:style-name="gr6" draw:text-style-name="P2" xml:id="id199" draw:id="id199" draw:layer="layout" svg:width="2.1cm" svg:height="0.9cm" svg:x="41.412cm" svg:y="39.567cm">
          <text:p text:style-name="P1"><text:span text:style-name="T1">DFF (clk13)</text:span></text:p>
          <text:p text:style-name="P1"><text:span text:style-name="T1">357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1.909cm" svg:y1="42.667cm" svg:x2="42.462cm" svg:y2="40.467cm" draw:start-shape="id182" draw:start-glue-point="21" draw:end-shape="id199" draw:end-glue-point="2" svg:d="M41909 42667l553-2200" svg:viewBox="0 0 554 2201">
          <text:p text:style-name="P1"><text:span text:style-name="T2">out_16</text:span></text:p>
        </draw:connector>
        <draw:custom-shape draw:style-name="gr6" draw:text-style-name="P2" xml:id="id200" draw:id="id200" draw:layer="layout" svg:width="2.1cm" svg:height="0.9cm" svg:x="43.712cm" svg:y="39.567cm">
          <text:p text:style-name="P1"><text:span text:style-name="T1">DFF (clk13)</text:span></text:p>
          <text:p text:style-name="P1"><text:span text:style-name="T1">335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3.111cm" svg:y1="42.667cm" svg:x2="44.762cm" svg:y2="40.467cm" draw:start-shape="id182" draw:start-glue-point="22" draw:end-shape="id200" draw:end-glue-point="2" svg:d="M43111 42667l1651-2200" svg:viewBox="0 0 1652 2201">
          <text:p text:style-name="P1"><text:span text:style-name="T2">out_17</text:span></text:p>
        </draw:connector>
        <draw:custom-shape draw:style-name="gr6" draw:text-style-name="P2" xml:id="id201" draw:id="id201" draw:layer="layout" svg:width="2.1cm" svg:height="0.9cm" svg:x="46.012cm" svg:y="39.567cm">
          <text:p text:style-name="P1"><text:span text:style-name="T1">DFF (clk13)</text:span></text:p>
          <text:p text:style-name="P1"><text:span text:style-name="T1">275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4.41cm" svg:y1="42.667cm" svg:x2="47.062cm" svg:y2="40.467cm" draw:start-shape="id182" draw:start-glue-point="23" draw:end-shape="id201" draw:end-glue-point="2" svg:d="M44410 42667l2652-2200" svg:viewBox="0 0 2653 2201">
          <text:p text:style-name="P1"><text:span text:style-name="T2">out_18</text:span></text:p>
        </draw:connector>
        <draw:custom-shape draw:style-name="gr6" draw:text-style-name="P2" xml:id="id202" draw:id="id202" draw:layer="layout" svg:width="2.1cm" svg:height="0.9cm" svg:x="48.312cm" svg:y="39.567cm">
          <text:p text:style-name="P1"><text:span text:style-name="T1">DFF (clk13)</text:span></text:p>
          <text:p text:style-name="P1"><text:span text:style-name="T1">263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5.509cm" svg:y1="42.667cm" svg:x2="49.362cm" svg:y2="40.467cm" draw:start-shape="id182" draw:start-glue-point="24" draw:end-shape="id202" draw:end-glue-point="2" svg:d="M45509 42667l3853-2200" svg:viewBox="0 0 3854 2201">
          <text:p text:style-name="P1"><text:span text:style-name="T2">out_19</text:span></text:p>
        </draw:connector>
        <draw:custom-shape draw:style-name="gr6" draw:text-style-name="P2" xml:id="id203" draw:id="id203" draw:layer="layout" svg:width="2.1cm" svg:height="0.9cm" svg:x="50.712cm" svg:y="39.567cm">
          <text:p text:style-name="P1"><text:span text:style-name="T1">DFF (clk13)</text:span></text:p>
          <text:p text:style-name="P1"><text:span text:style-name="T1">275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6.708cm" svg:y1="42.667cm" svg:x2="51.762cm" svg:y2="40.467cm" draw:start-shape="id182" draw:start-glue-point="25" draw:end-shape="id203" draw:end-glue-point="2" svg:d="M46708 42667l5054-2200" svg:viewBox="0 0 5055 2201">
          <text:p text:style-name="P1"><text:span text:style-name="T2">out_20</text:span></text:p>
        </draw:connector>
        <draw:custom-shape draw:style-name="gr6" draw:text-style-name="P2" xml:id="id204" draw:id="id204" draw:layer="layout" svg:width="2.1cm" svg:height="0.9cm" svg:x="53.012cm" svg:y="39.567cm">
          <text:p text:style-name="P1"><text:span text:style-name="T1">DFF (clk13)</text:span></text:p>
          <text:p text:style-name="P1"><text:span text:style-name="T1">275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7.91cm" svg:y1="42.667cm" svg:x2="54.062cm" svg:y2="40.467cm" draw:start-shape="id182" draw:start-glue-point="5" draw:end-shape="id204" draw:end-glue-point="2" svg:d="M47910 42667l6152-2200" svg:viewBox="0 0 6153 2201">
          <text:p text:style-name="P1"><text:span text:style-name="T2">out_21</text:span></text:p>
        </draw:connector>
        <draw:custom-shape draw:style-name="gr6" draw:text-style-name="P2" xml:id="id205" draw:id="id205" draw:layer="layout" svg:width="2.1cm" svg:height="0.9cm" svg:x="55.312cm" svg:y="39.567cm">
          <text:p text:style-name="P1"><text:span text:style-name="T1">DFF (clk13)</text:span></text:p>
          <text:p text:style-name="P1"><text:span text:style-name="T1">263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9.109cm" svg:y1="42.667cm" svg:x2="56.362cm" svg:y2="40.467cm" draw:start-shape="id182" draw:start-glue-point="26" draw:end-shape="id205" draw:end-glue-point="2" svg:d="M49109 42667l7253-2200" svg:viewBox="0 0 7254 2201">
          <text:p text:style-name="P1"><text:span text:style-name="T2">out_22</text:span></text:p>
        </draw:connector>
        <draw:custom-shape draw:style-name="gr6" draw:text-style-name="P2" xml:id="id206" draw:id="id206" draw:layer="layout" svg:width="2.1cm" svg:height="0.9cm" svg:x="57.612cm" svg:y="39.567cm">
          <text:p text:style-name="P1"><text:span text:style-name="T1">DFF (clk13)</text:span></text:p>
          <text:p text:style-name="P1"><text:span text:style-name="T1">304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0.308cm" svg:y1="42.667cm" svg:x2="58.662cm" svg:y2="40.467cm" draw:start-shape="id182" draw:start-glue-point="27" draw:end-shape="id206" draw:end-glue-point="2" svg:d="M50308 42667l8354-2200" svg:viewBox="0 0 8355 2201">
          <text:p text:style-name="P1"><text:span text:style-name="T2">out_23</text:span></text:p>
        </draw:connector>
        <draw:custom-shape draw:style-name="gr6" draw:text-style-name="P2" xml:id="id207" draw:id="id207" draw:layer="layout" svg:width="2.1cm" svg:height="0.9cm" svg:x="59.912cm" svg:y="39.567cm">
          <text:p text:style-name="P1"><text:span text:style-name="T1">DFF (clk13)</text:span></text:p>
          <text:p text:style-name="P1"><text:span text:style-name="T1">304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1.511cm" svg:y1="42.667cm" svg:x2="60.962cm" svg:y2="40.467cm" draw:start-shape="id182" draw:start-glue-point="28" draw:end-shape="id207" draw:end-glue-point="2" svg:d="M51511 42667l9451-2200" svg:viewBox="0 0 9452 2201">
          <text:p text:style-name="P1"><text:span text:style-name="T2">out_24</text:span></text:p>
        </draw:connector>
        <draw:custom-shape draw:style-name="gr6" draw:text-style-name="P2" xml:id="id208" draw:id="id208" draw:layer="layout" svg:width="2.1cm" svg:height="0.9cm" svg:x="62.212cm" svg:y="39.567cm">
          <text:p text:style-name="P1"><text:span text:style-name="T1">DFF (clk13)</text:span></text:p>
          <text:p text:style-name="P1"><text:span text:style-name="T1">284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2.709cm" svg:y1="42.667cm" svg:x2="63.262cm" svg:y2="40.467cm" draw:start-shape="id182" draw:start-glue-point="29" draw:end-shape="id208" draw:end-glue-point="2" svg:d="M52709 42667l10553-2200" svg:viewBox="0 0 10554 2201">
          <text:p text:style-name="P1"><text:span text:style-name="T2">out_25</text:span></text:p>
        </draw:connector>
        <draw:custom-shape draw:style-name="gr6" draw:text-style-name="P2" xml:id="id209" draw:id="id209" draw:layer="layout" svg:width="2.1cm" svg:height="0.9cm" svg:x="64.512cm" svg:y="39.567cm">
          <text:p text:style-name="P1"><text:span text:style-name="T1">DFF (clk13)</text:span></text:p>
          <text:p text:style-name="P1"><text:span text:style-name="T1">263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3.908cm" svg:y1="42.667cm" svg:x2="65.562cm" svg:y2="40.467cm" draw:start-shape="id182" draw:start-glue-point="61" draw:end-shape="id209" draw:end-glue-point="2" svg:d="M53908 42667l11654-2200" svg:viewBox="0 0 11655 2201">
          <text:p text:style-name="P1"><text:span text:style-name="T2">out_26</text:span></text:p>
        </draw:connector>
        <draw:custom-shape draw:style-name="gr6" draw:text-style-name="P2" xml:id="id210" draw:id="id210" draw:layer="layout" svg:width="2.1cm" svg:height="0.9cm" svg:x="66.812cm" svg:y="39.567cm">
          <text:p text:style-name="P1"><text:span text:style-name="T1">DFF (clk13)</text:span></text:p>
          <text:p text:style-name="P1"><text:span text:style-name="T1">263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5.111cm" svg:y1="42.667cm" svg:x2="67.862cm" svg:y2="40.467cm" draw:start-shape="id182" draw:start-glue-point="62" draw:end-shape="id210" draw:end-glue-point="2" svg:d="M55111 42667l12751-2200" svg:viewBox="0 0 12752 2201">
          <text:p text:style-name="P1"><text:span text:style-name="T2">out_27</text:span></text:p>
        </draw:connector>
        <draw:custom-shape draw:style-name="gr6" draw:text-style-name="P2" xml:id="id211" draw:id="id211" draw:layer="layout" svg:width="2.1cm" svg:height="0.9cm" svg:x="69.112cm" svg:y="39.567cm">
          <text:p text:style-name="P1"><text:span text:style-name="T1">DFF (clk13)</text:span></text:p>
          <text:p text:style-name="P1"><text:span text:style-name="T1">263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6.31cm" svg:y1="42.667cm" svg:x2="70.162cm" svg:y2="40.467cm" draw:start-shape="id182" draw:start-glue-point="63" draw:end-shape="id211" draw:end-glue-point="2" svg:d="M56310 42667l13852-2200" svg:viewBox="0 0 13853 2201">
          <text:p text:style-name="P1"><text:span text:style-name="T2">out_28</text:span></text:p>
        </draw:connector>
        <draw:custom-shape draw:style-name="gr6" draw:text-style-name="P2" xml:id="id212" draw:id="id212" draw:layer="layout" svg:width="2.1cm" svg:height="0.9cm" svg:x="71.412cm" svg:y="39.567cm">
          <text:p text:style-name="P1"><text:span text:style-name="T1">DFF (clk13)</text:span></text:p>
          <text:p text:style-name="P1"><text:span text:style-name="T1">275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7.409cm" svg:y1="42.667cm" svg:x2="72.462cm" svg:y2="40.467cm" draw:start-shape="id182" draw:start-glue-point="64" draw:end-shape="id212" draw:end-glue-point="2" svg:d="M57409 42667l15053-2200" svg:viewBox="0 0 15054 2201">
          <text:p text:style-name="P1"><text:span text:style-name="T2">out_29</text:span></text:p>
        </draw:connector>
        <draw:custom-shape draw:style-name="gr6" draw:text-style-name="P2" xml:id="id213" draw:id="id213" draw:layer="layout" svg:width="2.1cm" svg:height="0.9cm" svg:x="73.712cm" svg:y="39.567cm">
          <text:p text:style-name="P1"><text:span text:style-name="T1">DFF (clk13)</text:span></text:p>
          <text:p text:style-name="P1"><text:span text:style-name="T1">284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8.408cm" svg:y1="42.667cm" svg:x2="74.762cm" svg:y2="40.467cm" draw:start-shape="id182" draw:start-glue-point="65" draw:end-shape="id213" draw:end-glue-point="2" svg:d="M58408 42667l16354-2200" svg:viewBox="0 0 16355 2201">
          <text:p text:style-name="P1"><text:span text:style-name="T2">out_30</text:span></text:p>
        </draw:connector>
        <draw:custom-shape draw:style-name="gr6" draw:text-style-name="P2" xml:id="id214" draw:id="id214" draw:layer="layout" svg:width="2.1cm" svg:height="0.9cm" svg:x="76.012cm" svg:y="39.567cm">
          <text:p text:style-name="P1"><text:span text:style-name="T1">DFF (clk13)</text:span></text:p>
          <text:p text:style-name="P1"><text:span text:style-name="T1">284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9.408cm" svg:y1="42.667cm" svg:x2="77.062cm" svg:y2="40.467cm" draw:start-shape="id182" draw:start-glue-point="66" draw:end-shape="id214" draw:end-glue-point="2" svg:d="M59408 42667l17654-2200" svg:viewBox="0 0 17655 2201">
          <text:p text:style-name="P1"><text:span text:style-name="T2">out_31</text:span></text:p>
        </draw:connector>
        <draw:custom-shape draw:style-name="gr2" draw:text-style-name="P2" xml:id="id215" draw:id="id215" draw:layer="layout" svg:width="1cm" svg:height="0.9cm" svg:x="22.112cm" svg:y="46.967cm">
          <text:p text:style-name="P1"><text:span text:style-name="T1">BUF</text:span></text:p>
          <text:p text:style-name="P1"><text:span text:style-name="T1">00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6" draw:id="id216" draw:layer="layout" svg:width="1cm" svg:height="0.9cm" svg:x="23.312cm" svg:y="46.967cm">
          <text:p text:style-name="P1"><text:span text:style-name="T1">BUF</text:span></text:p>
          <text:p text:style-name="P1"><text:span text:style-name="T1">286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2.612cm" svg:y1="46.967cm" svg:x2="23.116cm" svg:y2="45.067cm" draw:start-shape="id215" draw:start-glue-point="0" draw:end-shape="id182" draw:end-glue-point="35" svg:d="M22612 46967l504-1900" svg:viewBox="0 0 505 1901">
          <text:p text:style-name="P1"><text:span text:style-name="T2">in_00</text:span></text:p>
        </draw:connector>
        <draw:connector draw:style-name="gr3" draw:text-style-name="P3" draw:layer="layout" draw:type="line" svg:x1="23.812cm" svg:y1="46.967cm" svg:x2="24.215cm" svg:y2="45.067cm" draw:start-shape="id216" draw:start-glue-point="0" draw:end-shape="id182" draw:end-glue-point="36" svg:d="M23812 46967l403-1900" svg:viewBox="0 0 404 1901">
          <text:p text:style-name="P1"><text:span text:style-name="T2">in_01</text:span></text:p>
        </draw:connector>
        <draw:custom-shape draw:style-name="gr2" draw:text-style-name="P2" xml:id="id217" draw:id="id217" draw:layer="layout" svg:width="1cm" svg:height="0.9cm" svg:x="24.512cm" svg:y="46.967cm">
          <text:p text:style-name="P1"><text:span text:style-name="T1">BUF</text:span></text:p>
          <text:p text:style-name="P1"><text:span text:style-name="T1">00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5.012cm" svg:y1="46.967cm" svg:x2="25.514cm" svg:y2="45.067cm" draw:start-shape="id217" draw:start-glue-point="0" draw:end-shape="id182" draw:end-glue-point="37" svg:d="M25012 46967l502-1900" svg:viewBox="0 0 503 1901">
          <text:p text:style-name="P1"><text:span text:style-name="T2">in_02</text:span></text:p>
        </draw:connector>
        <draw:custom-shape draw:style-name="gr2" draw:text-style-name="P2" xml:id="id218" draw:id="id218" draw:layer="layout" svg:width="1cm" svg:height="0.9cm" svg:x="25.712cm" svg:y="46.967cm">
          <text:p text:style-name="P1"><text:span text:style-name="T1">BUF</text:span></text:p>
          <text:p text:style-name="P1"><text:span text:style-name="T1">266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.212cm" svg:y1="46.967cm" svg:x2="26.816cm" svg:y2="45.067cm" draw:start-shape="id218" draw:start-glue-point="0" draw:end-shape="id182" draw:end-glue-point="38" svg:d="M26212 46967l604-1900" svg:viewBox="0 0 605 1901">
          <text:p text:style-name="P1"><text:span text:style-name="T2">in_03</text:span></text:p>
        </draw:connector>
        <draw:custom-shape draw:style-name="gr2" draw:text-style-name="P2" xml:id="id219" draw:id="id219" draw:layer="layout" svg:width="1cm" svg:height="0.9cm" svg:x="26.912cm" svg:y="46.967cm">
          <text:p text:style-name="P1"><text:span text:style-name="T1">BUF</text:span></text:p>
          <text:p text:style-name="P1"><text:span text:style-name="T1">337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7.412cm" svg:y1="46.967cm" svg:x2="28.114cm" svg:y2="45.067cm" draw:start-shape="id219" draw:start-glue-point="0" draw:end-shape="id182" draw:end-glue-point="39" svg:d="M27412 46967l702-1900" svg:viewBox="0 0 703 1901">
          <text:p text:style-name="P1"><text:span text:style-name="T2">in_04</text:span></text:p>
        </draw:connector>
        <draw:custom-shape draw:style-name="gr2" draw:text-style-name="P2" xml:id="id220" draw:id="id220" draw:layer="layout" svg:width="1cm" svg:height="0.9cm" svg:x="28.112cm" svg:y="46.967cm">
          <text:p text:style-name="P1"><text:span text:style-name="T1">BUF</text:span></text:p>
          <text:p text:style-name="P1"><text:span text:style-name="T1">0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8.612cm" svg:y1="46.967cm" svg:x2="29.416cm" svg:y2="45.067cm" draw:start-shape="id220" draw:start-glue-point="0" draw:end-shape="id182" draw:end-glue-point="40" svg:d="M28612 46967l804-1900" svg:viewBox="0 0 805 1901">
          <text:p text:style-name="P1"><text:span text:style-name="T2">in_05</text:span></text:p>
        </draw:connector>
        <draw:custom-shape draw:style-name="gr2" draw:text-style-name="P2" xml:id="id221" draw:id="id221" draw:layer="layout" svg:width="1cm" svg:height="0.9cm" svg:x="29.312cm" svg:y="46.967cm">
          <text:p text:style-name="P1"><text:span text:style-name="T1">BUF</text:span></text:p>
          <text:p text:style-name="P1"><text:span text:style-name="T1">347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9.812cm" svg:y1="46.967cm" svg:x2="30.715cm" svg:y2="45.067cm" draw:start-shape="id221" draw:start-glue-point="0" draw:end-shape="id182" draw:end-glue-point="41" svg:d="M29812 46967l903-1900" svg:viewBox="0 0 904 1901">
          <text:p text:style-name="P1"><text:span text:style-name="T2">in_06</text:span></text:p>
        </draw:connector>
        <draw:custom-shape draw:style-name="gr2" draw:text-style-name="P2" xml:id="id222" draw:id="id222" draw:layer="layout" svg:width="1cm" svg:height="0.9cm" svg:x="30.512cm" svg:y="46.967cm">
          <text:p text:style-name="P1"><text:span text:style-name="T1">BUF</text:span></text:p>
          <text:p text:style-name="P1"><text:span text:style-name="T1">0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1.012cm" svg:y1="46.967cm" svg:x2="32.013cm" svg:y2="45.067cm" draw:start-shape="id222" draw:start-glue-point="0" draw:end-shape="id182" draw:end-glue-point="42" svg:d="M31012 46967l1001-1900" svg:viewBox="0 0 1002 1901">
          <text:p text:style-name="P1"><text:span text:style-name="T2">in_07</text:span></text:p>
        </draw:connector>
        <draw:custom-shape draw:style-name="gr2" draw:text-style-name="P2" xml:id="id223" draw:id="id223" draw:layer="layout" svg:width="1cm" svg:height="0.9cm" svg:x="31.712cm" svg:y="46.967cm">
          <text:p text:style-name="P1"><text:span text:style-name="T1">BUF</text:span></text:p>
          <text:p text:style-name="P1"><text:span text:style-name="T1">337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2.212cm" svg:y1="46.967cm" svg:x2="33.216cm" svg:y2="45.067cm" draw:start-shape="id223" draw:start-glue-point="0" draw:end-shape="id182" draw:end-glue-point="43" svg:d="M32212 46967l1004-1900" svg:viewBox="0 0 1005 1901">
          <text:p text:style-name="P1"><text:span text:style-name="T2">in_08</text:span></text:p>
        </draw:connector>
        <draw:custom-shape draw:style-name="gr2" draw:text-style-name="P2" xml:id="id224" draw:id="id224" draw:layer="layout" svg:width="1cm" svg:height="0.9cm" svg:x="32.912cm" svg:y="46.967cm">
          <text:p text:style-name="P1"><text:span text:style-name="T1">BUF</text:span></text:p>
          <text:p text:style-name="P1"><text:span text:style-name="T1">347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3.412cm" svg:y1="46.967cm" svg:x2="34.414cm" svg:y2="45.067cm" draw:start-shape="id224" draw:start-glue-point="0" draw:end-shape="id182" draw:end-glue-point="44" svg:d="M33412 46967l1002-1900" svg:viewBox="0 0 1003 1901">
          <text:p text:style-name="P1"><text:span text:style-name="T2">in_09</text:span></text:p>
        </draw:connector>
        <draw:custom-shape draw:style-name="gr2" draw:text-style-name="P2" xml:id="id225" draw:id="id225" draw:layer="layout" svg:width="1cm" svg:height="0.9cm" svg:x="34.112cm" svg:y="46.967cm">
          <text:p text:style-name="P1"><text:span text:style-name="T1">BUF</text:span></text:p>
          <text:p text:style-name="P1"><text:span text:style-name="T1">337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4.612cm" svg:y1="46.967cm" svg:x2="35.514cm" svg:y2="45.067cm" draw:start-shape="id225" draw:start-glue-point="0" draw:end-shape="id182" draw:end-glue-point="45" svg:d="M34612 46967l902-1900" svg:viewBox="0 0 903 1901">
          <text:p text:style-name="P1"><text:span text:style-name="T2">in_10</text:span></text:p>
        </draw:connector>
        <draw:custom-shape draw:style-name="gr2" draw:text-style-name="P2" xml:id="id226" draw:id="id226" draw:layer="layout" svg:width="1cm" svg:height="0.9cm" svg:x="35.312cm" svg:y="46.967cm">
          <text:p text:style-name="P1"><text:span text:style-name="T1">BUF</text:span></text:p>
          <text:p text:style-name="P1"><text:span text:style-name="T1">337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5.812cm" svg:y1="46.967cm" svg:x2="36.513cm" svg:y2="45.067cm" draw:start-shape="id226" draw:start-glue-point="0" draw:end-shape="id182" draw:end-glue-point="46" svg:d="M35812 46967l701-1900" svg:viewBox="0 0 702 1901">
          <text:p text:style-name="P1"><text:span text:style-name="T2">in_11</text:span></text:p>
        </draw:connector>
        <draw:custom-shape draw:style-name="gr2" draw:text-style-name="P2" xml:id="id227" draw:id="id227" draw:layer="layout" svg:width="1cm" svg:height="0.9cm" svg:x="36.512cm" svg:y="46.967cm">
          <text:p text:style-name="P1"><text:span text:style-name="T1">BUF</text:span></text:p>
          <text:p text:style-name="P1"><text:span text:style-name="T1">346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7.012cm" svg:y1="46.967cm" svg:x2="37.716cm" svg:y2="45.067cm" draw:start-shape="id227" draw:start-glue-point="0" draw:end-shape="id182" draw:end-glue-point="47" svg:d="M37012 46967l704-1900" svg:viewBox="0 0 705 1901">
          <text:p text:style-name="P1"><text:span text:style-name="T2">in_12</text:span></text:p>
        </draw:connector>
        <draw:custom-shape draw:style-name="gr2" draw:text-style-name="P2" xml:id="id228" draw:id="id228" draw:layer="layout" svg:width="1cm" svg:height="0.9cm" svg:x="37.712cm" svg:y="46.967cm">
          <text:p text:style-name="P1"><text:span text:style-name="T1">BUF</text:span></text:p>
          <text:p text:style-name="P1"><text:span text:style-name="T1">315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8.212cm" svg:y1="46.967cm" svg:x2="38.716cm" svg:y2="45.067cm" draw:start-shape="id228" draw:start-glue-point="0" draw:end-shape="id182" draw:end-glue-point="48" svg:d="M38212 46967l504-1900" svg:viewBox="0 0 505 1901">
          <text:p text:style-name="P1"><text:span text:style-name="T2">in_13</text:span></text:p>
        </draw:connector>
        <draw:custom-shape draw:style-name="gr2" draw:text-style-name="P2" xml:id="id229" draw:id="id229" draw:layer="layout" svg:width="1cm" svg:height="0.9cm" svg:x="38.912cm" svg:y="46.967cm">
          <text:p text:style-name="P1"><text:span text:style-name="T1">BUF</text:span></text:p>
          <text:p text:style-name="P1"><text:span text:style-name="T1">335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9.412cm" svg:y1="46.967cm" svg:x2="39.815cm" svg:y2="45.067cm" draw:start-shape="id229" draw:start-glue-point="0" draw:end-shape="id182" draw:end-glue-point="49" svg:d="M39412 46967l403-1900" svg:viewBox="0 0 404 1901">
          <text:p text:style-name="P1"><text:span text:style-name="T2">in_14</text:span></text:p>
        </draw:connector>
        <draw:custom-shape draw:style-name="gr2" draw:text-style-name="P2" xml:id="id230" draw:id="id230" draw:layer="layout" svg:width="1cm" svg:height="0.9cm" svg:x="40.112cm" svg:y="46.967cm">
          <text:p text:style-name="P1"><text:span text:style-name="T1">BUF</text:span></text:p>
          <text:p text:style-name="P1"><text:span text:style-name="T1">285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0.612cm" svg:y1="46.967cm" svg:x2="40.914cm" svg:y2="45.067cm" draw:start-shape="id230" draw:start-glue-point="0" draw:end-shape="id182" draw:end-glue-point="50" svg:d="M40612 46967l302-1900" svg:viewBox="0 0 303 1901">
          <text:p text:style-name="P1"><text:span text:style-name="T2">in_15</text:span></text:p>
        </draw:connector>
        <draw:custom-shape draw:style-name="gr2" draw:text-style-name="P2" xml:id="id231" draw:id="id231" draw:layer="layout" svg:width="1cm" svg:height="0.9cm" svg:x="41.312cm" svg:y="46.967cm">
          <text:p text:style-name="P1"><text:span text:style-name="T1">BUF</text:span></text:p>
          <text:p text:style-name="P1"><text:span text:style-name="T1">01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1.812cm" svg:y1="46.967cm" svg:x2="41.909cm" svg:y2="45.067cm" draw:start-shape="id231" draw:start-glue-point="0" draw:end-shape="id182" draw:end-glue-point="51" svg:d="M41812 46967l97-1900" svg:viewBox="0 0 98 1901">
          <text:p text:style-name="P1"><text:span text:style-name="T2">in_16</text:span></text:p>
        </draw:connector>
        <draw:custom-shape draw:style-name="gr2" draw:text-style-name="P2" xml:id="id232" draw:id="id232" draw:layer="layout" svg:width="1cm" svg:height="0.9cm" svg:x="42.512cm" svg:y="46.967cm">
          <text:p text:style-name="P1"><text:span text:style-name="T1">BUF</text:span></text:p>
          <text:p text:style-name="P1"><text:span text:style-name="T1">01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3.012cm" svg:y1="46.967cm" svg:x2="43.008cm" svg:y2="45.067cm" draw:start-shape="id232" draw:start-glue-point="0" draw:end-shape="id182" draw:end-glue-point="52" svg:d="M43012 46967l-4-1900" svg:viewBox="0 0 5 1901">
          <text:p text:style-name="P1"><text:span text:style-name="T2">in_17</text:span></text:p>
        </draw:connector>
        <draw:custom-shape draw:style-name="gr2" draw:text-style-name="P2" xml:id="id233" draw:id="id233" draw:layer="layout" svg:width="1cm" svg:height="0.9cm" svg:x="43.712cm" svg:y="46.967cm">
          <text:p text:style-name="P1"><text:span text:style-name="T1">BUF</text:span></text:p>
          <text:p text:style-name="P1"><text:span text:style-name="T1">285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4.212cm" svg:y1="46.967cm" svg:x2="44.31cm" svg:y2="45.067cm" draw:start-shape="id233" draw:start-glue-point="0" draw:end-shape="id182" draw:end-glue-point="53" svg:d="M44212 46967l98-1900" svg:viewBox="0 0 99 1901">
          <text:p text:style-name="P1"><text:span text:style-name="T2">in_18</text:span></text:p>
        </draw:connector>
        <draw:custom-shape draw:style-name="gr2" draw:text-style-name="P2" xml:id="id234" draw:id="id234" draw:layer="layout" svg:width="1cm" svg:height="0.9cm" svg:x="44.912cm" svg:y="46.967cm">
          <text:p text:style-name="P1"><text:span text:style-name="T1">BUF</text:span></text:p>
          <text:p text:style-name="P1"><text:span text:style-name="T1">286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5.412cm" svg:y1="46.967cm" svg:x2="45.509cm" svg:y2="45.067cm" draw:start-shape="id234" draw:start-glue-point="0" draw:end-shape="id182" draw:end-glue-point="54" svg:d="M45412 46967l97-1900" svg:viewBox="0 0 98 1901">
          <text:p text:style-name="P1"><text:span text:style-name="T2">in_19</text:span></text:p>
        </draw:connector>
        <draw:custom-shape draw:style-name="gr2" draw:text-style-name="P2" xml:id="id235" draw:id="id235" draw:layer="layout" svg:width="1cm" svg:height="0.9cm" svg:x="46.112cm" svg:y="46.967cm">
          <text:p text:style-name="P1"><text:span text:style-name="T1">BUF</text:span></text:p>
          <text:p text:style-name="P1"><text:span text:style-name="T1">359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6.612cm" svg:y1="46.967cm" svg:x2="46.708cm" svg:y2="45.067cm" draw:start-shape="id235" draw:start-glue-point="0" draw:end-shape="id182" draw:end-glue-point="55" svg:d="M46612 46967l96-1900" svg:viewBox="0 0 97 1901">
          <text:p text:style-name="P1"><text:span text:style-name="T2">in_20</text:span></text:p>
        </draw:connector>
        <draw:custom-shape draw:style-name="gr2" draw:text-style-name="P2" xml:id="id236" draw:id="id236" draw:layer="layout" svg:width="1cm" svg:height="0.9cm" svg:x="47.312cm" svg:y="46.967cm">
          <text:p text:style-name="P1"><text:span text:style-name="T1">BUF</text:span></text:p>
          <text:p text:style-name="P1"><text:span text:style-name="T1">264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7.812cm" svg:y1="46.967cm" svg:x2="47.91cm" svg:y2="45.067cm" draw:start-shape="id236" draw:start-glue-point="0" draw:end-shape="id182" draw:end-glue-point="56" svg:d="M47812 46967l98-1900" svg:viewBox="0 0 99 1901">
          <text:p text:style-name="P1"><text:span text:style-name="T2">in_21</text:span></text:p>
        </draw:connector>
        <draw:custom-shape draw:style-name="gr2" draw:text-style-name="P2" xml:id="id237" draw:id="id237" draw:layer="layout" svg:width="1cm" svg:height="0.9cm" svg:x="48.512cm" svg:y="46.967cm">
          <text:p text:style-name="P1"><text:span text:style-name="T1">BUF</text:span></text:p>
          <text:p text:style-name="P1"><text:span text:style-name="T1">02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9.012cm" svg:y1="46.967cm" svg:x2="49.109cm" svg:y2="45.067cm" draw:start-shape="id237" draw:start-glue-point="0" draw:end-shape="id182" draw:end-glue-point="57" svg:d="M49012 46967l97-1900" svg:viewBox="0 0 98 1901">
          <text:p text:style-name="P1"><text:span text:style-name="T2">in_22</text:span></text:p>
        </draw:connector>
        <draw:custom-shape draw:style-name="gr2" draw:text-style-name="P2" xml:id="id238" draw:id="id238" draw:layer="layout" svg:width="1cm" svg:height="0.9cm" svg:x="49.712cm" svg:y="46.967cm">
          <text:p text:style-name="P1"><text:span text:style-name="T1">BUF</text:span></text:p>
          <text:p text:style-name="P1"><text:span text:style-name="T1">284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0.212cm" svg:y1="46.967cm" svg:x2="50.308cm" svg:y2="45.067cm" draw:start-shape="id238" draw:start-glue-point="0" draw:end-shape="id182" draw:end-glue-point="58" svg:d="M50212 46967l96-1900" svg:viewBox="0 0 97 1901">
          <text:p text:style-name="P1"><text:span text:style-name="T2">in_23</text:span></text:p>
        </draw:connector>
        <draw:custom-shape draw:style-name="gr2" draw:text-style-name="P2" xml:id="id239" draw:id="id239" draw:layer="layout" svg:width="1cm" svg:height="0.9cm" svg:x="50.912cm" svg:y="46.967cm">
          <text:p text:style-name="P1"><text:span text:style-name="T1">BUF</text:span></text:p>
          <text:p text:style-name="P1"><text:span text:style-name="T1">02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1.412cm" svg:y1="46.967cm" svg:x2="51.511cm" svg:y2="45.067cm" draw:start-shape="id239" draw:start-glue-point="0" draw:end-shape="id182" draw:end-glue-point="59" svg:d="M51412 46967l99-1900" svg:viewBox="0 0 100 1901">
          <text:p text:style-name="P1"><text:span text:style-name="T2">in_24</text:span></text:p>
        </draw:connector>
        <draw:custom-shape draw:style-name="gr2" draw:text-style-name="P2" xml:id="id240" draw:id="id240" draw:layer="layout" svg:width="1cm" svg:height="0.9cm" svg:x="52.112cm" svg:y="46.967cm">
          <text:p text:style-name="P1"><text:span text:style-name="T1">BUF</text:span></text:p>
          <text:p text:style-name="P1"><text:span text:style-name="T1">35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2.612cm" svg:y1="46.967cm" svg:x2="52.709cm" svg:y2="45.067cm" draw:start-shape="id240" draw:start-glue-point="0" draw:end-shape="id182" draw:end-glue-point="60" svg:d="M52612 46967l97-1900" svg:viewBox="0 0 98 1901">
          <text:p text:style-name="P1"><text:span text:style-name="T2">in_25</text:span></text:p>
        </draw:connector>
        <draw:custom-shape draw:style-name="gr2" draw:text-style-name="P2" xml:id="id241" draw:id="id241" draw:layer="layout" svg:width="1cm" svg:height="0.9cm" svg:x="53.312cm" svg:y="46.967cm">
          <text:p text:style-name="P1"><text:span text:style-name="T1">BUF</text:span></text:p>
          <text:p text:style-name="P1"><text:span text:style-name="T1">275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3.812cm" svg:y1="46.967cm" svg:x2="53.908cm" svg:y2="45.067cm" draw:start-shape="id241" draw:start-glue-point="0" draw:end-shape="id182" draw:end-glue-point="67" svg:d="M53812 46967l96-1900" svg:viewBox="0 0 97 1901">
          <text:p text:style-name="P1"><text:span text:style-name="T2">in_26</text:span></text:p>
        </draw:connector>
        <draw:custom-shape draw:style-name="gr2" draw:text-style-name="P2" xml:id="id242" draw:id="id242" draw:layer="layout" svg:width="1cm" svg:height="0.9cm" svg:x="54.512cm" svg:y="46.967cm">
          <text:p text:style-name="P1"><text:span text:style-name="T1">BUF</text:span></text:p>
          <text:p text:style-name="P1"><text:span text:style-name="T1">348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5.012cm" svg:y1="46.967cm" svg:x2="55.111cm" svg:y2="45.067cm" draw:start-shape="id242" draw:start-glue-point="0" draw:end-shape="id182" draw:end-glue-point="68" svg:d="M55012 46967l99-1900" svg:viewBox="0 0 100 1901">
          <text:p text:style-name="P1"><text:span text:style-name="T2">in_27</text:span></text:p>
        </draw:connector>
        <draw:custom-shape draw:style-name="gr2" draw:text-style-name="P2" xml:id="id243" draw:id="id243" draw:layer="layout" svg:width="1cm" svg:height="0.9cm" svg:x="55.712cm" svg:y="46.967cm">
          <text:p text:style-name="P1"><text:span text:style-name="T1">BUF</text:span></text:p>
          <text:p text:style-name="P1"><text:span text:style-name="T1">335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6.212cm" svg:y1="46.967cm" svg:x2="56.31cm" svg:y2="45.067cm" draw:start-shape="id243" draw:start-glue-point="0" draw:end-shape="id182" draw:end-glue-point="69" svg:d="M56212 46967l98-1900" svg:viewBox="0 0 99 1901">
          <text:p text:style-name="P1"><text:span text:style-name="T2">in_28</text:span></text:p>
        </draw:connector>
        <draw:custom-shape draw:style-name="gr2" draw:text-style-name="P2" xml:id="id244" draw:id="id244" draw:layer="layout" svg:width="1cm" svg:height="0.9cm" svg:x="56.912cm" svg:y="46.967cm">
          <text:p text:style-name="P1"><text:span text:style-name="T1">BUF</text:span></text:p>
          <text:p text:style-name="P1"><text:span text:style-name="T1">294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7.412cm" svg:y1="46.967cm" svg:x2="57.309cm" svg:y2="45.067cm" draw:start-shape="id244" draw:start-glue-point="0" draw:end-shape="id182" draw:end-glue-point="70" svg:d="M57412 46967l-103-1900" svg:viewBox="0 0 104 1901">
          <text:p text:style-name="P1"><text:span text:style-name="T2">in_29</text:span></text:p>
        </draw:connector>
        <draw:custom-shape draw:style-name="gr2" draw:text-style-name="P2" xml:id="id245" draw:id="id245" draw:layer="layout" svg:width="1cm" svg:height="0.9cm" svg:x="58.112cm" svg:y="46.967cm">
          <text:p text:style-name="P1"><text:span text:style-name="T1">BUF</text:span></text:p>
          <text:p text:style-name="P1"><text:span text:style-name="T1">263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8.612cm" svg:y1="46.967cm" svg:x2="58.408cm" svg:y2="45.067cm" draw:start-shape="id245" draw:start-glue-point="0" draw:end-shape="id182" draw:end-glue-point="71" svg:d="M58612 46967l-204-1900" svg:viewBox="0 0 205 1901">
          <text:p text:style-name="P1"><text:span text:style-name="T2">in_30</text:span></text:p>
        </draw:connector>
        <draw:custom-shape draw:style-name="gr2" draw:text-style-name="P2" xml:id="id246" draw:id="id246" draw:layer="layout" svg:width="1cm" svg:height="0.9cm" svg:x="59.312cm" svg:y="46.967cm">
          <text:p text:style-name="P1"><text:span text:style-name="T1">BUF</text:span></text:p>
          <text:p text:style-name="P1"><text:span text:style-name="T1">263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9.812cm" svg:y1="46.967cm" svg:x2="59.408cm" svg:y2="45.067cm" draw:start-shape="id246" draw:start-glue-point="0" draw:end-shape="id182" draw:end-glue-point="72" svg:d="M59812 46967l-404-1900" svg:viewBox="0 0 405 1901">
          <text:p text:style-name="P1"><text:span text:style-name="T2">in_31</text:span></text:p>
        </draw:connector>
        <draw:custom-shape draw:style-name="gr6" draw:text-style-name="P2" xml:id="id247" draw:id="id247" draw:layer="layout" svg:width="1cm" svg:height="0.9cm" svg:x="5.212cm" svg:y="36.867cm">
          <text:p text:style-name="P1"><text:span text:style-name="T1">MUX</text:span></text:p>
          <text:p text:style-name="P1"><text:span text:style-name="T1">265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662cm" svg:y1="39.567cm" svg:x2="5.712cm" svg:y2="37.767cm" draw:start-shape="id183" draw:start-glue-point="0" draw:end-shape="id247" draw:end-glue-point="2" svg:d="M5662 39567l50-1800" svg:viewBox="0 0 51 1801">
          <text:p text:style-name="P1"><text:span text:style-name="T2">b</text:span></text:p>
        </draw:connector>
        <draw:custom-shape draw:style-name="gr6" draw:text-style-name="P2" xml:id="id248" draw:id="id248" draw:layer="layout" svg:width="1cm" svg:height="0.9cm" svg:x="16.712cm" svg:y="36.867cm">
          <text:p text:style-name="P1"><text:span text:style-name="T1">MUX</text:span></text:p>
          <text:p text:style-name="P1"><text:span text:style-name="T1">264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7.162cm" svg:y1="39.567cm" svg:x2="17.212cm" svg:y2="37.767cm" draw:start-shape="id188" draw:start-glue-point="0" draw:end-shape="id248" draw:end-glue-point="2" svg:d="M17162 39567l50-1800" svg:viewBox="0 0 51 1801">
          <text:p text:style-name="P1"><text:span text:style-name="T2">b</text:span></text:p>
        </draw:connector>
        <draw:custom-shape draw:style-name="gr6" draw:text-style-name="P2" xml:id="id249" draw:id="id249" draw:layer="layout" svg:width="1cm" svg:height="0.9cm" svg:x="7.512cm" svg:y="36.867cm">
          <text:p text:style-name="P1"><text:span text:style-name="T1">MUX</text:span></text:p>
          <text:p text:style-name="P1"><text:span text:style-name="T1">-026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962cm" svg:y1="39.567cm" svg:x2="8.012cm" svg:y2="37.767cm" draw:start-shape="id184" draw:start-glue-point="0" draw:end-shape="id249" draw:end-glue-point="2" svg:d="M7962 39567l50-1800" svg:viewBox="0 0 51 1801">
          <text:p text:style-name="P1"><text:span text:style-name="T2">b</text:span></text:p>
        </draw:connector>
        <draw:custom-shape draw:style-name="gr6" draw:text-style-name="P2" xml:id="id250" draw:id="id250" draw:layer="layout" svg:width="1cm" svg:height="0.9cm" svg:x="9.812cm" svg:y="36.867cm">
          <text:p text:style-name="P1"><text:span text:style-name="T1">MUX</text:span></text:p>
          <text:p text:style-name="P1"><text:span text:style-name="T1">276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262cm" svg:y1="39.567cm" svg:x2="10.312cm" svg:y2="37.767cm" draw:start-shape="id185" draw:start-glue-point="0" draw:end-shape="id250" draw:end-glue-point="2" svg:d="M10262 39567l50-1800" svg:viewBox="0 0 51 1801">
          <text:p text:style-name="P1"><text:span text:style-name="T2">b</text:span></text:p>
        </draw:connector>
        <draw:custom-shape draw:style-name="gr6" draw:text-style-name="P2" xml:id="id251" draw:id="id251" draw:layer="layout" svg:width="1cm" svg:height="0.9cm" svg:x="12.112cm" svg:y="36.867cm">
          <text:p text:style-name="P1"><text:span text:style-name="T1">MUX</text:span></text:p>
          <text:p text:style-name="P1"><text:span text:style-name="T1">276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562cm" svg:y1="39.567cm" svg:x2="12.612cm" svg:y2="37.767cm" draw:start-shape="id186" draw:start-glue-point="0" draw:end-shape="id251" draw:end-glue-point="2" svg:d="M12562 39567l50-1800" svg:viewBox="0 0 51 1801">
          <text:p text:style-name="P1"><text:span text:style-name="T2">b</text:span></text:p>
        </draw:connector>
        <draw:custom-shape draw:style-name="gr6" draw:text-style-name="P2" xml:id="id252" draw:id="id252" draw:layer="layout" svg:width="1cm" svg:height="0.9cm" svg:x="14.412cm" svg:y="36.867cm">
          <text:p text:style-name="P1"><text:span text:style-name="T1">MUX</text:span></text:p>
          <text:p text:style-name="P1"><text:span text:style-name="T1">-027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4.862cm" svg:y1="39.567cm" svg:x2="14.912cm" svg:y2="37.767cm" draw:start-shape="id187" draw:start-glue-point="0" draw:end-shape="id252" draw:end-glue-point="2" svg:d="M14862 39567l50-1800" svg:viewBox="0 0 51 1801">
          <text:p text:style-name="P1"><text:span text:style-name="T2">b</text:span></text:p>
        </draw:connector>
        <draw:custom-shape draw:style-name="gr6" draw:text-style-name="P2" xml:id="id253" draw:id="id253" draw:layer="layout" svg:width="1cm" svg:height="0.9cm" svg:x="19.012cm" svg:y="36.867cm">
          <text:p text:style-name="P1"><text:span text:style-name="T1">MUX</text:span></text:p>
          <text:p text:style-name="P1"><text:span text:style-name="T1">285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9.462cm" svg:y1="39.567cm" svg:x2="19.512cm" svg:y2="37.767cm" draw:start-shape="id189" draw:start-glue-point="0" draw:end-shape="id253" draw:end-glue-point="2" svg:d="M19462 39567l50-1800" svg:viewBox="0 0 51 1801">
          <text:p text:style-name="P1"><text:span text:style-name="T2">b</text:span></text:p>
        </draw:connector>
        <draw:custom-shape draw:style-name="gr6" draw:text-style-name="P2" xml:id="id254" draw:id="id254" draw:layer="layout" svg:width="1cm" svg:height="0.9cm" svg:x="21.312cm" svg:y="36.867cm">
          <text:p text:style-name="P1"><text:span text:style-name="T1">MUX</text:span></text:p>
          <text:p text:style-name="P1"><text:span text:style-name="T1">-028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1.762cm" svg:y1="39.567cm" svg:x2="21.812cm" svg:y2="37.767cm" draw:start-shape="id190" draw:start-glue-point="0" draw:end-shape="id254" draw:end-glue-point="2" svg:d="M21762 39567l50-1800" svg:viewBox="0 0 51 1801">
          <text:p text:style-name="P1"><text:span text:style-name="T2">b</text:span></text:p>
        </draw:connector>
        <draw:custom-shape draw:style-name="gr6" draw:text-style-name="P2" xml:id="id255" draw:id="id255" draw:layer="layout" svg:width="1cm" svg:height="0.9cm" svg:x="23.612cm" svg:y="36.867cm">
          <text:p text:style-name="P1"><text:span text:style-name="T1">MUX</text:span></text:p>
          <text:p text:style-name="P1"><text:span text:style-name="T1">276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4.062cm" svg:y1="39.567cm" svg:x2="24.112cm" svg:y2="37.767cm" draw:start-shape="id191" draw:start-glue-point="0" draw:end-shape="id255" draw:end-glue-point="2" svg:d="M24062 39567l50-1800" svg:viewBox="0 0 51 1801">
          <text:p text:style-name="P1"><text:span text:style-name="T2">b</text:span></text:p>
        </draw:connector>
        <draw:custom-shape draw:style-name="gr6" draw:text-style-name="P2" xml:id="id256" draw:id="id256" draw:layer="layout" svg:width="1cm" svg:height="0.9cm" svg:x="25.912cm" svg:y="36.867cm">
          <text:p text:style-name="P1"><text:span text:style-name="T1">MUX</text:span></text:p>
          <text:p text:style-name="P1"><text:span text:style-name="T1">275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.362cm" svg:y1="39.567cm" svg:x2="26.412cm" svg:y2="37.767cm" draw:start-shape="id192" draw:start-glue-point="0" draw:end-shape="id256" draw:end-glue-point="2" svg:d="M26362 39567l50-1800" svg:viewBox="0 0 51 1801">
          <text:p text:style-name="P1"><text:span text:style-name="T2">b</text:span></text:p>
        </draw:connector>
        <draw:custom-shape draw:style-name="gr6" draw:text-style-name="P2" xml:id="id257" draw:id="id257" draw:layer="layout" svg:width="1cm" svg:height="0.9cm" svg:x="28.212cm" svg:y="36.867cm">
          <text:p text:style-name="P1"><text:span text:style-name="T1">MUX</text:span></text:p>
          <text:p text:style-name="P1"><text:span text:style-name="T1">315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8.662cm" svg:y1="39.567cm" svg:x2="28.712cm" svg:y2="37.767cm" draw:start-shape="id193" draw:start-glue-point="0" draw:end-shape="id257" draw:end-glue-point="2" svg:d="M28662 39567l50-1800" svg:viewBox="0 0 51 1801">
          <text:p text:style-name="P1"><text:span text:style-name="T2">b</text:span></text:p>
        </draw:connector>
        <draw:custom-shape draw:style-name="gr6" draw:text-style-name="P2" xml:id="id258" draw:id="id258" draw:layer="layout" svg:width="1cm" svg:height="0.9cm" svg:x="30.512cm" svg:y="36.867cm">
          <text:p text:style-name="P1"><text:span text:style-name="T1">MUX</text:span></text:p>
          <text:p text:style-name="P1"><text:span text:style-name="T1">294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0.962cm" svg:y1="39.567cm" svg:x2="31.012cm" svg:y2="37.767cm" draw:start-shape="id194" draw:start-glue-point="0" draw:end-shape="id258" draw:end-glue-point="2" svg:d="M30962 39567l50-1800" svg:viewBox="0 0 51 1801">
          <text:p text:style-name="P1"><text:span text:style-name="T2">b</text:span></text:p>
        </draw:connector>
        <draw:custom-shape draw:style-name="gr6" draw:text-style-name="P2" xml:id="id259" draw:id="id259" draw:layer="layout" svg:width="1cm" svg:height="0.9cm" svg:x="32.812cm" svg:y="36.867cm">
          <text:p text:style-name="P1"><text:span text:style-name="T1">MUX</text:span></text:p>
          <text:p text:style-name="P1"><text:span text:style-name="T1">335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3.262cm" svg:y1="39.567cm" svg:x2="33.312cm" svg:y2="37.767cm" draw:start-shape="id195" draw:start-glue-point="0" draw:end-shape="id259" draw:end-glue-point="2" svg:d="M33262 39567l50-1800" svg:viewBox="0 0 51 1801">
          <text:p text:style-name="P1"><text:span text:style-name="T2">b</text:span></text:p>
        </draw:connector>
        <draw:custom-shape draw:style-name="gr6" draw:text-style-name="P2" xml:id="id260" draw:id="id260" draw:layer="layout" svg:width="1cm" svg:height="0.9cm" svg:x="35.112cm" svg:y="36.867cm">
          <text:p text:style-name="P1"><text:span text:style-name="T1">MUX</text:span></text:p>
          <text:p text:style-name="P1"><text:span text:style-name="T1">346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5.562cm" svg:y1="39.567cm" svg:x2="35.612cm" svg:y2="37.767cm" draw:start-shape="id196" draw:start-glue-point="0" draw:end-shape="id260" draw:end-glue-point="2" svg:d="M35562 39567l50-1800" svg:viewBox="0 0 51 1801">
          <text:p text:style-name="P1"><text:span text:style-name="T2">b</text:span></text:p>
        </draw:connector>
        <draw:custom-shape draw:style-name="gr6" draw:text-style-name="P2" xml:id="id261" draw:id="id261" draw:layer="layout" svg:width="1cm" svg:height="0.9cm" svg:x="37.412cm" svg:y="36.867cm">
          <text:p text:style-name="P1"><text:span text:style-name="T1">MUX</text:span></text:p>
          <text:p text:style-name="P1"><text:span text:style-name="T1">357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7.862cm" svg:y1="39.567cm" svg:x2="37.912cm" svg:y2="37.767cm" draw:start-shape="id197" draw:start-glue-point="0" draw:end-shape="id261" draw:end-glue-point="2" svg:d="M37862 39567l50-1800" svg:viewBox="0 0 51 1801">
          <text:p text:style-name="P1"><text:span text:style-name="T2">b</text:span></text:p>
        </draw:connector>
        <draw:custom-shape draw:style-name="gr6" draw:text-style-name="P2" xml:id="id262" draw:id="id262" draw:layer="layout" svg:width="1cm" svg:height="0.9cm" svg:x="39.712cm" svg:y="36.867cm">
          <text:p text:style-name="P1"><text:span text:style-name="T1">MUX</text:span></text:p>
          <text:p text:style-name="P1"><text:span text:style-name="T1">375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0.162cm" svg:y1="39.567cm" svg:x2="40.212cm" svg:y2="37.767cm" draw:start-shape="id198" draw:start-glue-point="0" draw:end-shape="id262" draw:end-glue-point="2" svg:d="M40162 39567l50-1800" svg:viewBox="0 0 51 1801">
          <text:p text:style-name="P1"><text:span text:style-name="T2">b</text:span></text:p>
        </draw:connector>
        <draw:custom-shape draw:style-name="gr6" draw:text-style-name="P2" xml:id="id263" draw:id="id263" draw:layer="layout" svg:width="1cm" svg:height="0.9cm" svg:x="42.012cm" svg:y="36.867cm">
          <text:p text:style-name="P1"><text:span text:style-name="T1">MUX</text:span></text:p>
          <text:p text:style-name="P1"><text:span text:style-name="T1">357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2.462cm" svg:y1="39.567cm" svg:x2="42.512cm" svg:y2="37.767cm" draw:start-shape="id199" draw:start-glue-point="0" draw:end-shape="id263" draw:end-glue-point="2" svg:d="M42462 39567l50-1800" svg:viewBox="0 0 51 1801">
          <text:p text:style-name="P1"><text:span text:style-name="T2">b</text:span></text:p>
        </draw:connector>
        <draw:custom-shape draw:style-name="gr6" draw:text-style-name="P2" xml:id="id264" draw:id="id264" draw:layer="layout" svg:width="1cm" svg:height="0.9cm" svg:x="44.312cm" svg:y="36.867cm">
          <text:p text:style-name="P1"><text:span text:style-name="T1">MUX</text:span></text:p>
          <text:p text:style-name="P1"><text:span text:style-name="T1">405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4.762cm" svg:y1="39.567cm" svg:x2="44.812cm" svg:y2="37.767cm" draw:start-shape="id200" draw:start-glue-point="0" draw:end-shape="id264" draw:end-glue-point="2" svg:d="M44762 39567l50-1800" svg:viewBox="0 0 51 1801">
          <text:p text:style-name="P1"><text:span text:style-name="T2">b</text:span></text:p>
        </draw:connector>
        <draw:custom-shape draw:style-name="gr6" draw:text-style-name="P2" xml:id="id265" draw:id="id265" draw:layer="layout" svg:width="1cm" svg:height="0.9cm" svg:x="46.612cm" svg:y="36.867cm">
          <text:p text:style-name="P1"><text:span text:style-name="T1">MUX</text:span></text:p>
          <text:p text:style-name="P1"><text:span text:style-name="T1">398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7.062cm" svg:y1="39.567cm" svg:x2="47.112cm" svg:y2="37.767cm" draw:start-shape="id201" draw:start-glue-point="0" draw:end-shape="id265" draw:end-glue-point="2" svg:d="M47062 39567l50-1800" svg:viewBox="0 0 51 1801">
          <text:p text:style-name="P1"><text:span text:style-name="T2">b</text:span></text:p>
        </draw:connector>
        <draw:custom-shape draw:style-name="gr6" draw:text-style-name="P2" xml:id="id266" draw:id="id266" draw:layer="layout" svg:width="1cm" svg:height="0.9cm" svg:x="48.912cm" svg:y="36.867cm">
          <text:p text:style-name="P1"><text:span text:style-name="T1">MUX</text:span></text:p>
          <text:p text:style-name="P1"><text:span text:style-name="T1">284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9.362cm" svg:y1="39.567cm" svg:x2="49.412cm" svg:y2="37.767cm" draw:start-shape="id202" draw:start-glue-point="0" draw:end-shape="id266" draw:end-glue-point="2" svg:d="M49362 39567l50-1800" svg:viewBox="0 0 51 1801">
          <text:p text:style-name="P1"><text:span text:style-name="T2">b</text:span></text:p>
        </draw:connector>
        <draw:custom-shape draw:style-name="gr6" draw:text-style-name="P2" xml:id="id267" draw:id="id267" draw:layer="layout" svg:width="1cm" svg:height="0.9cm" svg:x="51.312cm" svg:y="36.867cm">
          <text:p text:style-name="P1"><text:span text:style-name="T1">MUX</text:span></text:p>
          <text:p text:style-name="P1"><text:span text:style-name="T1">284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1.762cm" svg:y1="39.567cm" svg:x2="51.812cm" svg:y2="37.767cm" draw:start-shape="id203" draw:start-glue-point="0" draw:end-shape="id267" draw:end-glue-point="2" svg:d="M51762 39567l50-1800" svg:viewBox="0 0 51 1801">
          <text:p text:style-name="P1"><text:span text:style-name="T2">b</text:span></text:p>
        </draw:connector>
        <draw:custom-shape draw:style-name="gr6" draw:text-style-name="P2" xml:id="id268" draw:id="id268" draw:layer="layout" svg:width="1cm" svg:height="0.9cm" svg:x="53.612cm" svg:y="36.867cm">
          <text:p text:style-name="P1"><text:span text:style-name="T1">MUX</text:span></text:p>
          <text:p text:style-name="P1"><text:span text:style-name="T1">284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4.062cm" svg:y1="39.567cm" svg:x2="54.112cm" svg:y2="37.767cm" draw:start-shape="id204" draw:start-glue-point="0" draw:end-shape="id268" draw:end-glue-point="2" svg:d="M54062 39567l50-1800" svg:viewBox="0 0 51 1801">
          <text:p text:style-name="P1"><text:span text:style-name="T2">b</text:span></text:p>
        </draw:connector>
        <draw:custom-shape draw:style-name="gr6" draw:text-style-name="P2" xml:id="id269" draw:id="id269" draw:layer="layout" svg:width="1cm" svg:height="0.9cm" svg:x="55.912cm" svg:y="36.867cm">
          <text:p text:style-name="P1"><text:span text:style-name="T1">MUX</text:span></text:p>
          <text:p text:style-name="P1"><text:span text:style-name="T1">284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6.362cm" svg:y1="39.567cm" svg:x2="56.412cm" svg:y2="37.767cm" draw:start-shape="id205" draw:start-glue-point="0" draw:end-shape="id269" draw:end-glue-point="2" svg:d="M56362 39567l50-1800" svg:viewBox="0 0 51 1801">
          <text:p text:style-name="P1"><text:span text:style-name="T2">b</text:span></text:p>
        </draw:connector>
        <draw:custom-shape draw:style-name="gr6" draw:text-style-name="P2" xml:id="id270" draw:id="id270" draw:layer="layout" svg:width="1cm" svg:height="0.9cm" svg:x="58.212cm" svg:y="36.867cm">
          <text:p text:style-name="P1"><text:span text:style-name="T1">MUX</text:span></text:p>
          <text:p text:style-name="P1"><text:span text:style-name="T1">375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8.662cm" svg:y1="39.567cm" svg:x2="58.712cm" svg:y2="37.767cm" draw:start-shape="id206" draw:start-glue-point="0" draw:end-shape="id270" draw:end-glue-point="2" svg:d="M58662 39567l50-1800" svg:viewBox="0 0 51 1801">
          <text:p text:style-name="P1"><text:span text:style-name="T2">b</text:span></text:p>
        </draw:connector>
        <draw:custom-shape draw:style-name="gr6" draw:text-style-name="P2" xml:id="id271" draw:id="id271" draw:layer="layout" svg:width="1cm" svg:height="0.9cm" svg:x="60.512cm" svg:y="36.867cm">
          <text:p text:style-name="P1"><text:span text:style-name="T1">MUX</text:span></text:p>
          <text:p text:style-name="P1"><text:span text:style-name="T1">387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0.962cm" svg:y1="39.567cm" svg:x2="61.012cm" svg:y2="37.767cm" draw:start-shape="id207" draw:start-glue-point="0" draw:end-shape="id271" draw:end-glue-point="2" svg:d="M60962 39567l50-1800" svg:viewBox="0 0 51 1801">
          <text:p text:style-name="P1"><text:span text:style-name="T2">b</text:span></text:p>
        </draw:connector>
        <draw:custom-shape draw:style-name="gr6" draw:text-style-name="P2" xml:id="id272" draw:id="id272" draw:layer="layout" svg:width="1cm" svg:height="0.9cm" svg:x="62.812cm" svg:y="36.867cm">
          <text:p text:style-name="P1"><text:span text:style-name="T1">MUX</text:span></text:p>
          <text:p text:style-name="P1"><text:span text:style-name="T1">356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3.262cm" svg:y1="39.567cm" svg:x2="63.312cm" svg:y2="37.767cm" draw:start-shape="id208" draw:start-glue-point="0" draw:end-shape="id272" draw:end-glue-point="2" svg:d="M63262 39567l50-1800" svg:viewBox="0 0 51 1801">
          <text:p text:style-name="P1"><text:span text:style-name="T2">b</text:span></text:p>
        </draw:connector>
        <draw:custom-shape draw:style-name="gr6" draw:text-style-name="P2" xml:id="id273" draw:id="id273" draw:layer="layout" svg:width="1cm" svg:height="0.9cm" svg:x="65.112cm" svg:y="36.867cm">
          <text:p text:style-name="P1"><text:span text:style-name="T1">MUX</text:span></text:p>
          <text:p text:style-name="P1"><text:span text:style-name="T1">397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5.562cm" svg:y1="39.567cm" svg:x2="65.612cm" svg:y2="37.767cm" draw:start-shape="id209" draw:start-glue-point="0" draw:end-shape="id273" draw:end-glue-point="2" svg:d="M65562 39567l50-1800" svg:viewBox="0 0 51 1801">
          <text:p text:style-name="P1"><text:span text:style-name="T2">b</text:span></text:p>
        </draw:connector>
        <draw:custom-shape draw:style-name="gr6" draw:text-style-name="P2" xml:id="id274" draw:id="id274" draw:layer="layout" svg:width="1cm" svg:height="0.9cm" svg:x="67.412cm" svg:y="36.867cm">
          <text:p text:style-name="P1"><text:span text:style-name="T1">MUX</text:span></text:p>
          <text:p text:style-name="P1"><text:span text:style-name="T1">374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7.862cm" svg:y1="39.567cm" svg:x2="67.912cm" svg:y2="37.767cm" draw:start-shape="id210" draw:start-glue-point="0" draw:end-shape="id274" draw:end-glue-point="2" svg:d="M67862 39567l50-1800" svg:viewBox="0 0 51 1801">
          <text:p text:style-name="P1"><text:span text:style-name="T2">b</text:span></text:p>
        </draw:connector>
        <draw:custom-shape draw:style-name="gr6" draw:text-style-name="P2" xml:id="id275" draw:id="id275" draw:layer="layout" svg:width="1cm" svg:height="0.9cm" svg:x="69.712cm" svg:y="36.867cm">
          <text:p text:style-name="P1"><text:span text:style-name="T1">MUX</text:span></text:p>
          <text:p text:style-name="P1"><text:span text:style-name="T1">374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0.162cm" svg:y1="39.567cm" svg:x2="70.212cm" svg:y2="37.767cm" draw:start-shape="id211" draw:start-glue-point="0" draw:end-shape="id275" draw:end-glue-point="2" svg:d="M70162 39567l50-1800" svg:viewBox="0 0 51 1801">
          <text:p text:style-name="P1"><text:span text:style-name="T2">b</text:span></text:p>
        </draw:connector>
        <draw:custom-shape draw:style-name="gr6" draw:text-style-name="P2" xml:id="id276" draw:id="id276" draw:layer="layout" svg:width="1cm" svg:height="0.9cm" svg:x="72.012cm" svg:y="36.867cm">
          <text:p text:style-name="P1"><text:span text:style-name="T1">MUX</text:span></text:p>
          <text:p text:style-name="P1"><text:span text:style-name="T1">314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2.462cm" svg:y1="39.567cm" svg:x2="72.512cm" svg:y2="37.767cm" draw:start-shape="id212" draw:start-glue-point="0" draw:end-shape="id276" draw:end-glue-point="2" svg:d="M72462 39567l50-1800" svg:viewBox="0 0 51 1801">
          <text:p text:style-name="P1"><text:span text:style-name="T2">b</text:span></text:p>
        </draw:connector>
        <draw:custom-shape draw:style-name="gr6" draw:text-style-name="P2" xml:id="id277" draw:id="id277" draw:layer="layout" svg:width="1cm" svg:height="0.9cm" svg:x="74.312cm" svg:y="36.867cm">
          <text:p text:style-name="P1"><text:span text:style-name="T1">MUX</text:span></text:p>
          <text:p text:style-name="P1"><text:span text:style-name="T1">417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4.762cm" svg:y1="39.567cm" svg:x2="74.812cm" svg:y2="37.767cm" draw:start-shape="id213" draw:start-glue-point="0" draw:end-shape="id277" draw:end-glue-point="2" svg:d="M74762 39567l50-1800" svg:viewBox="0 0 51 1801">
          <text:p text:style-name="P1"><text:span text:style-name="T2">b</text:span></text:p>
        </draw:connector>
        <draw:custom-shape draw:style-name="gr6" draw:text-style-name="P2" xml:id="id278" draw:id="id278" draw:layer="layout" svg:width="1cm" svg:height="0.9cm" svg:x="76.612cm" svg:y="36.867cm">
          <text:p text:style-name="P1"><text:span text:style-name="T1">MUX</text:span></text:p>
          <text:p text:style-name="P1"><text:span text:style-name="T1">294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7.062cm" svg:y1="39.567cm" svg:x2="77.112cm" svg:y2="37.767cm" draw:start-shape="id214" draw:start-glue-point="0" draw:end-shape="id278" draw:end-glue-point="2" svg:d="M77062 39567l50-1800" svg:viewBox="0 0 51 1801">
          <text:p text:style-name="P1"><text:span text:style-name="T2">b</text:span></text:p>
        </draw:connector>
        <draw:custom-shape draw:style-name="gr6" draw:text-style-name="P2" xml:id="id279" draw:id="id279" draw:layer="layout" svg:width="0.6cm" svg:height="0.6cm" svg:x="4.012cm" svg:y="38.267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.612cm" svg:y1="38.567cm" svg:x2="5.712cm" svg:y2="37.767cm" draw:start-shape="id279" draw:start-glue-point="1" draw:end-shape="id247" draw:end-glue-point="2" svg:d="M4612 38567l1100-800" svg:viewBox="0 0 1101 801">
          <text:p/>
        </draw:connector>
        <draw:connector draw:style-name="gr5" draw:text-style-name="P1" draw:layer="layout" draw:type="line" svg:x1="4.612cm" svg:y1="38.567cm" svg:x2="10.312cm" svg:y2="37.767cm" draw:start-shape="id279" draw:start-glue-point="1" draw:end-shape="id250" draw:end-glue-point="2" svg:d="M4612 38567l5700-800" svg:viewBox="0 0 5701 801">
          <text:p/>
        </draw:connector>
        <draw:connector draw:style-name="gr5" draw:text-style-name="P1" draw:layer="layout" draw:type="line" svg:x1="4.612cm" svg:y1="38.567cm" svg:x2="8.012cm" svg:y2="37.767cm" draw:start-shape="id279" draw:start-glue-point="1" draw:end-shape="id249" draw:end-glue-point="2" svg:d="M4612 38567l3400-800" svg:viewBox="0 0 3401 801">
          <text:p/>
        </draw:connector>
        <draw:connector draw:style-name="gr5" draw:text-style-name="P1" draw:layer="layout" draw:type="line" svg:x1="4.612cm" svg:y1="38.567cm" svg:x2="14.912cm" svg:y2="37.767cm" draw:start-shape="id279" draw:start-glue-point="1" draw:end-shape="id252" draw:end-glue-point="2" svg:d="M4612 38567l10300-800" svg:viewBox="0 0 10301 801">
          <text:p/>
        </draw:connector>
        <draw:connector draw:style-name="gr5" draw:text-style-name="P1" draw:layer="layout" draw:type="line" svg:x1="4.612cm" svg:y1="38.567cm" svg:x2="19.512cm" svg:y2="37.767cm" draw:start-shape="id279" draw:start-glue-point="1" draw:end-shape="id253" draw:end-glue-point="2" svg:d="M4612 38567l14900-800" svg:viewBox="0 0 14901 801">
          <text:p/>
        </draw:connector>
        <draw:connector draw:style-name="gr5" draw:text-style-name="P1" draw:layer="layout" draw:type="line" svg:x1="4.612cm" svg:y1="38.567cm" svg:x2="21.812cm" svg:y2="37.767cm" draw:start-shape="id279" draw:start-glue-point="1" draw:end-shape="id254" draw:end-glue-point="2" svg:d="M4612 38567l17200-800" svg:viewBox="0 0 17201 801">
          <text:p/>
        </draw:connector>
        <draw:connector draw:style-name="gr5" draw:text-style-name="P1" draw:layer="layout" draw:type="line" svg:x1="4.612cm" svg:y1="38.567cm" svg:x2="28.712cm" svg:y2="37.767cm" draw:start-shape="id279" draw:start-glue-point="1" draw:end-shape="id257" draw:end-glue-point="2" svg:d="M4612 38567l24100-800" svg:viewBox="0 0 24101 801">
          <text:p/>
        </draw:connector>
        <draw:connector draw:style-name="gr5" draw:text-style-name="P1" draw:layer="layout" draw:type="line" svg:x1="4.612cm" svg:y1="38.567cm" svg:x2="33.312cm" svg:y2="37.767cm" draw:start-shape="id279" draw:start-glue-point="1" draw:end-shape="id259" draw:end-glue-point="2" svg:d="M4612 38567l28700-800" svg:viewBox="0 0 28701 801">
          <text:p/>
        </draw:connector>
        <draw:connector draw:style-name="gr5" draw:text-style-name="P1" draw:layer="layout" draw:type="line" svg:x1="4.612cm" svg:y1="38.567cm" svg:x2="35.612cm" svg:y2="37.767cm" draw:start-shape="id279" draw:start-glue-point="1" draw:end-shape="id260" draw:end-glue-point="2" svg:d="M4612 38567l31000-800" svg:viewBox="0 0 31001 801">
          <text:p/>
        </draw:connector>
        <draw:connector draw:style-name="gr5" draw:text-style-name="P1" draw:layer="layout" draw:type="line" svg:x1="4.612cm" svg:y1="38.567cm" svg:x2="37.912cm" svg:y2="37.767cm" draw:start-shape="id279" draw:start-glue-point="1" draw:end-shape="id261" draw:end-glue-point="2" svg:d="M4612 38567l33300-800" svg:viewBox="0 0 33301 801">
          <text:p/>
        </draw:connector>
        <draw:connector draw:style-name="gr5" draw:text-style-name="P1" draw:layer="layout" draw:type="line" svg:x1="4.612cm" svg:y1="38.567cm" svg:x2="40.212cm" svg:y2="37.767cm" draw:start-shape="id279" draw:start-glue-point="1" draw:end-shape="id262" draw:end-glue-point="2" svg:d="M4612 38567l35600-800" svg:viewBox="0 0 35601 801">
          <text:p/>
        </draw:connector>
        <draw:connector draw:style-name="gr5" draw:text-style-name="P1" draw:layer="layout" draw:type="line" svg:x1="4.612cm" svg:y1="38.567cm" svg:x2="26.412cm" svg:y2="37.767cm" draw:start-shape="id279" draw:start-glue-point="1" draw:end-shape="id256" draw:end-glue-point="2" svg:d="M4612 38567l21800-800" svg:viewBox="0 0 21801 801">
          <text:p/>
        </draw:connector>
        <draw:connector draw:style-name="gr5" draw:text-style-name="P1" draw:layer="layout" draw:type="line" svg:x1="4.612cm" svg:y1="38.567cm" svg:x2="31.012cm" svg:y2="37.767cm" draw:start-shape="id279" draw:start-glue-point="1" draw:end-shape="id258" draw:end-glue-point="2" svg:d="M4612 38567l26400-800" svg:viewBox="0 0 26401 801">
          <text:p/>
        </draw:connector>
        <draw:connector draw:style-name="gr5" draw:text-style-name="P1" draw:layer="layout" draw:type="line" svg:x1="4.612cm" svg:y1="38.567cm" svg:x2="17.212cm" svg:y2="37.767cm" draw:start-shape="id279" draw:start-glue-point="1" draw:end-shape="id248" draw:end-glue-point="2" svg:d="M4612 38567l12600-800" svg:viewBox="0 0 12601 801">
          <text:p/>
        </draw:connector>
        <draw:connector draw:style-name="gr5" draw:text-style-name="P1" draw:layer="layout" draw:type="line" svg:x1="4.612cm" svg:y1="38.567cm" svg:x2="24.112cm" svg:y2="37.767cm" draw:start-shape="id279" draw:start-glue-point="1" draw:end-shape="id255" draw:end-glue-point="2" svg:d="M4612 38567l19500-800" svg:viewBox="0 0 19501 801">
          <text:p/>
        </draw:connector>
        <draw:custom-shape draw:style-name="gr6" draw:text-style-name="P2" xml:id="id280" draw:id="id280" draw:layer="layout" svg:width="0.6cm" svg:height="0.6cm" svg:x="78.212cm" svg:y="38.267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8.212cm" svg:y1="38.567cm" svg:x2="42.512cm" svg:y2="37.767cm" draw:start-shape="id280" draw:start-glue-point="3" draw:end-shape="id263" draw:end-glue-point="2" svg:d="M78212 38567l-35700-800" svg:viewBox="0 0 35701 801">
          <text:p/>
        </draw:connector>
        <draw:connector draw:style-name="gr5" draw:text-style-name="P1" draw:layer="layout" draw:type="line" svg:x1="78.212cm" svg:y1="38.567cm" svg:x2="58.712cm" svg:y2="37.767cm" draw:start-shape="id280" draw:start-glue-point="3" draw:end-shape="id270" draw:end-glue-point="2" svg:d="M78212 38567l-19500-800" svg:viewBox="0 0 19501 801">
          <text:p/>
        </draw:connector>
        <draw:connector draw:style-name="gr5" draw:text-style-name="P1" draw:layer="layout" draw:type="line" svg:x1="78.212cm" svg:y1="38.567cm" svg:x2="61.012cm" svg:y2="37.767cm" draw:start-shape="id280" draw:start-glue-point="3" draw:end-shape="id271" draw:end-glue-point="2" svg:d="M78212 38567l-17200-800" svg:viewBox="0 0 17201 801">
          <text:p/>
        </draw:connector>
        <draw:connector draw:style-name="gr5" draw:text-style-name="P1" draw:layer="layout" draw:type="line" svg:x1="78.212cm" svg:y1="38.567cm" svg:x2="44.812cm" svg:y2="37.767cm" draw:start-shape="id280" draw:start-glue-point="3" draw:end-shape="id264" draw:end-glue-point="2" svg:d="M78212 38567l-33400-800" svg:viewBox="0 0 33401 801">
          <text:p/>
        </draw:connector>
        <draw:connector draw:style-name="gr5" draw:text-style-name="P1" draw:layer="layout" draw:type="line" svg:x1="78.212cm" svg:y1="38.567cm" svg:x2="65.612cm" svg:y2="37.767cm" draw:start-shape="id280" draw:start-glue-point="3" draw:end-shape="id273" draw:end-glue-point="2" svg:d="M78212 38567l-12600-800" svg:viewBox="0 0 12601 801">
          <text:p/>
        </draw:connector>
        <draw:connector draw:style-name="gr5" draw:text-style-name="P1" draw:layer="layout" draw:type="line" svg:x1="78.212cm" svg:y1="38.567cm" svg:x2="70.212cm" svg:y2="37.767cm" draw:start-shape="id280" draw:start-glue-point="3" draw:end-shape="id275" draw:end-glue-point="2" svg:d="M78212 38567l-8000-800" svg:viewBox="0 0 8001 801">
          <text:p/>
        </draw:connector>
        <draw:connector draw:style-name="gr5" draw:text-style-name="P1" draw:layer="layout" draw:type="line" svg:x1="78.212cm" svg:y1="38.567cm" svg:x2="63.312cm" svg:y2="37.767cm" draw:start-shape="id280" draw:start-glue-point="3" draw:end-shape="id272" draw:end-glue-point="2" svg:d="M78212 38567l-14900-800" svg:viewBox="0 0 14901 801">
          <text:p/>
        </draw:connector>
        <draw:connector draw:style-name="gr5" draw:text-style-name="P1" draw:layer="layout" draw:type="line" svg:x1="78.212cm" svg:y1="38.567cm" svg:x2="72.512cm" svg:y2="37.767cm" draw:start-shape="id280" draw:start-glue-point="3" draw:end-shape="id276" draw:end-glue-point="2" svg:d="M78212 38567l-5700-800" svg:viewBox="0 0 5701 801">
          <text:p/>
        </draw:connector>
        <draw:connector draw:style-name="gr5" draw:text-style-name="P1" draw:layer="layout" draw:type="line" svg:x1="78.212cm" svg:y1="38.567cm" svg:x2="77.112cm" svg:y2="37.767cm" draw:start-shape="id280" draw:start-glue-point="3" draw:end-shape="id278" draw:end-glue-point="2" svg:d="M78212 38567l-1100-800" svg:viewBox="0 0 1101 801">
          <text:p/>
        </draw:connector>
        <draw:connector draw:style-name="gr5" draw:text-style-name="P1" draw:layer="layout" draw:type="line" svg:x1="78.212cm" svg:y1="38.567cm" svg:x2="54.112cm" svg:y2="37.767cm" draw:start-shape="id280" draw:start-glue-point="3" draw:end-shape="id268" draw:end-glue-point="2" svg:d="M78212 38567l-24100-800" svg:viewBox="0 0 24101 801">
          <text:p/>
        </draw:connector>
        <draw:connector draw:style-name="gr5" draw:text-style-name="P1" draw:layer="layout" draw:type="line" svg:x1="78.212cm" svg:y1="38.567cm" svg:x2="67.912cm" svg:y2="37.767cm" draw:start-shape="id280" draw:start-glue-point="3" draw:end-shape="id274" draw:end-glue-point="2" svg:d="M78212 38567l-10300-800" svg:viewBox="0 0 10301 801">
          <text:p/>
        </draw:connector>
        <draw:connector draw:style-name="gr5" draw:text-style-name="P1" draw:layer="layout" draw:type="line" svg:x1="78.212cm" svg:y1="38.567cm" svg:x2="47.112cm" svg:y2="37.767cm" draw:start-shape="id280" draw:start-glue-point="3" draw:end-shape="id265" draw:end-glue-point="2" svg:d="M78212 38567l-31100-800" svg:viewBox="0 0 31101 801">
          <text:p/>
        </draw:connector>
        <draw:connector draw:style-name="gr5" draw:text-style-name="P1" draw:layer="layout" draw:type="line" svg:x1="78.212cm" svg:y1="38.567cm" svg:x2="56.412cm" svg:y2="37.767cm" draw:start-shape="id280" draw:start-glue-point="3" draw:end-shape="id269" draw:end-glue-point="2" svg:d="M78212 38567l-21800-800" svg:viewBox="0 0 21801 801">
          <text:p/>
        </draw:connector>
        <draw:connector draw:style-name="gr5" draw:text-style-name="P1" draw:layer="layout" draw:type="line" svg:x1="78.212cm" svg:y1="38.567cm" svg:x2="51.812cm" svg:y2="37.767cm" draw:start-shape="id280" draw:start-glue-point="3" draw:end-shape="id267" draw:end-glue-point="2" svg:d="M78212 38567l-26400-800" svg:viewBox="0 0 26401 801">
          <text:p/>
        </draw:connector>
        <draw:connector draw:style-name="gr5" draw:text-style-name="P1" draw:layer="layout" draw:type="line" svg:x1="78.212cm" svg:y1="38.567cm" svg:x2="49.412cm" svg:y2="37.767cm" draw:start-shape="id280" draw:start-glue-point="3" draw:end-shape="id266" draw:end-glue-point="2" svg:d="M78212 38567l-28800-800" svg:viewBox="0 0 28801 801">
          <text:p/>
        </draw:connector>
        <draw:connector draw:style-name="gr5" draw:text-style-name="P1" draw:layer="layout" draw:type="line" svg:x1="78.212cm" svg:y1="38.567cm" svg:x2="74.812cm" svg:y2="37.767cm" draw:start-shape="id280" draw:start-glue-point="3" draw:end-shape="id277" draw:end-glue-point="2" svg:d="M78212 38567l-3400-800" svg:viewBox="0 0 3401 801">
          <text:p/>
        </draw:connector>
        <draw:connector draw:style-name="gr5" draw:text-style-name="P1" draw:layer="layout" draw:type="line" svg:x1="4.612cm" svg:y1="38.567cm" svg:x2="12.612cm" svg:y2="37.767cm" draw:start-shape="id279" draw:start-glue-point="1" draw:end-shape="id251" draw:end-glue-point="2" svg:d="M4612 38567l8000-800" svg:viewBox="0 0 8001 801">
          <text:p/>
        </draw:connector>
        <draw:custom-shape draw:style-name="gr6" draw:text-style-name="P2" xml:id="id281" draw:id="id281" draw:layer="layout" svg:width="2.1cm" svg:height="0.9cm" svg:x="4.612cm" svg:y="50.167cm">
          <text:p text:style-name="P1"><text:span text:style-name="T1">DFF (clk14)</text:span></text:p>
          <text:p text:style-name="P1"><text:span text:style-name="T1">04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.662cm" svg:y1="50.167cm" svg:x2="22.612cm" svg:y2="47.867cm" draw:start-shape="id281" draw:start-glue-point="0" draw:end-shape="id215" draw:end-glue-point="2" svg:d="M5662 50167l16950-2300" svg:viewBox="0 0 16951 2301">
          <text:p/>
        </draw:connector>
        <draw:custom-shape draw:style-name="gr6" draw:text-style-name="P2" xml:id="id282" draw:id="id282" draw:layer="layout" svg:width="2.1cm" svg:height="0.9cm" svg:x="6.912cm" svg:y="50.167cm">
          <text:p text:style-name="P1"><text:span text:style-name="T1">DFF (clk14)</text:span></text:p>
          <text:p text:style-name="P1"><text:span text:style-name="T1">04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.962cm" svg:y1="50.167cm" svg:x2="23.812cm" svg:y2="47.867cm" draw:start-shape="id282" draw:start-glue-point="0" draw:end-shape="id216" draw:end-glue-point="2" svg:d="M7962 50167l15850-2300" svg:viewBox="0 0 15851 2301">
          <text:p/>
        </draw:connector>
        <draw:custom-shape draw:style-name="gr6" draw:text-style-name="P2" xml:id="id283" draw:id="id283" draw:layer="layout" svg:width="2.1cm" svg:height="0.9cm" svg:x="9.212cm" svg:y="50.167cm">
          <text:p text:style-name="P1"><text:span text:style-name="T1">DFF (clk14)</text:span></text:p>
          <text:p text:style-name="P1"><text:span text:style-name="T1">04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0.262cm" svg:y1="50.167cm" svg:x2="25.012cm" svg:y2="47.867cm" draw:start-shape="id283" draw:start-glue-point="0" draw:end-shape="id217" draw:end-glue-point="2" svg:d="M10262 50167l14750-2300" svg:viewBox="0 0 14751 2301">
          <text:p/>
        </draw:connector>
        <draw:custom-shape draw:style-name="gr6" draw:text-style-name="P2" xml:id="id284" draw:id="id284" draw:layer="layout" svg:width="2.1cm" svg:height="0.9cm" svg:x="11.512cm" svg:y="50.167cm">
          <text:p text:style-name="P1"><text:span text:style-name="T1">DFF (clk14)</text:span></text:p>
          <text:p text:style-name="P1"><text:span text:style-name="T1">04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2.562cm" svg:y1="50.167cm" svg:x2="26.212cm" svg:y2="47.867cm" draw:start-shape="id284" draw:start-glue-point="0" draw:end-shape="id218" draw:end-glue-point="2" svg:d="M12562 50167l13650-2300" svg:viewBox="0 0 13651 2301">
          <text:p/>
        </draw:connector>
        <draw:custom-shape draw:style-name="gr6" draw:text-style-name="P2" xml:id="id285" draw:id="id285" draw:layer="layout" svg:width="2.1cm" svg:height="0.9cm" svg:x="13.812cm" svg:y="50.167cm">
          <text:p text:style-name="P1"><text:span text:style-name="T1">DFF (clk14)</text:span></text:p>
          <text:p text:style-name="P1"><text:span text:style-name="T1">389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862cm" svg:y1="50.167cm" svg:x2="27.412cm" svg:y2="47.867cm" draw:start-shape="id285" draw:start-glue-point="0" draw:end-shape="id219" draw:end-glue-point="2" svg:d="M14862 50167l12550-2300" svg:viewBox="0 0 12551 2301">
          <text:p/>
        </draw:connector>
        <draw:custom-shape draw:style-name="gr6" draw:text-style-name="P2" xml:id="id286" draw:id="id286" draw:layer="layout" svg:width="2.1cm" svg:height="0.9cm" svg:x="16.112cm" svg:y="50.167cm">
          <text:p text:style-name="P1"><text:span text:style-name="T1">DFF (clk14)</text:span></text:p>
          <text:p text:style-name="P1"><text:span text:style-name="T1">347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7.162cm" svg:y1="50.167cm" svg:x2="28.612cm" svg:y2="47.867cm" draw:start-shape="id286" draw:start-glue-point="0" draw:end-shape="id220" draw:end-glue-point="2" svg:d="M17162 50167l11450-2300" svg:viewBox="0 0 11451 2301">
          <text:p/>
        </draw:connector>
        <draw:custom-shape draw:style-name="gr6" draw:text-style-name="P2" xml:id="id287" draw:id="id287" draw:layer="layout" svg:width="2.1cm" svg:height="0.9cm" svg:x="18.412cm" svg:y="50.167cm">
          <text:p text:style-name="P1"><text:span text:style-name="T1">DFF (clk14)</text:span></text:p>
          <text:p text:style-name="P1"><text:span text:style-name="T1">347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9.462cm" svg:y1="50.167cm" svg:x2="29.812cm" svg:y2="47.867cm" draw:start-shape="id287" draw:start-glue-point="0" draw:end-shape="id221" draw:end-glue-point="2" svg:d="M19462 50167l10350-2300" svg:viewBox="0 0 10351 2301">
          <text:p/>
        </draw:connector>
        <draw:custom-shape draw:style-name="gr6" draw:text-style-name="P2" xml:id="id288" draw:id="id288" draw:layer="layout" svg:width="2.1cm" svg:height="0.9cm" svg:x="20.712cm" svg:y="50.167cm">
          <text:p text:style-name="P1"><text:span text:style-name="T1">DFF (clk14)</text:span></text:p>
          <text:p text:style-name="P1"><text:span text:style-name="T1">358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1.762cm" svg:y1="50.167cm" svg:x2="31.012cm" svg:y2="47.867cm" draw:start-shape="id288" draw:start-glue-point="0" draw:end-shape="id222" draw:end-glue-point="2" svg:d="M21762 50167l9250-2300" svg:viewBox="0 0 9251 2301">
          <text:p/>
        </draw:connector>
        <draw:custom-shape draw:style-name="gr6" draw:text-style-name="P2" xml:id="id289" draw:id="id289" draw:layer="layout" svg:width="2.1cm" svg:height="0.9cm" svg:x="23.012cm" svg:y="50.167cm">
          <text:p text:style-name="P1"><text:span text:style-name="T1">DFF (clk14)</text:span></text:p>
          <text:p text:style-name="P1"><text:span text:style-name="T1">369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4.062cm" svg:y1="50.167cm" svg:x2="32.212cm" svg:y2="47.867cm" draw:start-shape="id289" draw:start-glue-point="0" draw:end-shape="id223" draw:end-glue-point="2" svg:d="M24062 50167l8150-2300" svg:viewBox="0 0 8151 2301">
          <text:p/>
        </draw:connector>
        <draw:custom-shape draw:style-name="gr6" draw:text-style-name="P2" xml:id="id290" draw:id="id290" draw:layer="layout" svg:width="2.1cm" svg:height="0.9cm" svg:x="25.312cm" svg:y="50.167cm">
          <text:p text:style-name="P1"><text:span text:style-name="T1">DFF (clk14)</text:span></text:p>
          <text:p text:style-name="P1"><text:span text:style-name="T1">377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6.362cm" svg:y1="50.167cm" svg:x2="33.412cm" svg:y2="47.867cm" draw:start-shape="id290" draw:start-glue-point="0" draw:end-shape="id224" draw:end-glue-point="2" svg:d="M26362 50167l7050-2300" svg:viewBox="0 0 7051 2301">
          <text:p/>
        </draw:connector>
        <draw:custom-shape draw:style-name="gr6" draw:text-style-name="P2" xml:id="id291" draw:id="id291" draw:layer="layout" svg:width="2.1cm" svg:height="0.9cm" svg:x="27.612cm" svg:y="50.167cm">
          <text:p text:style-name="P1"><text:span text:style-name="T1">DFF (clk14)</text:span></text:p>
          <text:p text:style-name="P1"><text:span text:style-name="T1">359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8.662cm" svg:y1="50.167cm" svg:x2="34.612cm" svg:y2="47.867cm" draw:start-shape="id291" draw:start-glue-point="0" draw:end-shape="id225" draw:end-glue-point="2" svg:d="M28662 50167l5950-2300" svg:viewBox="0 0 5951 2301">
          <text:p/>
        </draw:connector>
        <draw:custom-shape draw:style-name="gr6" draw:text-style-name="P2" xml:id="id292" draw:id="id292" draw:layer="layout" svg:width="2.1cm" svg:height="0.9cm" svg:x="29.912cm" svg:y="50.167cm">
          <text:p text:style-name="P1"><text:span text:style-name="T1">DFF (clk14)</text:span></text:p>
          <text:p text:style-name="P1"><text:span text:style-name="T1">359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0.962cm" svg:y1="50.167cm" svg:x2="35.812cm" svg:y2="47.867cm" draw:start-shape="id292" draw:start-glue-point="0" draw:end-shape="id226" draw:end-glue-point="2" svg:d="M30962 50167l4850-2300" svg:viewBox="0 0 4851 2301">
          <text:p/>
        </draw:connector>
        <draw:custom-shape draw:style-name="gr6" draw:text-style-name="P2" xml:id="id293" draw:id="id293" draw:layer="layout" svg:width="2.1cm" svg:height="0.9cm" svg:x="32.212cm" svg:y="50.167cm">
          <text:p text:style-name="P1"><text:span text:style-name="T1">DFF (clk14)</text:span></text:p>
          <text:p text:style-name="P1"><text:span text:style-name="T1">346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3.262cm" svg:y1="50.167cm" svg:x2="37.012cm" svg:y2="47.867cm" draw:start-shape="id293" draw:start-glue-point="0" draw:end-shape="id227" draw:end-glue-point="2" svg:d="M33262 50167l3750-2300" svg:viewBox="0 0 3751 2301">
          <text:p/>
        </draw:connector>
        <draw:custom-shape draw:style-name="gr6" draw:text-style-name="P2" xml:id="id294" draw:id="id294" draw:layer="layout" svg:width="2.1cm" svg:height="0.9cm" svg:x="34.512cm" svg:y="50.167cm">
          <text:p text:style-name="P1"><text:span text:style-name="T1">DFF (clk14)</text:span></text:p>
          <text:p text:style-name="P1"><text:span text:style-name="T1">346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5.562cm" svg:y1="50.167cm" svg:x2="38.212cm" svg:y2="47.867cm" draw:start-shape="id294" draw:start-glue-point="0" draw:end-shape="id228" draw:end-glue-point="2" svg:d="M35562 50167l2650-2300" svg:viewBox="0 0 2651 2301">
          <text:p/>
        </draw:connector>
        <draw:custom-shape draw:style-name="gr6" draw:text-style-name="P2" xml:id="id295" draw:id="id295" draw:layer="layout" svg:width="2.1cm" svg:height="0.9cm" svg:x="36.812cm" svg:y="50.167cm">
          <text:p text:style-name="P1"><text:span text:style-name="T1">DFF (clk14)</text:span></text:p>
          <text:p text:style-name="P1"><text:span text:style-name="T1">346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7.862cm" svg:y1="50.167cm" svg:x2="39.412cm" svg:y2="47.867cm" draw:start-shape="id295" draw:start-glue-point="0" draw:end-shape="id229" draw:end-glue-point="2" svg:d="M37862 50167l1550-2300" svg:viewBox="0 0 1551 2301">
          <text:p/>
        </draw:connector>
        <draw:custom-shape draw:style-name="gr6" draw:text-style-name="P2" xml:id="id296" draw:id="id296" draw:layer="layout" svg:width="2.1cm" svg:height="0.9cm" svg:x="39.112cm" svg:y="50.167cm">
          <text:p text:style-name="P1"><text:span text:style-name="T1">DFF (clk14)</text:span></text:p>
          <text:p text:style-name="P1"><text:span text:style-name="T1">358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0.162cm" svg:y1="50.167cm" svg:x2="40.612cm" svg:y2="47.867cm" draw:start-shape="id296" draw:start-glue-point="0" draw:end-shape="id230" draw:end-glue-point="2" svg:d="M40162 50167l450-2300" svg:viewBox="0 0 451 2301">
          <text:p/>
        </draw:connector>
        <draw:custom-shape draw:style-name="gr6" draw:text-style-name="P2" xml:id="id297" draw:id="id297" draw:layer="layout" svg:width="2.1cm" svg:height="0.9cm" svg:x="41.412cm" svg:y="50.167cm">
          <text:p text:style-name="P1"><text:span text:style-name="T1">DFF (clk14)</text:span></text:p>
          <text:p text:style-name="P1"><text:span text:style-name="T1">05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2.462cm" svg:y1="50.167cm" svg:x2="41.812cm" svg:y2="47.867cm" draw:start-shape="id297" draw:start-glue-point="0" draw:end-shape="id231" draw:end-glue-point="2" svg:d="M42462 50167l-650-2300" svg:viewBox="0 0 651 2301">
          <text:p/>
        </draw:connector>
        <draw:custom-shape draw:style-name="gr6" draw:text-style-name="P2" xml:id="id298" draw:id="id298" draw:layer="layout" svg:width="2.1cm" svg:height="0.9cm" svg:x="43.712cm" svg:y="50.167cm">
          <text:p text:style-name="P1"><text:span text:style-name="T1">DFF (clk14)</text:span></text:p>
          <text:p text:style-name="P1"><text:span text:style-name="T1">05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4.762cm" svg:y1="50.167cm" svg:x2="43.012cm" svg:y2="47.867cm" draw:start-shape="id298" draw:start-glue-point="0" draw:end-shape="id232" draw:end-glue-point="2" svg:d="M44762 50167l-1750-2300" svg:viewBox="0 0 1751 2301">
          <text:p/>
        </draw:connector>
        <draw:custom-shape draw:style-name="gr6" draw:text-style-name="P2" xml:id="id299" draw:id="id299" draw:layer="layout" svg:width="2.1cm" svg:height="0.9cm" svg:x="46.012cm" svg:y="50.167cm">
          <text:p text:style-name="P1"><text:span text:style-name="T1">DFF (clk14)</text:span></text:p>
          <text:p text:style-name="P1"><text:span text:style-name="T1">05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7.062cm" svg:y1="50.167cm" svg:x2="44.212cm" svg:y2="47.867cm" draw:start-shape="id299" draw:start-glue-point="0" draw:end-shape="id233" draw:end-glue-point="2" svg:d="M47062 50167l-2850-2300" svg:viewBox="0 0 2851 2301">
          <text:p/>
        </draw:connector>
        <draw:custom-shape draw:style-name="gr6" draw:text-style-name="P2" xml:id="id300" draw:id="id300" draw:layer="layout" svg:width="2.1cm" svg:height="0.9cm" svg:x="48.312cm" svg:y="50.167cm">
          <text:p text:style-name="P1"><text:span text:style-name="T1">DFF (clk14)</text:span></text:p>
          <text:p text:style-name="P1"><text:span text:style-name="T1">05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9.362cm" svg:y1="50.167cm" svg:x2="45.412cm" svg:y2="47.867cm" draw:start-shape="id300" draw:start-glue-point="0" draw:end-shape="id234" draw:end-glue-point="2" svg:d="M49362 50167l-3950-2300" svg:viewBox="0 0 3951 2301">
          <text:p/>
        </draw:connector>
        <draw:custom-shape draw:style-name="gr6" draw:text-style-name="P2" xml:id="id301" draw:id="id301" draw:layer="layout" svg:width="2.1cm" svg:height="0.9cm" svg:x="50.612cm" svg:y="50.167cm">
          <text:p text:style-name="P1"><text:span text:style-name="T1">DFF (clk14)</text:span></text:p>
          <text:p text:style-name="P1"><text:span text:style-name="T1">378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1.662cm" svg:y1="50.167cm" svg:x2="46.612cm" svg:y2="47.867cm" draw:start-shape="id301" draw:start-glue-point="0" draw:end-shape="id235" draw:end-glue-point="2" svg:d="M51662 50167l-5050-2300" svg:viewBox="0 0 5051 2301">
          <text:p/>
        </draw:connector>
        <draw:custom-shape draw:style-name="gr6" draw:text-style-name="P2" xml:id="id302" draw:id="id302" draw:layer="layout" svg:width="2.1cm" svg:height="0.9cm" svg:x="52.912cm" svg:y="50.167cm">
          <text:p text:style-name="P1"><text:span text:style-name="T1">DFF (clk14)</text:span></text:p>
          <text:p text:style-name="P1"><text:span text:style-name="T1">336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3.962cm" svg:y1="50.167cm" svg:x2="47.812cm" svg:y2="47.867cm" draw:start-shape="id302" draw:start-glue-point="0" draw:end-shape="id236" draw:end-glue-point="2" svg:d="M53962 50167l-6150-2300" svg:viewBox="0 0 6151 2301">
          <text:p/>
        </draw:connector>
        <draw:custom-shape draw:style-name="gr6" draw:text-style-name="P2" xml:id="id303" draw:id="id303" draw:layer="layout" svg:width="2.1cm" svg:height="0.9cm" svg:x="55.212cm" svg:y="50.167cm">
          <text:p text:style-name="P1"><text:span text:style-name="T1">DFF (clk14)</text:span></text:p>
          <text:p text:style-name="P1"><text:span text:style-name="T1">347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6.262cm" svg:y1="50.167cm" svg:x2="49.012cm" svg:y2="47.867cm" draw:start-shape="id303" draw:start-glue-point="0" draw:end-shape="id237" draw:end-glue-point="2" svg:d="M56262 50167l-7250-2300" svg:viewBox="0 0 7251 2301">
          <text:p/>
        </draw:connector>
        <draw:custom-shape draw:style-name="gr6" draw:text-style-name="P2" xml:id="id304" draw:id="id304" draw:layer="layout" svg:width="2.1cm" svg:height="0.9cm" svg:x="57.512cm" svg:y="50.167cm">
          <text:p text:style-name="P1"><text:span text:style-name="T1">DFF (clk14)</text:span></text:p>
          <text:p text:style-name="P1"><text:span text:style-name="T1">3583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8.562cm" svg:y1="50.167cm" svg:x2="50.212cm" svg:y2="47.867cm" draw:start-shape="id304" draw:start-glue-point="0" draw:end-shape="id238" draw:end-glue-point="2" svg:d="M58562 50167l-8350-2300" svg:viewBox="0 0 8351 2301">
          <text:p/>
        </draw:connector>
        <draw:custom-shape draw:style-name="gr6" draw:text-style-name="P2" xml:id="id305" draw:id="id305" draw:layer="layout" svg:width="2.1cm" svg:height="0.9cm" svg:x="59.812cm" svg:y="50.167cm">
          <text:p text:style-name="P1"><text:span text:style-name="T1">DFF (clk14)</text:span></text:p>
          <text:p text:style-name="P1"><text:span text:style-name="T1">369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0.862cm" svg:y1="50.167cm" svg:x2="51.412cm" svg:y2="47.867cm" draw:start-shape="id305" draw:start-glue-point="0" draw:end-shape="id239" draw:end-glue-point="2" svg:d="M60862 50167l-9450-2300" svg:viewBox="0 0 9451 2301">
          <text:p/>
        </draw:connector>
        <draw:custom-shape draw:style-name="gr6" draw:text-style-name="P2" xml:id="id306" draw:id="id306" draw:layer="layout" svg:width="2.1cm" svg:height="0.9cm" svg:x="62.112cm" svg:y="50.167cm">
          <text:p text:style-name="P1"><text:span text:style-name="T1">DFF (clk14)</text:span></text:p>
          <text:p text:style-name="P1"><text:span text:style-name="T1">369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3.162cm" svg:y1="50.167cm" svg:x2="52.612cm" svg:y2="47.867cm" draw:start-shape="id306" draw:start-glue-point="0" draw:end-shape="id240" draw:end-glue-point="2" svg:d="M63162 50167l-10550-2300" svg:viewBox="0 0 10551 2301">
          <text:p/>
        </draw:connector>
        <draw:custom-shape draw:style-name="gr6" draw:text-style-name="P2" xml:id="id307" draw:id="id307" draw:layer="layout" svg:width="2.1cm" svg:height="0.9cm" svg:x="64.412cm" svg:y="50.167cm">
          <text:p text:style-name="P1"><text:span text:style-name="T1">DFF (clk14)</text:span></text:p>
          <text:p text:style-name="P1"><text:span text:style-name="T1">348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5.462cm" svg:y1="50.167cm" svg:x2="53.812cm" svg:y2="47.867cm" draw:start-shape="id307" draw:start-glue-point="0" draw:end-shape="id241" draw:end-glue-point="2" svg:d="M65462 50167l-11650-2300" svg:viewBox="0 0 11651 2301">
          <text:p/>
        </draw:connector>
        <draw:custom-shape draw:style-name="gr6" draw:text-style-name="P2" xml:id="id308" draw:id="id308" draw:layer="layout" svg:width="2.1cm" svg:height="0.9cm" svg:x="66.712cm" svg:y="50.167cm">
          <text:p text:style-name="P1"><text:span text:style-name="T1">DFF (clk14)</text:span></text:p>
          <text:p text:style-name="P1"><text:span text:style-name="T1">359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7.762cm" svg:y1="50.167cm" svg:x2="55.012cm" svg:y2="47.867cm" draw:start-shape="id308" draw:start-glue-point="0" draw:end-shape="id242" draw:end-glue-point="2" svg:d="M67762 50167l-12750-2300" svg:viewBox="0 0 12751 2301">
          <text:p/>
        </draw:connector>
        <draw:custom-shape draw:style-name="gr6" draw:text-style-name="P2" xml:id="id309" draw:id="id309" draw:layer="layout" svg:width="2.1cm" svg:height="0.9cm" svg:x="69.012cm" svg:y="50.167cm">
          <text:p text:style-name="P1"><text:span text:style-name="T1">DFF (clk14)</text:span></text:p>
          <text:p text:style-name="P1"><text:span text:style-name="T1">335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70.062cm" svg:y1="50.167cm" svg:x2="56.212cm" svg:y2="47.867cm" draw:start-shape="id309" draw:start-glue-point="0" draw:end-shape="id243" draw:end-glue-point="2" svg:d="M70062 50167l-13850-2300" svg:viewBox="0 0 13851 2301">
          <text:p/>
        </draw:connector>
        <draw:custom-shape draw:style-name="gr6" draw:text-style-name="P2" xml:id="id310" draw:id="id310" draw:layer="layout" svg:width="2.1cm" svg:height="0.9cm" svg:x="71.312cm" svg:y="50.167cm">
          <text:p text:style-name="P1"><text:span text:style-name="T1">DFF (clk14)</text:span></text:p>
          <text:p text:style-name="P1"><text:span text:style-name="T1">3357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72.362cm" svg:y1="50.167cm" svg:x2="57.412cm" svg:y2="47.867cm" draw:start-shape="id310" draw:start-glue-point="0" draw:end-shape="id244" draw:end-glue-point="2" svg:d="M72362 50167l-14950-2300" svg:viewBox="0 0 14951 2301">
          <text:p/>
        </draw:connector>
        <draw:custom-shape draw:style-name="gr6" draw:text-style-name="P2" xml:id="id311" draw:id="id311" draw:layer="layout" svg:width="2.1cm" svg:height="0.9cm" svg:x="73.612cm" svg:y="50.167cm">
          <text:p text:style-name="P1"><text:span text:style-name="T1">DFF (clk14)</text:span></text:p>
          <text:p text:style-name="P1"><text:span text:style-name="T1">3361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74.662cm" svg:y1="50.167cm" svg:x2="58.612cm" svg:y2="47.867cm" draw:start-shape="id311" draw:start-glue-point="0" draw:end-shape="id245" draw:end-glue-point="2" svg:d="M74662 50167l-16050-2300" svg:viewBox="0 0 16051 2301">
          <text:p/>
        </draw:connector>
        <draw:custom-shape draw:style-name="gr6" draw:text-style-name="P2" xml:id="id312" draw:id="id312" draw:layer="layout" svg:width="2.1cm" svg:height="0.9cm" svg:x="75.912cm" svg:y="50.167cm">
          <text:p text:style-name="P1"><text:span text:style-name="T1">DFF (clk14)</text:span></text:p>
          <text:p text:style-name="P1"><text:span text:style-name="T1">3579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76.962cm" svg:y1="50.167cm" svg:x2="59.812cm" svg:y2="47.867cm" draw:start-shape="id312" draw:start-glue-point="0" draw:end-shape="id246" draw:end-glue-point="2" svg:d="M76962 50167l-17150-2300" svg:viewBox="0 0 17151 2301">
          <text:p/>
        </draw:connector>
        <draw:custom-shape draw:style-name="gr6" draw:text-style-name="P2" xml:id="id313" draw:id="id313" draw:layer="layout" svg:width="1cm" svg:height="0.9cm" svg:x="49.912cm" svg:y="54.767cm">
          <text:p text:style-name="P1"><text:span text:style-name="T1">IMUX</text:span></text:p>
          <text:p text:style-name="P1"><text:span text:style-name="T1">3682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50.412cm" svg:y1="54.767cm" svg:x2="76.962cm" svg:y2="51.067cm" draw:start-shape="id313" draw:start-glue-point="0" draw:end-shape="id312" draw:end-glue-point="2" svg:d="M50412 54767l26550-3700" svg:viewBox="0 0 26551 3701">
          <text:p/>
        </draw:connector>
        <draw:connector draw:style-name="gr7" draw:text-style-name="P1" draw:layer="layout" draw:type="line" svg:x1="50.412cm" svg:y1="54.767cm" svg:x2="40.162cm" svg:y2="51.067cm" draw:start-shape="id313" draw:start-glue-point="0" draw:end-shape="id296" draw:end-glue-point="2" svg:d="M50412 54767l-10250-3700" svg:viewBox="0 0 10251 3701">
          <text:p/>
        </draw:connector>
        <draw:custom-shape draw:style-name="gr6" draw:text-style-name="P2" xml:id="id314" draw:id="id314" draw:layer="layout" svg:width="1cm" svg:height="0.9cm" svg:x="48.712cm" svg:y="54.767cm">
          <text:p text:style-name="P1"><text:span text:style-name="T1">IMUX</text:span></text:p>
          <text:p text:style-name="P1"><text:span text:style-name="T1">3470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49.212cm" svg:y1="54.767cm" svg:x2="74.662cm" svg:y2="51.067cm" draw:start-shape="id314" draw:start-glue-point="0" draw:end-shape="id311" draw:end-glue-point="2" svg:d="M49212 54767l25450-3700" svg:viewBox="0 0 25451 3701">
          <text:p/>
        </draw:connector>
        <draw:connector draw:style-name="gr7" draw:text-style-name="P1" draw:layer="layout" draw:type="line" svg:x1="49.212cm" svg:y1="54.767cm" svg:x2="37.862cm" svg:y2="51.067cm" draw:start-shape="id314" draw:start-glue-point="0" draw:end-shape="id295" draw:end-glue-point="2" svg:d="M49212 54767l-11350-3700" svg:viewBox="0 0 11351 3701">
          <text:p/>
        </draw:connector>
        <draw:custom-shape draw:style-name="gr6" draw:text-style-name="P2" xml:id="id315" draw:id="id315" draw:layer="layout" svg:width="1cm" svg:height="0.9cm" svg:x="47.512cm" svg:y="54.767cm">
          <text:p text:style-name="P1"><text:span text:style-name="T1">IMUX</text:span></text:p>
          <text:p text:style-name="P1"><text:span text:style-name="T1">3471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48.012cm" svg:y1="54.767cm" svg:x2="72.362cm" svg:y2="51.067cm" draw:start-shape="id315" draw:start-glue-point="0" draw:end-shape="id310" draw:end-glue-point="2" svg:d="M48012 54767l24350-3700" svg:viewBox="0 0 24351 3701">
          <text:p/>
        </draw:connector>
        <draw:connector draw:style-name="gr7" draw:text-style-name="P1" draw:layer="layout" draw:type="line" svg:x1="48.012cm" svg:y1="54.767cm" svg:x2="35.562cm" svg:y2="51.067cm" draw:start-shape="id315" draw:start-glue-point="0" draw:end-shape="id294" draw:end-glue-point="2" svg:d="M48012 54767l-12450-3700" svg:viewBox="0 0 12451 3701">
          <text:p/>
        </draw:connector>
        <draw:custom-shape draw:style-name="gr6" draw:text-style-name="P2" xml:id="id316" draw:id="id316" draw:layer="layout" svg:width="1cm" svg:height="0.9cm" svg:x="46.312cm" svg:y="54.767cm">
          <text:p text:style-name="P1"><text:span text:style-name="T1">IMUX</text:span></text:p>
          <text:p text:style-name="P1"><text:span text:style-name="T1">3472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46.812cm" svg:y1="54.767cm" svg:x2="70.062cm" svg:y2="51.067cm" draw:start-shape="id316" draw:start-glue-point="0" draw:end-shape="id309" draw:end-glue-point="2" svg:d="M46812 54767l23250-3700" svg:viewBox="0 0 23251 3701">
          <text:p/>
        </draw:connector>
        <draw:connector draw:style-name="gr7" draw:text-style-name="P1" draw:layer="layout" draw:type="line" svg:x1="46.812cm" svg:y1="54.767cm" svg:x2="33.262cm" svg:y2="51.067cm" draw:start-shape="id316" draw:start-glue-point="0" draw:end-shape="id293" draw:end-glue-point="2" svg:d="M46812 54767l-13550-3700" svg:viewBox="0 0 13551 3701">
          <text:p/>
        </draw:connector>
        <draw:custom-shape draw:style-name="gr2" draw:text-style-name="P2" xml:id="id317" draw:id="id317" draw:layer="layout" svg:width="1cm" svg:height="0.9cm" svg:x="45.112cm" svg:y="54.767cm">
          <text:p text:style-name="P1"><text:span text:style-name="T1">NOT</text:span></text:p>
          <text:p text:style-name="P1"><text:span text:style-name="T1">3594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18" draw:id="id318" draw:layer="layout" svg:width="1cm" svg:height="0.9cm" svg:x="45.1cm" svg:y="56.2cm">
          <text:p text:style-name="P1"><text:span text:style-name="T1">4-MUX</text:span></text:p>
          <text:p text:style-name="P1"><text:span text:style-name="T1">359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5.612cm" svg:y1="54.767cm" svg:x2="67.762cm" svg:y2="51.067cm" draw:start-shape="id317" draw:start-glue-point="0" draw:end-shape="id308" draw:end-glue-point="2" svg:d="M45612 54767l22150-3700" svg:viewBox="0 0 22151 3701">
          <text:p/>
        </draw:connector>
        <draw:connector draw:style-name="gr5" draw:text-style-name="P1" draw:layer="layout" draw:type="line" svg:x1="45.612cm" svg:y1="54.767cm" svg:x2="30.962cm" svg:y2="51.067cm" draw:start-shape="id317" draw:start-glue-point="0" draw:end-shape="id292" draw:end-glue-point="2" svg:d="M45612 54767l-14650-3700" svg:viewBox="0 0 14651 3701">
          <text:p/>
        </draw:connector>
        <draw:connector draw:style-name="gr5" draw:text-style-name="P1" draw:layer="layout" draw:type="line" svg:x1="45.6cm" svg:y1="56.2cm" svg:x2="45.612cm" svg:y2="55.667cm" draw:start-shape="id318" draw:start-glue-point="0" draw:end-shape="id317" draw:end-glue-point="2" svg:d="M45600 56200l12-533" svg:viewBox="0 0 13 534">
          <text:p/>
        </draw:connector>
        <draw:custom-shape draw:style-name="gr2" draw:text-style-name="P2" xml:id="id319" draw:id="id319" draw:layer="layout" svg:width="1cm" svg:height="0.9cm" svg:x="43.912cm" svg:y="54.767cm">
          <text:p text:style-name="P1"><text:span text:style-name="T1">NOT</text:span></text:p>
          <text:p text:style-name="P1"><text:span text:style-name="T1">348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4.412cm" svg:y1="54.767cm" svg:x2="65.462cm" svg:y2="51.067cm" draw:start-shape="id319" draw:start-glue-point="0" draw:end-shape="id307" draw:end-glue-point="2" svg:d="M44412 54767l21050-3700" svg:viewBox="0 0 21051 3701">
          <text:p/>
        </draw:connector>
        <draw:connector draw:style-name="gr5" draw:text-style-name="P1" draw:layer="layout" draw:type="line" svg:x1="44.412cm" svg:y1="54.767cm" svg:x2="28.662cm" svg:y2="51.067cm" draw:start-shape="id319" draw:start-glue-point="0" draw:end-shape="id291" draw:end-glue-point="2" svg:d="M44412 54767l-15750-3700" svg:viewBox="0 0 15751 3701">
          <text:p/>
        </draw:connector>
        <draw:custom-shape draw:style-name="gr2" draw:text-style-name="P2" xml:id="id321" draw:id="id321" draw:layer="layout" svg:width="1cm" svg:height="0.9cm" svg:x="34.312cm" svg:y="54.767cm">
          <text:p text:style-name="P1"><text:span text:style-name="T1">NOT</text:span></text:p>
          <text:p text:style-name="P1"><text:span text:style-name="T1">3376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20" draw:id="id320" draw:layer="layout" svg:width="1cm" svg:height="0.9cm" svg:x="34.3cm" svg:y="56.2cm">
          <text:p text:style-name="P1"><text:span text:style-name="T1">4-MUX</text:span></text:p>
          <text:p text:style-name="P1"><text:span text:style-name="T1">348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4.8cm" svg:y1="56.2cm" svg:x2="34.812cm" svg:y2="55.667cm" draw:start-shape="id320" draw:start-glue-point="0" draw:end-shape="id321" draw:end-glue-point="2" svg:d="M34800 56200l12-533" svg:viewBox="0 0 13 534">
          <text:p/>
        </draw:connector>
        <draw:connector draw:style-name="gr5" draw:text-style-name="P1" draw:layer="layout" draw:type="line" svg:x1="34.812cm" svg:y1="54.767cm" svg:x2="10.262cm" svg:y2="51.067cm" draw:start-shape="id321" draw:start-glue-point="0" draw:end-shape="id283" draw:end-glue-point="2" svg:d="M34812 54767l-24550-3700" svg:viewBox="0 0 24551 3701">
          <text:p/>
        </draw:connector>
        <draw:connector draw:style-name="gr5" draw:text-style-name="P1" draw:layer="layout" draw:type="line" svg:x1="34.812cm" svg:y1="54.767cm" svg:x2="47.062cm" svg:y2="51.067cm" draw:start-shape="id321" draw:start-glue-point="0" draw:end-shape="id299" draw:end-glue-point="2" svg:d="M34812 54767l12250-3700" svg:viewBox="0 0 12251 3701">
          <text:p/>
        </draw:connector>
        <draw:custom-shape draw:style-name="gr2" draw:text-style-name="P2" xml:id="id322" draw:id="id322" draw:layer="layout" svg:width="1cm" svg:height="0.9cm" svg:x="42.712cm" svg:y="54.767cm">
          <text:p text:style-name="P1"><text:span text:style-name="T1">NOT</text:span></text:p>
          <text:p text:style-name="P1"><text:span text:style-name="T1">369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3.212cm" svg:y1="54.767cm" svg:x2="63.162cm" svg:y2="51.067cm" draw:start-shape="id322" draw:start-glue-point="0" draw:end-shape="id306" draw:end-glue-point="2" svg:d="M43212 54767l19950-3700" svg:viewBox="0 0 19951 3701">
          <text:p/>
        </draw:connector>
        <draw:connector draw:style-name="gr5" draw:text-style-name="P1" draw:layer="layout" draw:type="line" svg:x1="43.212cm" svg:y1="54.767cm" svg:x2="26.362cm" svg:y2="51.067cm" draw:start-shape="id322" draw:start-glue-point="0" draw:end-shape="id290" draw:end-glue-point="2" svg:d="M43212 54767l-16850-3700" svg:viewBox="0 0 16851 3701">
          <text:p/>
        </draw:connector>
        <draw:custom-shape draw:style-name="gr6" draw:text-style-name="P2" xml:id="id323" draw:id="id323" draw:layer="layout" svg:width="1cm" svg:height="0.9cm" svg:x="42.7cm" svg:y="56.2cm">
          <text:p text:style-name="P1"><text:span text:style-name="T1">4-MUX</text:span></text:p>
          <text:p text:style-name="P1"><text:span text:style-name="T1">369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3.2cm" svg:y1="56.2cm" svg:x2="43.212cm" svg:y2="55.667cm" draw:start-shape="id323" draw:start-glue-point="0" draw:end-shape="id322" draw:end-glue-point="2" svg:d="M43200 56200l12-533" svg:viewBox="0 0 13 534">
          <text:p/>
        </draw:connector>
        <draw:connector draw:style-name="gr5" draw:text-style-name="P1" draw:layer="layout" draw:type="line" svg:x1="42.012cm" svg:y1="54.767cm" svg:x2="60.862cm" svg:y2="51.067cm" draw:start-shape="id324" draw:start-glue-point="0" draw:end-shape="id305" draw:end-glue-point="2" svg:d="M42012 54767l18850-3700" svg:viewBox="0 0 18851 3701">
          <text:p/>
        </draw:connector>
        <draw:connector draw:style-name="gr5" draw:text-style-name="P1" draw:layer="layout" draw:type="line" svg:x1="42.012cm" svg:y1="54.767cm" svg:x2="24.062cm" svg:y2="51.067cm" draw:start-shape="id324" draw:start-glue-point="0" draw:end-shape="id289" draw:end-glue-point="2" svg:d="M42012 54767l-17950-3700" svg:viewBox="0 0 17951 3701">
          <text:p/>
        </draw:connector>
        <draw:custom-shape draw:style-name="gr6" draw:text-style-name="P2" xml:id="id325" draw:id="id325" draw:layer="layout" svg:width="1cm" svg:height="0.9cm" svg:x="40.3cm" svg:y="54.8cm">
          <text:p text:style-name="P1"><text:span text:style-name="T1">IMUX</text:span></text:p>
          <text:p text:style-name="P1"><text:span text:style-name="T1">358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0.8cm" svg:y1="54.8cm" svg:x2="58.562cm" svg:y2="51.067cm" draw:start-shape="id325" draw:start-glue-point="0" draw:end-shape="id304" draw:end-glue-point="2" svg:d="M40800 54800l17762-3733" svg:viewBox="0 0 17763 3734">
          <text:p/>
        </draw:connector>
        <draw:connector draw:style-name="gr5" draw:text-style-name="P1" draw:layer="layout" draw:type="line" svg:x1="40.8cm" svg:y1="54.8cm" svg:x2="21.762cm" svg:y2="51.067cm" draw:start-shape="id325" draw:start-glue-point="0" draw:end-shape="id288" draw:end-glue-point="2" svg:d="M40800 54800l-19038-3733" svg:viewBox="0 0 19039 3734">
          <text:p/>
        </draw:connector>
        <draw:custom-shape draw:style-name="gr6" draw:text-style-name="P2" xml:id="id326" draw:id="id326" draw:layer="layout" svg:width="1cm" svg:height="0.9cm" svg:x="39.1cm" svg:y="54.8cm">
          <text:p text:style-name="P1"><text:span text:style-name="T1">IMUX</text:span></text:p>
          <text:p text:style-name="P1"><text:span text:style-name="T1">347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9.6cm" svg:y1="54.8cm" svg:x2="56.262cm" svg:y2="51.067cm" draw:start-shape="id326" draw:start-glue-point="0" draw:end-shape="id303" draw:end-glue-point="2" svg:d="M39600 54800l16662-3733" svg:viewBox="0 0 16663 3734">
          <text:p/>
        </draw:connector>
        <draw:connector draw:style-name="gr5" draw:text-style-name="P1" draw:layer="layout" draw:type="line" svg:x1="39.6cm" svg:y1="54.8cm" svg:x2="19.462cm" svg:y2="51.067cm" draw:start-shape="id326" draw:start-glue-point="0" draw:end-shape="id287" draw:end-glue-point="2" svg:d="M39600 54800l-20138-3733" svg:viewBox="0 0 20139 3734">
          <text:p/>
        </draw:connector>
        <draw:custom-shape draw:style-name="gr6" draw:text-style-name="P2" xml:id="id327" draw:id="id327" draw:layer="layout" svg:width="1cm" svg:height="0.9cm" svg:x="37.9cm" svg:y="54.8cm">
          <text:p text:style-name="P1"><text:span text:style-name="T1">IMUX</text:span></text:p>
          <text:p text:style-name="P1"><text:span text:style-name="T1">348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8.4cm" svg:y1="54.8cm" svg:x2="53.962cm" svg:y2="51.067cm" draw:start-shape="id327" draw:start-glue-point="0" draw:end-shape="id302" draw:end-glue-point="2" svg:d="M38400 54800l15562-3733" svg:viewBox="0 0 15563 3734">
          <text:p/>
        </draw:connector>
        <draw:connector draw:style-name="gr5" draw:text-style-name="P1" draw:layer="layout" draw:type="line" svg:x1="38.4cm" svg:y1="54.8cm" svg:x2="17.162cm" svg:y2="51.067cm" draw:start-shape="id327" draw:start-glue-point="0" draw:end-shape="id286" draw:end-glue-point="2" svg:d="M38400 54800l-21238-3733" svg:viewBox="0 0 21239 3734">
          <text:p/>
        </draw:connector>
        <draw:custom-shape draw:style-name="gr6" draw:text-style-name="P2" xml:id="id328" draw:id="id328" draw:layer="layout" svg:width="1cm" svg:height="0.9cm" svg:x="36.7cm" svg:y="54.8cm">
          <text:p text:style-name="P1"><text:span text:style-name="T1">IMUX</text:span></text:p>
          <text:p text:style-name="P1"><text:span text:style-name="T1">3696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7.2cm" svg:y1="54.8cm" svg:x2="51.662cm" svg:y2="51.067cm" draw:start-shape="id328" draw:start-glue-point="0" draw:end-shape="id301" draw:end-glue-point="2" svg:d="M37200 54800l14462-3733" svg:viewBox="0 0 14463 3734">
          <text:p/>
        </draw:connector>
        <draw:connector draw:style-name="gr5" draw:text-style-name="P1" draw:layer="layout" draw:type="line" svg:x1="37.2cm" svg:y1="54.8cm" svg:x2="14.862cm" svg:y2="51.067cm" draw:start-shape="id328" draw:start-glue-point="0" draw:end-shape="id285" draw:end-glue-point="2" svg:d="M37200 54800l-22338-3733" svg:viewBox="0 0 22339 3734">
          <text:p/>
        </draw:connector>
        <draw:custom-shape draw:style-name="gr2" draw:text-style-name="P2" xml:id="id330" draw:id="id330" draw:layer="layout" svg:width="1cm" svg:height="0.9cm" svg:x="35.512cm" svg:y="54.767cm">
          <text:p text:style-name="P1"><text:span text:style-name="T1">NOT</text:span></text:p>
          <text:p text:style-name="P1"><text:span text:style-name="T1">3483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29" draw:id="id329" draw:layer="layout" svg:width="1cm" svg:height="0.9cm" svg:x="35.5cm" svg:y="56.2cm">
          <text:p text:style-name="P1"><text:span text:style-name="T1">4-MUX</text:span></text:p>
          <text:p text:style-name="P1"><text:span text:style-name="T1">348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6cm" svg:y1="56.2cm" svg:x2="36.012cm" svg:y2="55.667cm" draw:start-shape="id329" draw:start-glue-point="0" draw:end-shape="id330" draw:end-glue-point="2" svg:d="M36000 56200l12-533" svg:viewBox="0 0 13 534">
          <text:p/>
        </draw:connector>
        <draw:connector draw:style-name="gr5" draw:text-style-name="P1" draw:layer="layout" draw:type="line" svg:x1="36.012cm" svg:y1="54.767cm" svg:x2="49.362cm" svg:y2="51.067cm" draw:start-shape="id330" draw:start-glue-point="0" draw:end-shape="id300" draw:end-glue-point="2" svg:d="M36012 54767l13350-3700" svg:viewBox="0 0 13351 3701">
          <text:p/>
        </draw:connector>
        <draw:connector draw:style-name="gr5" draw:text-style-name="P1" draw:layer="layout" draw:type="line" svg:x1="36.012cm" svg:y1="54.767cm" svg:x2="12.562cm" svg:y2="51.067cm" draw:start-shape="id330" draw:start-glue-point="0" draw:end-shape="id284" draw:end-glue-point="2" svg:d="M36012 54767l-23450-3700" svg:viewBox="0 0 23451 3701">
          <text:p/>
        </draw:connector>
        <draw:custom-shape draw:style-name="gr2" draw:text-style-name="P2" xml:id="id331" draw:id="id331" draw:layer="layout" svg:width="1cm" svg:height="0.9cm" svg:x="33.112cm" svg:y="54.767cm">
          <text:p text:style-name="P1"><text:span text:style-name="T1">NOT</text:span></text:p>
          <text:p text:style-name="P1"><text:span text:style-name="T1">369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3.612cm" svg:y1="54.767cm" svg:x2="44.762cm" svg:y2="51.067cm" draw:start-shape="id331" draw:start-glue-point="0" draw:end-shape="id298" draw:end-glue-point="2" svg:d="M33612 54767l11150-3700" svg:viewBox="0 0 11151 3701">
          <text:p/>
        </draw:connector>
        <draw:connector draw:style-name="gr5" draw:text-style-name="P1" draw:layer="layout" draw:type="line" svg:x1="33.612cm" svg:y1="54.767cm" svg:x2="7.962cm" svg:y2="51.067cm" draw:start-shape="id331" draw:start-glue-point="0" draw:end-shape="id282" draw:end-glue-point="2" svg:d="M33612 54767l-25650-3700" svg:viewBox="0 0 25651 3701">
          <text:p/>
        </draw:connector>
        <draw:custom-shape draw:style-name="gr2" draw:text-style-name="P2" xml:id="id332" draw:id="id332" draw:layer="layout" svg:width="1cm" svg:height="0.9cm" svg:x="31.912cm" svg:y="54.767cm">
          <text:p text:style-name="P1"><text:span text:style-name="T1">NOT</text:span></text:p>
          <text:p text:style-name="P1"><text:span text:style-name="T1">337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2.412cm" svg:y1="54.767cm" svg:x2="42.462cm" svg:y2="51.067cm" draw:start-shape="id332" draw:start-glue-point="0" draw:end-shape="id297" draw:end-glue-point="2" svg:d="M32412 54767l10050-3700" svg:viewBox="0 0 10051 3701">
          <text:p/>
        </draw:connector>
        <draw:connector draw:style-name="gr5" draw:text-style-name="P1" draw:layer="layout" draw:type="line" svg:x1="32.412cm" svg:y1="54.767cm" svg:x2="5.662cm" svg:y2="51.067cm" draw:start-shape="id332" draw:start-glue-point="0" draw:end-shape="id281" draw:end-glue-point="2" svg:d="M32412 54767l-26750-3700" svg:viewBox="0 0 26751 3701">
          <text:p/>
        </draw:connector>
        <draw:custom-shape draw:style-name="gr6" draw:text-style-name="P2" xml:id="id333" draw:id="id333" draw:layer="layout" svg:width="1cm" svg:height="0.9cm" svg:x="43.9cm" svg:y="56.2cm">
          <text:p text:style-name="P1"><text:span text:style-name="T1">4-MUX</text:span></text:p>
          <text:p text:style-name="P1"><text:span text:style-name="T1">348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4.4cm" svg:y1="56.2cm" svg:x2="44.412cm" svg:y2="55.667cm" draw:start-shape="id333" draw:start-glue-point="0" draw:end-shape="id319" draw:end-glue-point="2" svg:d="M44400 56200l12-533" svg:viewBox="0 0 13 534">
          <text:p/>
        </draw:connector>
        <draw:custom-shape draw:style-name="gr2" draw:text-style-name="P2" xml:id="id324" draw:id="id324" draw:layer="layout" svg:width="1cm" svg:height="0.9cm" svg:x="41.512cm" svg:y="54.767cm">
          <text:p text:style-name="P1"><text:span text:style-name="T1">NOT</text:span></text:p>
          <text:p text:style-name="P1"><text:span text:style-name="T1">3699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34" draw:id="id334" draw:layer="layout" svg:width="1cm" svg:height="0.9cm" svg:x="41.5cm" svg:y="56.2cm">
          <text:p text:style-name="P1"><text:span text:style-name="T1">4-MUX</text:span></text:p>
          <text:p text:style-name="P1"><text:span text:style-name="T1">359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2cm" svg:y1="56.2cm" svg:x2="42.012cm" svg:y2="55.667cm" draw:start-shape="id334" draw:start-glue-point="0" draw:end-shape="id324" draw:end-glue-point="2" svg:d="M42000 56200l12-533" svg:viewBox="0 0 13 534">
          <text:p/>
        </draw:connector>
        <draw:custom-shape draw:style-name="gr6" draw:text-style-name="P2" xml:id="id335" draw:id="id335" draw:layer="layout" svg:width="1cm" svg:height="0.9cm" svg:x="33.1cm" svg:y="56.2cm">
          <text:p text:style-name="P1"><text:span text:style-name="T1">4-MUX</text:span></text:p>
          <text:p text:style-name="P1"><text:span text:style-name="T1">369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3.6cm" svg:y1="56.2cm" svg:x2="33.612cm" svg:y2="55.667cm" draw:start-shape="id335" draw:start-glue-point="0" draw:end-shape="id331" draw:end-glue-point="2" svg:d="M33600 56200l12-533" svg:viewBox="0 0 13 534">
          <text:p/>
        </draw:connector>
        <draw:custom-shape draw:style-name="gr6" draw:text-style-name="P2" xml:id="id336" draw:id="id336" draw:layer="layout" svg:width="1cm" svg:height="0.9cm" svg:x="31.9cm" svg:y="56.2cm">
          <text:p text:style-name="P1"><text:span text:style-name="T1">4-MUX</text:span></text:p>
          <text:p text:style-name="P1"><text:span text:style-name="T1">359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2.4cm" svg:y1="56.2cm" svg:x2="32.412cm" svg:y2="55.667cm" draw:start-shape="id336" draw:start-glue-point="0" draw:end-shape="id332" draw:end-glue-point="2" svg:d="M32400 56200l12-533" svg:viewBox="0 0 13 534">
          <text:p/>
        </draw:connector>
        <draw:custom-shape draw:style-name="gr6" draw:text-style-name="P2" xml:id="id337" draw:id="id337" draw:layer="layout" svg:width="1cm" svg:height="0.9cm" svg:x="5.212cm" svg:y="34.667cm">
          <text:p text:style-name="P1"><text:span text:style-name="T1">TRISTATE</text:span></text:p>
          <text:p text:style-name="P1"><text:span text:style-name="T1">264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712cm" svg:y1="36.867cm" svg:x2="5.712cm" svg:y2="35.567cm" draw:start-shape="id247" draw:start-glue-point="0" draw:end-shape="id337" draw:end-glue-point="2" svg:d="M5712 36867v-1300" svg:viewBox="0 0 1 1301">
          <text:p text:style-name="P1"><text:span text:style-name="T2">in</text:span></text:p>
        </draw:connector>
        <draw:custom-shape draw:style-name="gr6" draw:text-style-name="P2" xml:id="id338" draw:id="id338" draw:layer="layout" svg:width="1cm" svg:height="0.9cm" svg:x="7.512cm" svg:y="34.667cm">
          <text:p text:style-name="P1"><text:span text:style-name="T1">TRISTATE</text:span></text:p>
          <text:p text:style-name="P1"><text:span text:style-name="T1">-083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012cm" svg:y1="36.867cm" svg:x2="8.012cm" svg:y2="35.567cm" draw:start-shape="id249" draw:start-glue-point="0" draw:end-shape="id338" draw:end-glue-point="2" svg:d="M8012 36867v-1300" svg:viewBox="0 0 1 1301">
          <text:p text:style-name="P1"><text:span text:style-name="T2">in</text:span></text:p>
        </draw:connector>
        <draw:custom-shape draw:style-name="gr6" draw:text-style-name="P2" xml:id="id339" draw:id="id339" draw:layer="layout" svg:width="1cm" svg:height="0.9cm" svg:x="9.812cm" svg:y="34.667cm">
          <text:p text:style-name="P1"><text:span text:style-name="T1">TRISTATE</text:span></text:p>
          <text:p text:style-name="P1"><text:span text:style-name="T1">286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312cm" svg:y1="36.867cm" svg:x2="10.312cm" svg:y2="35.567cm" draw:start-shape="id250" draw:start-glue-point="0" draw:end-shape="id339" draw:end-glue-point="2" svg:d="M10312 36867v-1300" svg:viewBox="0 0 1 1301">
          <text:p text:style-name="P1"><text:span text:style-name="T2">in</text:span></text:p>
        </draw:connector>
        <draw:custom-shape draw:style-name="gr6" draw:text-style-name="P2" xml:id="id340" draw:id="id340" draw:layer="layout" svg:width="1cm" svg:height="0.9cm" svg:x="12.112cm" svg:y="34.667cm">
          <text:p text:style-name="P1"><text:span text:style-name="T1">TRISTATE</text:span></text:p>
          <text:p text:style-name="P1"><text:span text:style-name="T1">276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612cm" svg:y1="36.867cm" svg:x2="12.612cm" svg:y2="35.567cm" draw:start-shape="id251" draw:start-glue-point="0" draw:end-shape="id340" draw:end-glue-point="2" svg:d="M12612 36867v-1300" svg:viewBox="0 0 1 1301">
          <text:p text:style-name="P1"><text:span text:style-name="T2">in</text:span></text:p>
        </draw:connector>
        <draw:custom-shape draw:style-name="gr6" draw:text-style-name="P2" xml:id="id341" draw:id="id341" draw:layer="layout" svg:width="1cm" svg:height="0.9cm" svg:x="14.412cm" svg:y="34.667cm">
          <text:p text:style-name="P1"><text:span text:style-name="T1">TRISTATE</text:span></text:p>
          <text:p text:style-name="P1"><text:span text:style-name="T1">-084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4.912cm" svg:y1="36.867cm" svg:x2="14.912cm" svg:y2="35.567cm" draw:start-shape="id252" draw:start-glue-point="0" draw:end-shape="id341" draw:end-glue-point="2" svg:d="M14912 36867v-1300" svg:viewBox="0 0 1 1301">
          <text:p text:style-name="P1"><text:span text:style-name="T2">in</text:span></text:p>
        </draw:connector>
        <draw:custom-shape draw:style-name="gr6" draw:text-style-name="P2" xml:id="id342" draw:id="id342" draw:layer="layout" svg:width="1cm" svg:height="0.9cm" svg:x="16.712cm" svg:y="34.667cm">
          <text:p text:style-name="P1"><text:span text:style-name="T1">TRISTATE</text:span></text:p>
          <text:p text:style-name="P1"><text:span text:style-name="T1">264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7.212cm" svg:y1="36.867cm" svg:x2="17.212cm" svg:y2="35.567cm" draw:start-shape="id248" draw:start-glue-point="0" draw:end-shape="id342" draw:end-glue-point="2" svg:d="M17212 36867v-1300" svg:viewBox="0 0 1 1301">
          <text:p text:style-name="P1"><text:span text:style-name="T2">in</text:span></text:p>
        </draw:connector>
        <draw:custom-shape draw:style-name="gr6" draw:text-style-name="P2" xml:id="id343" draw:id="id343" draw:layer="layout" svg:width="1cm" svg:height="0.9cm" svg:x="19.012cm" svg:y="34.667cm">
          <text:p text:style-name="P1"><text:span text:style-name="T1">TRISTATE</text:span></text:p>
          <text:p text:style-name="P1"><text:span text:style-name="T1">285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9.512cm" svg:y1="36.867cm" svg:x2="19.512cm" svg:y2="35.567cm" draw:start-shape="id253" draw:start-glue-point="0" draw:end-shape="id343" draw:end-glue-point="2" svg:d="M19512 36867v-1300" svg:viewBox="0 0 1 1301">
          <text:p text:style-name="P1"><text:span text:style-name="T2">in</text:span></text:p>
        </draw:connector>
        <draw:custom-shape draw:style-name="gr6" draw:text-style-name="P2" xml:id="id181" draw:id="id181" draw:layer="layout" svg:width="1cm" svg:height="0.9cm" svg:x="21.312cm" svg:y="34.667cm">
          <text:p text:style-name="P1"><text:span text:style-name="T1">TRISTATE</text:span></text:p>
          <text:p text:style-name="P1"><text:span text:style-name="T1">316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1.812cm" svg:y1="36.867cm" svg:x2="21.812cm" svg:y2="35.567cm" draw:start-shape="id254" draw:start-glue-point="0" draw:end-shape="id181" draw:end-glue-point="2" svg:d="M21812 36867v-1300" svg:viewBox="0 0 1 1301">
          <text:p text:style-name="P1"><text:span text:style-name="T2">in</text:span></text:p>
        </draw:connector>
        <draw:custom-shape draw:style-name="gr6" draw:text-style-name="P2" xml:id="id344" draw:id="id344" draw:layer="layout" svg:width="1cm" svg:height="0.9cm" svg:x="23.612cm" svg:y="34.667cm">
          <text:p text:style-name="P1"><text:span text:style-name="T1">TRISTATE</text:span></text:p>
          <text:p text:style-name="P1"><text:span text:style-name="T1">264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4.112cm" svg:y1="36.867cm" svg:x2="24.112cm" svg:y2="35.567cm" draw:start-shape="id255" draw:start-glue-point="0" draw:end-shape="id344" draw:end-glue-point="2" svg:d="M24112 36867v-1300" svg:viewBox="0 0 1 1301">
          <text:p text:style-name="P1"><text:span text:style-name="T2">in</text:span></text:p>
        </draw:connector>
        <draw:custom-shape draw:style-name="gr6" draw:text-style-name="P2" xml:id="id345" draw:id="id345" draw:layer="layout" svg:width="1cm" svg:height="0.9cm" svg:x="25.912cm" svg:y="34.667cm">
          <text:p text:style-name="P1"><text:span text:style-name="T1">TRISTATE</text:span></text:p>
          <text:p text:style-name="P1"><text:span text:style-name="T1">276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.412cm" svg:y1="36.867cm" svg:x2="26.412cm" svg:y2="35.567cm" draw:start-shape="id256" draw:start-glue-point="0" draw:end-shape="id345" draw:end-glue-point="2" svg:d="M26412 36867v-1300" svg:viewBox="0 0 1 1301">
          <text:p text:style-name="P1"><text:span text:style-name="T2">in</text:span></text:p>
        </draw:connector>
        <draw:custom-shape draw:style-name="gr6" draw:text-style-name="P2" xml:id="id346" draw:id="id346" draw:layer="layout" svg:width="1cm" svg:height="0.9cm" svg:x="28.212cm" svg:y="34.667cm">
          <text:p text:style-name="P1"><text:span text:style-name="T1">TRISTATE</text:span></text:p>
          <text:p text:style-name="P1"><text:span text:style-name="T1">-085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8.712cm" svg:y1="36.867cm" svg:x2="28.712cm" svg:y2="35.567cm" draw:start-shape="id257" draw:start-glue-point="0" draw:end-shape="id346" draw:end-glue-point="2" svg:d="M28712 36867v-1300" svg:viewBox="0 0 1 1301">
          <text:p text:style-name="P1"><text:span text:style-name="T2">in</text:span></text:p>
        </draw:connector>
        <draw:custom-shape draw:style-name="gr6" draw:text-style-name="P2" xml:id="id347" draw:id="id347" draw:layer="layout" svg:width="1cm" svg:height="0.9cm" svg:x="30.512cm" svg:y="34.667cm">
          <text:p text:style-name="P1"><text:span text:style-name="T1">TRISTATE</text:span></text:p>
          <text:p text:style-name="P1"><text:span text:style-name="T1">304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1.012cm" svg:y1="36.867cm" svg:x2="31.012cm" svg:y2="35.567cm" draw:start-shape="id258" draw:start-glue-point="0" draw:end-shape="id347" draw:end-glue-point="2" svg:d="M31012 36867v-1300" svg:viewBox="0 0 1 1301">
          <text:p text:style-name="P1"><text:span text:style-name="T2">in</text:span></text:p>
        </draw:connector>
        <draw:custom-shape draw:style-name="gr6" draw:text-style-name="P2" xml:id="id348" draw:id="id348" draw:layer="layout" svg:width="1cm" svg:height="0.9cm" svg:x="32.812cm" svg:y="34.667cm">
          <text:p text:style-name="P1"><text:span text:style-name="T1">TRISTATE</text:span></text:p>
          <text:p text:style-name="P1"><text:span text:style-name="T1">335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3.312cm" svg:y1="36.867cm" svg:x2="33.312cm" svg:y2="35.567cm" draw:start-shape="id259" draw:start-glue-point="0" draw:end-shape="id348" draw:end-glue-point="2" svg:d="M33312 36867v-1300" svg:viewBox="0 0 1 1301">
          <text:p text:style-name="P1"><text:span text:style-name="T2">in</text:span></text:p>
        </draw:connector>
        <draw:custom-shape draw:style-name="gr6" draw:text-style-name="P2" xml:id="id349" draw:id="id349" draw:layer="layout" svg:width="1cm" svg:height="0.9cm" svg:x="35.112cm" svg:y="34.667cm">
          <text:p text:style-name="P1"><text:span text:style-name="T1">TRISTATE</text:span></text:p>
          <text:p text:style-name="P1"><text:span text:style-name="T1">346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5.612cm" svg:y1="36.867cm" svg:x2="35.612cm" svg:y2="35.567cm" draw:start-shape="id260" draw:start-glue-point="0" draw:end-shape="id349" draw:end-glue-point="2" svg:d="M35612 36867v-1300" svg:viewBox="0 0 1 1301">
          <text:p text:style-name="P1"><text:span text:style-name="T2">in</text:span></text:p>
        </draw:connector>
        <draw:custom-shape draw:style-name="gr6" draw:text-style-name="P2" xml:id="id350" draw:id="id350" draw:layer="layout" svg:width="1cm" svg:height="0.9cm" svg:x="37.412cm" svg:y="34.667cm">
          <text:p text:style-name="P1"><text:span text:style-name="T1">TRISTATE</text:span></text:p>
          <text:p text:style-name="P1"><text:span text:style-name="T1">367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7.912cm" svg:y1="36.867cm" svg:x2="37.912cm" svg:y2="35.567cm" draw:start-shape="id261" draw:start-glue-point="0" draw:end-shape="id350" draw:end-glue-point="2" svg:d="M37912 36867v-1300" svg:viewBox="0 0 1 1301">
          <text:p text:style-name="P1"><text:span text:style-name="T2">in</text:span></text:p>
        </draw:connector>
        <draw:custom-shape draw:style-name="gr6" draw:text-style-name="P2" xml:id="id351" draw:id="id351" draw:layer="layout" svg:width="1cm" svg:height="0.9cm" svg:x="42.012cm" svg:y="34.667cm">
          <text:p text:style-name="P1"><text:span text:style-name="T1">TRISTATE</text:span></text:p>
          <text:p text:style-name="P1"><text:span text:style-name="T1">3672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2.512cm" svg:y1="36.867cm" svg:x2="42.512cm" svg:y2="35.567cm" draw:start-shape="id263" draw:start-glue-point="0" draw:end-shape="id351" draw:end-glue-point="2" svg:d="M42512 36867v-1300" svg:viewBox="0 0 1 1301">
          <text:p text:style-name="P1"><text:span text:style-name="T2">in</text:span></text:p>
        </draw:connector>
        <draw:custom-shape draw:style-name="gr6" draw:text-style-name="P2" xml:id="id352" draw:id="id352" draw:layer="layout" svg:width="1cm" svg:height="0.9cm" svg:x="39.712cm" svg:y="34.667cm">
          <text:p text:style-name="P1"><text:span text:style-name="T1">TRISTATE</text:span></text:p>
          <text:p text:style-name="P1"><text:span text:style-name="T1">375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0.212cm" svg:y1="36.867cm" svg:x2="40.212cm" svg:y2="35.567cm" draw:start-shape="id262" draw:start-glue-point="0" draw:end-shape="id352" draw:end-glue-point="2" svg:d="M40212 36867v-1300" svg:viewBox="0 0 1 1301">
          <text:p text:style-name="P1"><text:span text:style-name="T2">in</text:span></text:p>
        </draw:connector>
        <draw:custom-shape draw:style-name="gr6" draw:text-style-name="P2" xml:id="id353" draw:id="id353" draw:layer="layout" svg:width="1cm" svg:height="0.9cm" svg:x="44.312cm" svg:y="34.667cm">
          <text:p text:style-name="P1"><text:span text:style-name="T1">TRISTATE</text:span></text:p>
          <text:p text:style-name="P1"><text:span text:style-name="T1">405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4.812cm" svg:y1="36.867cm" svg:x2="44.812cm" svg:y2="35.567cm" draw:start-shape="id264" draw:start-glue-point="0" draw:end-shape="id353" draw:end-glue-point="2" svg:d="M44812 36867v-1300" svg:viewBox="0 0 1 1301">
          <text:p text:style-name="P1"><text:span text:style-name="T2">in</text:span></text:p>
        </draw:connector>
        <draw:custom-shape draw:style-name="gr6" draw:text-style-name="P2" xml:id="id354" draw:id="id354" draw:layer="layout" svg:width="1cm" svg:height="0.9cm" svg:x="46.612cm" svg:y="34.667cm">
          <text:p text:style-name="P1"><text:span text:style-name="T1">TRISTATE</text:span></text:p>
          <text:p text:style-name="P1"><text:span text:style-name="T1">406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7.112cm" svg:y1="36.867cm" svg:x2="47.112cm" svg:y2="35.567cm" draw:end-shape="id354" draw:end-glue-point="2" svg:d="M47112 36867v-1300" svg:viewBox="0 0 1 1301">
          <text:p text:style-name="P1"><text:span text:style-name="T2">in</text:span></text:p>
        </draw:connector>
        <draw:custom-shape draw:style-name="gr6" draw:text-style-name="P2" xml:id="id355" draw:id="id355" draw:layer="layout" svg:width="1cm" svg:height="0.9cm" svg:x="48.912cm" svg:y="34.667cm">
          <text:p text:style-name="P1"><text:span text:style-name="T1">TRISTATE</text:span></text:p>
          <text:p text:style-name="P1"><text:span text:style-name="T1">295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9.412cm" svg:y1="36.867cm" svg:x2="49.412cm" svg:y2="35.567cm" draw:end-shape="id355" draw:end-glue-point="2" svg:d="M49412 36867v-1300" svg:viewBox="0 0 1 1301">
          <text:p text:style-name="P1"><text:span text:style-name="T2">in</text:span></text:p>
        </draw:connector>
        <draw:custom-shape draw:style-name="gr6" draw:text-style-name="P2" xml:id="id356" draw:id="id356" draw:layer="layout" svg:width="1cm" svg:height="0.9cm" svg:x="51.312cm" svg:y="34.667cm">
          <text:p text:style-name="P1"><text:span text:style-name="T1">TRISTATE</text:span></text:p>
          <text:p text:style-name="P1"><text:span text:style-name="T1">284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1.812cm" svg:y1="36.867cm" svg:x2="51.812cm" svg:y2="35.567cm" draw:start-shape="id267" draw:start-glue-point="0" draw:end-shape="id356" draw:end-glue-point="2" svg:d="M51812 36867v-1300" svg:viewBox="0 0 1 1301">
          <text:p text:style-name="P1"><text:span text:style-name="T2">in</text:span></text:p>
        </draw:connector>
        <draw:custom-shape draw:style-name="gr6" draw:text-style-name="P2" xml:id="id357" draw:id="id357" draw:layer="layout" svg:width="1cm" svg:height="0.9cm" svg:x="53.612cm" svg:y="34.667cm">
          <text:p text:style-name="P1"><text:span text:style-name="T1">TRISTATE</text:span></text:p>
          <text:p text:style-name="P1"><text:span text:style-name="T1">314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4.112cm" svg:y1="36.867cm" svg:x2="54.112cm" svg:y2="35.567cm" draw:start-shape="id268" draw:start-glue-point="0" draw:end-shape="id357" draw:end-glue-point="2" svg:d="M54112 36867v-1300" svg:viewBox="0 0 1 1301">
          <text:p text:style-name="P1"><text:span text:style-name="T2">in</text:span></text:p>
        </draw:connector>
        <draw:custom-shape draw:style-name="gr6" draw:text-style-name="P2" xml:id="id358" draw:id="id358" draw:layer="layout" svg:width="1cm" svg:height="0.9cm" svg:x="55.912cm" svg:y="34.667cm">
          <text:p text:style-name="P1"><text:span text:style-name="T1">TRISTATE</text:span></text:p>
          <text:p text:style-name="P1"><text:span text:style-name="T1">294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6.412cm" svg:y1="36.867cm" svg:x2="56.412cm" svg:y2="35.567cm" draw:start-shape="id269" draw:start-glue-point="0" draw:end-shape="id358" draw:end-glue-point="2" svg:d="M56412 36867v-1300" svg:viewBox="0 0 1 1301">
          <text:p text:style-name="P1"><text:span text:style-name="T2">in</text:span></text:p>
        </draw:connector>
        <draw:custom-shape draw:style-name="gr6" draw:text-style-name="P2" xml:id="id359" draw:id="id359" draw:layer="layout" svg:width="1cm" svg:height="0.9cm" svg:x="58.212cm" svg:y="34.667cm">
          <text:p text:style-name="P1"><text:span text:style-name="T1">TRISTATE</text:span></text:p>
          <text:p text:style-name="P1"><text:span text:style-name="T1">387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8.712cm" svg:y1="36.867cm" svg:x2="58.712cm" svg:y2="35.567cm" draw:start-shape="id270" draw:start-glue-point="0" draw:end-shape="id359" draw:end-glue-point="2" svg:d="M58712 36867v-1300" svg:viewBox="0 0 1 1301">
          <text:p text:style-name="P1"><text:span text:style-name="T2">in</text:span></text:p>
        </draw:connector>
        <draw:custom-shape draw:style-name="gr6" draw:text-style-name="P2" xml:id="id360" draw:id="id360" draw:layer="layout" svg:width="1cm" svg:height="0.9cm" svg:x="60.512cm" svg:y="34.667cm">
          <text:p text:style-name="P1"><text:span text:style-name="T1">TRISTATE</text:span></text:p>
          <text:p text:style-name="P1"><text:span text:style-name="T1">387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1.012cm" svg:y1="36.867cm" svg:x2="61.012cm" svg:y2="35.567cm" draw:start-shape="id271" draw:start-glue-point="0" draw:end-shape="id360" draw:end-glue-point="2" svg:d="M61012 36867v-1300" svg:viewBox="0 0 1 1301">
          <text:p text:style-name="P1"><text:span text:style-name="T2">in</text:span></text:p>
        </draw:connector>
        <draw:custom-shape draw:style-name="gr6" draw:text-style-name="P2" xml:id="id361" draw:id="id361" draw:layer="layout" svg:width="1cm" svg:height="0.9cm" svg:x="62.812cm" svg:y="34.667cm">
          <text:p text:style-name="P1"><text:span text:style-name="T1">TRISTATE</text:span></text:p>
          <text:p text:style-name="P1"><text:span text:style-name="T1">356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3.312cm" svg:y1="36.867cm" svg:x2="63.312cm" svg:y2="35.567cm" draw:start-shape="id272" draw:start-glue-point="0" draw:end-shape="id361" draw:end-glue-point="2" svg:d="M63312 36867v-1300" svg:viewBox="0 0 1 1301">
          <text:p text:style-name="P1"><text:span text:style-name="T2">in</text:span></text:p>
        </draw:connector>
        <draw:custom-shape draw:style-name="gr6" draw:text-style-name="P2" xml:id="id362" draw:id="id362" draw:layer="layout" svg:width="1cm" svg:height="0.9cm" svg:x="65.112cm" svg:y="34.667cm">
          <text:p text:style-name="P1"><text:span text:style-name="T1">TRISTATE</text:span></text:p>
          <text:p text:style-name="P1"><text:span text:style-name="T1">386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5.612cm" svg:y1="36.867cm" svg:x2="65.612cm" svg:y2="35.567cm" draw:start-shape="id273" draw:start-glue-point="0" draw:end-shape="id362" draw:end-glue-point="2" svg:d="M65612 36867v-1300" svg:viewBox="0 0 1 1301">
          <text:p text:style-name="P1"><text:span text:style-name="T2">in</text:span></text:p>
        </draw:connector>
        <draw:custom-shape draw:style-name="gr6" draw:text-style-name="P2" xml:id="id363" draw:id="id363" draw:layer="layout" svg:width="1cm" svg:height="0.9cm" svg:x="67.412cm" svg:y="34.667cm">
          <text:p text:style-name="P1"><text:span text:style-name="T1">TRISTATE</text:span></text:p>
          <text:p text:style-name="P1"><text:span text:style-name="T1">374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7.912cm" svg:y1="36.867cm" svg:x2="67.912cm" svg:y2="35.567cm" draw:start-shape="id274" draw:start-glue-point="0" draw:end-shape="id363" draw:end-glue-point="2" svg:d="M67912 36867v-1300" svg:viewBox="0 0 1 1301">
          <text:p text:style-name="P1"><text:span text:style-name="T2">in</text:span></text:p>
        </draw:connector>
        <draw:custom-shape draw:style-name="gr6" draw:text-style-name="P2" xml:id="id364" draw:id="id364" draw:layer="layout" svg:width="1cm" svg:height="0.9cm" svg:x="69.712cm" svg:y="34.667cm">
          <text:p text:style-name="P1"><text:span text:style-name="T1">TRISTATE</text:span></text:p>
          <text:p text:style-name="P1"><text:span text:style-name="T1">366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0.212cm" svg:y1="36.867cm" svg:x2="70.212cm" svg:y2="35.567cm" draw:start-shape="id275" draw:start-glue-point="0" draw:end-shape="id364" draw:end-glue-point="2" svg:d="M70212 36867v-1300" svg:viewBox="0 0 1 1301">
          <text:p text:style-name="P1"><text:span text:style-name="T2">in</text:span></text:p>
        </draw:connector>
        <draw:custom-shape draw:style-name="gr6" draw:text-style-name="P2" xml:id="id365" draw:id="id365" draw:layer="layout" svg:width="1cm" svg:height="0.9cm" svg:x="72.012cm" svg:y="34.667cm">
          <text:p text:style-name="P1"><text:span text:style-name="T1">TRISTATE</text:span></text:p>
          <text:p text:style-name="P1"><text:span text:style-name="T1">314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2.512cm" svg:y1="36.867cm" svg:x2="72.512cm" svg:y2="35.567cm" draw:start-shape="id276" draw:start-glue-point="0" draw:end-shape="id365" draw:end-glue-point="2" svg:d="M72512 36867v-1300" svg:viewBox="0 0 1 1301">
          <text:p text:style-name="P1"><text:span text:style-name="T2">in</text:span></text:p>
        </draw:connector>
        <draw:custom-shape draw:style-name="gr6" draw:text-style-name="P2" xml:id="id366" draw:id="id366" draw:layer="layout" svg:width="1cm" svg:height="0.9cm" svg:x="74.312cm" svg:y="34.667cm">
          <text:p text:style-name="P1"><text:span text:style-name="T1">TRISTATE</text:span></text:p>
          <text:p text:style-name="P1"><text:span text:style-name="T1">417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4.812cm" svg:y1="36.867cm" svg:x2="74.812cm" svg:y2="35.567cm" draw:start-shape="id277" draw:start-glue-point="0" draw:end-shape="id366" draw:end-glue-point="2" svg:d="M74812 36867v-1300" svg:viewBox="0 0 1 1301">
          <text:p text:style-name="P1"><text:span text:style-name="T2">in</text:span></text:p>
        </draw:connector>
        <draw:custom-shape draw:style-name="gr6" draw:text-style-name="P2" xml:id="id367" draw:id="id367" draw:layer="layout" svg:width="1cm" svg:height="0.9cm" svg:x="76.612cm" svg:y="34.667cm">
          <text:p text:style-name="P1"><text:span text:style-name="T1">TRISTATE</text:span></text:p>
          <text:p text:style-name="P1"><text:span text:style-name="T1">294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7.112cm" svg:y1="36.867cm" svg:x2="77.112cm" svg:y2="35.567cm" draw:start-shape="id278" draw:start-glue-point="0" draw:end-shape="id367" draw:end-glue-point="2" svg:d="M77112 36867v-1300" svg:viewBox="0 0 1 1301">
          <text:p text:style-name="P1"><text:span text:style-name="T2">in</text:span></text:p>
        </draw:connector>
        <draw:custom-shape draw:style-name="gr6" draw:text-style-name="P2" xml:id="id368" draw:id="id368" draw:layer="layout" svg:width="0.6cm" svg:height="0.6cm" svg:x="78.212cm" svg:y="36.067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8.212cm" svg:y1="36.367cm" svg:x2="77.112cm" svg:y2="35.567cm" draw:start-shape="id368" draw:start-glue-point="3" draw:end-shape="id367" draw:end-glue-point="2" svg:d="M78212 36367l-1100-800" svg:viewBox="0 0 1101 801">
          <text:p/>
        </draw:connector>
        <draw:connector draw:style-name="gr5" draw:text-style-name="P1" draw:layer="layout" draw:type="line" svg:x1="78.212cm" svg:y1="36.367cm" svg:x2="72.512cm" svg:y2="35.567cm" draw:start-shape="id368" draw:start-glue-point="3" draw:end-shape="id365" draw:end-glue-point="2" svg:d="M78212 36367l-5700-800" svg:viewBox="0 0 5701 801">
          <text:p/>
        </draw:connector>
        <draw:connector draw:style-name="gr5" draw:text-style-name="P1" draw:layer="layout" draw:type="line" svg:x1="78.212cm" svg:y1="36.367cm" svg:x2="56.412cm" svg:y2="35.567cm" draw:start-shape="id368" draw:start-glue-point="3" draw:end-shape="id358" draw:end-glue-point="2" svg:d="M78212 36367l-21800-800" svg:viewBox="0 0 21801 801">
          <text:p/>
        </draw:connector>
        <draw:connector draw:style-name="gr5" draw:text-style-name="P1" draw:layer="layout" draw:type="line" svg:x1="78.212cm" svg:y1="36.367cm" svg:x2="63.312cm" svg:y2="35.567cm" draw:start-shape="id368" draw:start-glue-point="3" draw:end-shape="id361" draw:end-glue-point="2" svg:d="M78212 36367l-14900-800" svg:viewBox="0 0 14901 801">
          <text:p/>
        </draw:connector>
        <draw:connector draw:style-name="gr5" draw:text-style-name="P1" draw:layer="layout" draw:type="line" svg:x1="78.212cm" svg:y1="36.367cm" svg:x2="70.212cm" svg:y2="35.567cm" draw:start-shape="id368" draw:start-glue-point="3" draw:end-shape="id364" draw:end-glue-point="2" svg:d="M78212 36367l-8000-800" svg:viewBox="0 0 8001 801">
          <text:p/>
        </draw:connector>
        <draw:connector draw:style-name="gr5" draw:text-style-name="P1" draw:layer="layout" draw:type="line" svg:x1="78.212cm" svg:y1="36.367cm" svg:x2="67.912cm" svg:y2="35.567cm" draw:start-shape="id368" draw:start-glue-point="3" draw:end-shape="id363" draw:end-glue-point="2" svg:d="M78212 36367l-10300-800" svg:viewBox="0 0 10301 801">
          <text:p/>
        </draw:connector>
        <draw:connector draw:style-name="gr5" draw:text-style-name="P1" draw:layer="layout" draw:type="line" svg:x1="78.212cm" svg:y1="36.367cm" svg:x2="65.612cm" svg:y2="35.567cm" draw:start-shape="id368" draw:start-glue-point="3" draw:end-shape="id362" draw:end-glue-point="2" svg:d="M78212 36367l-12600-800" svg:viewBox="0 0 12601 801">
          <text:p/>
        </draw:connector>
        <draw:connector draw:style-name="gr5" draw:text-style-name="P1" draw:layer="layout" draw:type="line" svg:x1="78.212cm" svg:y1="36.367cm" svg:x2="44.812cm" svg:y2="35.567cm" draw:start-shape="id368" draw:start-glue-point="3" draw:end-shape="id353" draw:end-glue-point="2" svg:d="M78212 36367l-33400-800" svg:viewBox="0 0 33401 801">
          <text:p/>
        </draw:connector>
        <draw:connector draw:style-name="gr5" draw:text-style-name="P1" draw:layer="layout" draw:type="line" svg:x1="78.212cm" svg:y1="36.367cm" svg:x2="74.812cm" svg:y2="35.567cm" draw:start-shape="id368" draw:start-glue-point="3" draw:end-shape="id366" draw:end-glue-point="2" svg:d="M78212 36367l-3400-800" svg:viewBox="0 0 3401 801">
          <text:p/>
        </draw:connector>
        <draw:connector draw:style-name="gr5" draw:text-style-name="P1" draw:layer="layout" draw:type="line" svg:x1="78.212cm" svg:y1="36.367cm" svg:x2="42.512cm" svg:y2="35.567cm" draw:start-shape="id368" draw:start-glue-point="3" draw:end-shape="id351" draw:end-glue-point="2" svg:d="M78212 36367l-35700-800" svg:viewBox="0 0 35701 801">
          <text:p/>
        </draw:connector>
        <draw:connector draw:style-name="gr5" draw:text-style-name="P1" draw:layer="layout" draw:type="line" svg:x1="78.212cm" svg:y1="36.367cm" svg:x2="54.112cm" svg:y2="35.567cm" draw:start-shape="id368" draw:start-glue-point="3" draw:end-shape="id357" draw:end-glue-point="2" svg:d="M78212 36367l-24100-800" svg:viewBox="0 0 24101 801">
          <text:p/>
        </draw:connector>
        <draw:connector draw:style-name="gr5" draw:text-style-name="P1" draw:layer="layout" draw:type="line" svg:x1="78.212cm" svg:y1="36.367cm" svg:x2="51.812cm" svg:y2="35.567cm" draw:start-shape="id368" draw:start-glue-point="3" draw:end-shape="id356" draw:end-glue-point="2" svg:d="M78212 36367l-26400-800" svg:viewBox="0 0 26401 801">
          <text:p/>
        </draw:connector>
        <draw:connector draw:style-name="gr5" draw:text-style-name="P1" draw:layer="layout" draw:type="line" svg:x1="78.212cm" svg:y1="36.367cm" svg:x2="61.012cm" svg:y2="35.567cm" draw:start-shape="id368" draw:start-glue-point="3" draw:end-shape="id360" draw:end-glue-point="2" svg:d="M78212 36367l-17200-800" svg:viewBox="0 0 17201 801">
          <text:p/>
        </draw:connector>
        <draw:connector draw:style-name="gr5" draw:text-style-name="P1" draw:layer="layout" draw:type="line" svg:x1="78.212cm" svg:y1="36.367cm" svg:x2="58.712cm" svg:y2="35.567cm" draw:start-shape="id368" draw:start-glue-point="3" draw:end-shape="id359" draw:end-glue-point="2" svg:d="M78212 36367l-19500-800" svg:viewBox="0 0 19501 801">
          <text:p/>
        </draw:connector>
        <draw:connector draw:style-name="gr5" draw:text-style-name="P1" draw:layer="layout" draw:type="line" svg:x1="78.212cm" svg:y1="36.367cm" svg:x2="49.412cm" svg:y2="35.567cm" draw:start-shape="id368" draw:start-glue-point="3" draw:end-shape="id355" draw:end-glue-point="2" svg:d="M78212 36367l-28800-800" svg:viewBox="0 0 28801 801">
          <text:p/>
        </draw:connector>
        <draw:custom-shape draw:style-name="gr6" draw:text-style-name="P2" xml:id="id369" draw:id="id369" draw:layer="layout" svg:width="0.6cm" svg:height="0.6cm" svg:x="4.012cm" svg:y="35.967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.612cm" svg:y1="36.267cm" svg:x2="5.712cm" svg:y2="35.567cm" draw:start-shape="id369" draw:start-glue-point="1" draw:end-shape="id337" draw:end-glue-point="2" svg:d="M4612 36267l1100-700" svg:viewBox="0 0 1101 701">
          <text:p/>
        </draw:connector>
        <draw:connector draw:style-name="gr5" draw:text-style-name="P1" draw:layer="layout" draw:type="line" svg:x1="4.612cm" svg:y1="36.267cm" svg:x2="17.212cm" svg:y2="35.567cm" draw:start-shape="id369" draw:start-glue-point="1" draw:end-shape="id342" draw:end-glue-point="2" svg:d="M4612 36267l12600-700" svg:viewBox="0 0 12601 701">
          <text:p/>
        </draw:connector>
        <draw:connector draw:style-name="gr5" draw:text-style-name="P1" draw:layer="layout" draw:type="line" svg:x1="4.612cm" svg:y1="36.267cm" svg:x2="24.112cm" svg:y2="35.567cm" draw:start-shape="id369" draw:start-glue-point="1" draw:end-shape="id344" draw:end-glue-point="2" svg:d="M4612 36267l19500-700" svg:viewBox="0 0 19501 701">
          <text:p/>
        </draw:connector>
        <draw:connector draw:style-name="gr5" draw:text-style-name="P1" draw:layer="layout" draw:type="line" svg:x1="4.612cm" svg:y1="36.267cm" svg:x2="10.312cm" svg:y2="35.567cm" draw:start-shape="id369" draw:start-glue-point="1" draw:end-shape="id339" draw:end-glue-point="2" svg:d="M4612 36267l5700-700" svg:viewBox="0 0 5701 701">
          <text:p/>
        </draw:connector>
        <draw:connector draw:style-name="gr5" draw:text-style-name="P1" draw:layer="layout" draw:type="line" svg:x1="4.612cm" svg:y1="36.267cm" svg:x2="8.012cm" svg:y2="35.567cm" draw:start-shape="id369" draw:start-glue-point="1" draw:end-shape="id338" draw:end-glue-point="2" svg:d="M4612 36267l3400-700" svg:viewBox="0 0 3401 701">
          <text:p/>
        </draw:connector>
        <draw:connector draw:style-name="gr5" draw:text-style-name="P1" draw:layer="layout" draw:type="line" svg:x1="4.612cm" svg:y1="36.267cm" svg:x2="14.912cm" svg:y2="35.567cm" draw:start-shape="id369" draw:start-glue-point="1" draw:end-shape="id341" draw:end-glue-point="2" svg:d="M4612 36267l10300-700" svg:viewBox="0 0 10301 701">
          <text:p/>
        </draw:connector>
        <draw:connector draw:style-name="gr5" draw:text-style-name="P1" draw:layer="layout" draw:type="line" svg:x1="4.612cm" svg:y1="36.267cm" svg:x2="12.612cm" svg:y2="35.567cm" draw:start-shape="id369" draw:start-glue-point="1" draw:end-shape="id340" draw:end-glue-point="2" svg:d="M4612 36267l8000-700" svg:viewBox="0 0 8001 701">
          <text:p/>
        </draw:connector>
        <draw:connector draw:style-name="gr5" draw:text-style-name="P1" draw:layer="layout" draw:type="line" svg:x1="4.612cm" svg:y1="36.267cm" svg:x2="19.512cm" svg:y2="35.567cm" draw:start-shape="id369" draw:start-glue-point="1" draw:end-shape="id343" draw:end-glue-point="2" svg:d="M4612 36267l14900-700" svg:viewBox="0 0 14901 701">
          <text:p/>
        </draw:connector>
        <draw:connector draw:style-name="gr5" draw:text-style-name="P1" draw:layer="layout" draw:type="line" svg:x1="4.612cm" svg:y1="36.267cm" svg:x2="21.812cm" svg:y2="35.567cm" draw:start-shape="id369" draw:start-glue-point="1" draw:end-shape="id181" draw:end-glue-point="2" svg:d="M4612 36267l17200-700" svg:viewBox="0 0 17201 701">
          <text:p/>
        </draw:connector>
        <draw:connector draw:style-name="gr5" draw:text-style-name="P1" draw:layer="layout" draw:type="line" svg:x1="4.612cm" svg:y1="36.267cm" svg:x2="28.712cm" svg:y2="35.567cm" draw:start-shape="id369" draw:start-glue-point="1" draw:end-shape="id346" draw:end-glue-point="2" svg:d="M4612 36267l24100-700" svg:viewBox="0 0 24101 701">
          <text:p/>
        </draw:connector>
        <draw:connector draw:style-name="gr5" draw:text-style-name="P1" draw:layer="layout" draw:type="line" svg:x1="4.612cm" svg:y1="36.267cm" svg:x2="33.312cm" svg:y2="35.567cm" draw:start-shape="id369" draw:start-glue-point="1" draw:end-shape="id348" draw:end-glue-point="2" svg:d="M4612 36267l28700-700" svg:viewBox="0 0 28701 701">
          <text:p/>
        </draw:connector>
        <draw:connector draw:style-name="gr5" draw:text-style-name="P1" draw:layer="layout" draw:type="line" svg:x1="4.612cm" svg:y1="36.267cm" svg:x2="35.612cm" svg:y2="35.567cm" draw:start-shape="id369" draw:start-glue-point="1" draw:end-shape="id349" draw:end-glue-point="2" svg:d="M4612 36267l31000-700" svg:viewBox="0 0 31001 701">
          <text:p/>
        </draw:connector>
        <draw:connector draw:style-name="gr5" draw:text-style-name="P1" draw:layer="layout" draw:type="line" svg:x1="4.612cm" svg:y1="36.267cm" svg:x2="31.012cm" svg:y2="35.567cm" draw:start-shape="id369" draw:start-glue-point="1" draw:end-shape="id347" draw:end-glue-point="2" svg:d="M4612 36267l26400-700" svg:viewBox="0 0 26401 701">
          <text:p/>
        </draw:connector>
        <draw:connector draw:style-name="gr5" draw:text-style-name="P1" draw:layer="layout" draw:type="line" svg:x1="4.612cm" svg:y1="36.267cm" svg:x2="40.212cm" svg:y2="35.567cm" draw:start-shape="id369" draw:start-glue-point="1" draw:end-shape="id352" draw:end-glue-point="2" svg:d="M4612 36267l35600-700" svg:viewBox="0 0 35601 701">
          <text:p/>
        </draw:connector>
        <draw:connector draw:style-name="gr5" draw:text-style-name="P1" draw:layer="layout" draw:type="line" svg:x1="4.612cm" svg:y1="36.267cm" svg:x2="37.912cm" svg:y2="35.567cm" draw:start-shape="id369" draw:start-glue-point="1" draw:end-shape="id350" draw:end-glue-point="2" svg:d="M4612 36267l33300-700" svg:viewBox="0 0 33301 701">
          <text:p/>
        </draw:connector>
        <draw:connector draw:style-name="gr5" draw:text-style-name="P1" draw:layer="layout" draw:type="line" svg:x1="4.612cm" svg:y1="36.267cm" svg:x2="26.412cm" svg:y2="35.567cm" draw:start-shape="id369" draw:start-glue-point="1" draw:end-shape="id345" draw:end-glue-point="2" svg:d="M4612 36267l21800-700" svg:viewBox="0 0 21801 701">
          <text:p/>
        </draw:connector>
        <draw:connector draw:style-name="gr5" draw:text-style-name="P1" draw:layer="layout" draw:type="line" svg:x1="21.812cm" svg:y1="34.667cm" svg:x2="22.412cm" svg:y2="33.709cm" draw:start-shape="id181" draw:start-glue-point="0" draw:end-shape="id370" draw:end-glue-point="2" svg:d="M21812 34667l600-958" svg:viewBox="0 0 601 959">
          <text:p/>
        </draw:connector>
        <draw:custom-shape draw:style-name="gr6" draw:text-style-name="P2" xml:id="id370" draw:id="id370" draw:layer="layout" svg:width="0.6cm" svg:height="0.6cm" svg:x="22.112cm" svg:y="33.109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9.512cm" svg:y1="34.667cm" svg:x2="19.462cm" svg:y2="28.909cm" draw:start-shape="id343" draw:start-glue-point="0" draw:end-shape="id144" draw:end-glue-point="2" svg:d="M19512 34667l-50-5758" svg:viewBox="0 0 51 5759">
          <text:p/>
        </draw:connector>
        <draw:connector draw:style-name="gr5" draw:text-style-name="P1" draw:layer="layout" draw:type="line" svg:x1="19.512cm" svg:y1="34.667cm" svg:x2="20.112cm" svg:y2="33.709cm" draw:start-shape="id343" draw:start-glue-point="0" draw:end-shape="id371" draw:end-glue-point="2" svg:d="M19512 34667l600-958" svg:viewBox="0 0 601 959">
          <text:p/>
        </draw:connector>
        <draw:custom-shape draw:style-name="gr6" draw:text-style-name="P2" xml:id="id371" draw:id="id371" draw:layer="layout" svg:width="0.6cm" svg:height="0.6cm" svg:x="19.812cm" svg:y="33.109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7.212cm" svg:y1="34.667cm" svg:x2="17.162cm" svg:y2="28.909cm" draw:start-shape="id342" draw:start-glue-point="0" draw:end-shape="id146" draw:end-glue-point="2" svg:d="M17212 34667l-50-5758" svg:viewBox="0 0 51 5759">
          <text:p/>
        </draw:connector>
        <draw:connector draw:style-name="gr5" draw:text-style-name="P1" draw:layer="layout" draw:type="line" svg:x1="17.212cm" svg:y1="34.667cm" svg:x2="17.812cm" svg:y2="33.709cm" draw:start-shape="id342" draw:start-glue-point="0" draw:end-shape="id372" draw:end-glue-point="2" svg:d="M17212 34667l600-958" svg:viewBox="0 0 601 959">
          <text:p/>
        </draw:connector>
        <draw:custom-shape draw:style-name="gr6" draw:text-style-name="P2" xml:id="id372" draw:id="id372" draw:layer="layout" svg:width="0.6cm" svg:height="0.6cm" svg:x="17.512cm" svg:y="33.109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912cm" svg:y1="34.667cm" svg:x2="14.862cm" svg:y2="28.909cm" draw:start-shape="id341" draw:start-glue-point="0" draw:end-shape="id148" draw:end-glue-point="2" svg:d="M14912 34667l-50-5758" svg:viewBox="0 0 51 5759">
          <text:p/>
        </draw:connector>
        <draw:connector draw:style-name="gr5" draw:text-style-name="P1" draw:layer="layout" draw:type="line" svg:x1="14.912cm" svg:y1="34.667cm" svg:x2="15.5cm" svg:y2="33.7cm" draw:start-shape="id341" draw:start-glue-point="0" draw:end-shape="id373" draw:end-glue-point="2" svg:d="M14912 34667l588-967" svg:viewBox="0 0 589 968">
          <text:p/>
        </draw:connector>
        <draw:custom-shape draw:style-name="gr6" draw:text-style-name="P2" xml:id="id373" draw:id="id373" draw:layer="layout" svg:width="0.6cm" svg:height="0.6cm" svg:x="15.2cm" svg:y="33.1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2.612cm" svg:y1="34.667cm" svg:x2="12.562cm" svg:y2="28.909cm" draw:start-shape="id340" draw:start-glue-point="0" draw:end-shape="id150" draw:end-glue-point="2" svg:d="M12612 34667l-50-5758" svg:viewBox="0 0 51 5759">
          <text:p/>
        </draw:connector>
        <draw:connector draw:style-name="gr5" draw:text-style-name="P1" draw:layer="layout" draw:type="line" svg:x1="12.612cm" svg:y1="34.667cm" svg:x2="13.238cm" svg:y2="33.691cm" draw:start-shape="id340" draw:start-glue-point="0" draw:end-shape="id374" draw:end-glue-point="2" svg:d="M12612 34667l626-976" svg:viewBox="0 0 627 977">
          <text:p/>
        </draw:connector>
        <draw:custom-shape draw:style-name="gr6" draw:text-style-name="P2" xml:id="id374" draw:id="id374" draw:layer="layout" svg:width="0.6cm" svg:height="0.6cm" svg:x="12.938cm" svg:y="33.091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0.312cm" svg:y1="34.667cm" svg:x2="10.262cm" svg:y2="28.909cm" draw:start-shape="id339" draw:start-glue-point="0" draw:end-shape="id152" draw:end-glue-point="2" svg:d="M10312 34667l-50-5758" svg:viewBox="0 0 51 5759">
          <text:p/>
        </draw:connector>
        <draw:connector draw:style-name="gr5" draw:text-style-name="P1" draw:layer="layout" draw:type="line" svg:x1="10.312cm" svg:y1="34.667cm" svg:x2="10.976cm" svg:y2="33.682cm" draw:start-shape="id339" draw:start-glue-point="0" draw:end-shape="id375" draw:end-glue-point="2" svg:d="M10312 34667l664-985" svg:viewBox="0 0 665 986">
          <text:p/>
        </draw:connector>
        <draw:custom-shape draw:style-name="gr6" draw:text-style-name="P2" xml:id="id375" draw:id="id375" draw:layer="layout" svg:width="0.6cm" svg:height="0.6cm" svg:x="10.676cm" svg:y="33.082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8.012cm" svg:y1="34.667cm" svg:x2="7.962cm" svg:y2="28.909cm" draw:start-shape="id338" draw:start-glue-point="0" draw:end-shape="id154" draw:end-glue-point="2" svg:d="M8012 34667l-50-5758" svg:viewBox="0 0 51 5759">
          <text:p/>
        </draw:connector>
        <draw:connector draw:style-name="gr5" draw:text-style-name="P1" draw:layer="layout" draw:type="line" svg:x1="8.012cm" svg:y1="34.667cm" svg:x2="8.7cm" svg:y2="33.673cm" draw:start-shape="id338" draw:start-glue-point="0" draw:end-shape="id376" draw:end-glue-point="2" svg:d="M8012 34667l688-994" svg:viewBox="0 0 689 995">
          <text:p/>
        </draw:connector>
        <draw:custom-shape draw:style-name="gr6" draw:text-style-name="P2" xml:id="id376" draw:id="id376" draw:layer="layout" svg:width="0.6cm" svg:height="0.6cm" svg:x="8.4cm" svg:y="33.073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.712cm" svg:y1="34.667cm" svg:x2="5.662cm" svg:y2="28.909cm" draw:start-shape="id337" draw:start-glue-point="0" draw:end-shape="id156" draw:end-glue-point="2" svg:d="M5712 34667l-50-5758" svg:viewBox="0 0 51 5759">
          <text:p/>
        </draw:connector>
        <draw:connector draw:style-name="gr5" draw:text-style-name="P1" draw:layer="layout" draw:type="line" svg:x1="5.712cm" svg:y1="34.667cm" svg:x2="6.438cm" svg:y2="33.664cm" draw:start-shape="id337" draw:start-glue-point="0" draw:end-shape="id377" draw:end-glue-point="2" svg:d="M5712 34667l726-1003" svg:viewBox="0 0 727 1004">
          <text:p/>
        </draw:connector>
        <draw:custom-shape draw:style-name="gr6" draw:text-style-name="P2" xml:id="id377" draw:id="id377" draw:layer="layout" svg:width="0.6cm" svg:height="0.6cm" svg:x="6.138cm" svg:y="33.064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4.8cm" svg:y1="62.2cm" svg:x2="42cm" svg:y2="57.1cm" draw:start-shape="id378" draw:start-glue-point="0" draw:end-shape="id334" draw:end-glue-point="2" svg:d="M34800 62200l7200-5100" svg:viewBox="0 0 7201 5101">
          <text:p text:style-name="P1"><text:span text:style-name="T2">3</text:span></text:p>
        </draw:connector>
        <draw:connector draw:style-name="gr3" draw:text-style-name="P3" draw:layer="layout" draw:type="line" svg:x1="34.8cm" svg:y1="62.2cm" svg:x2="44.4cm" svg:y2="57.1cm" draw:start-shape="id378" draw:start-glue-point="0" draw:end-shape="id333" draw:end-glue-point="2" svg:d="M34800 62200l9600-5100" svg:viewBox="0 0 9601 5101">
          <text:p text:style-name="P1"><text:span text:style-name="T2">0</text:span></text:p>
        </draw:connector>
        <draw:custom-shape draw:style-name="gr6" draw:text-style-name="P2" xml:id="id378" draw:id="id378" draw:layer="layout" svg:width="0.6cm" svg:height="0.6cm" svg:x="34.5cm" svg:y="62.2cm">
          <text:p text:style-name="P1"><text:span text:style-name="T1">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4.8cm" svg:y1="62.2cm" svg:x2="34.8cm" svg:y2="57.1cm" draw:start-shape="id378" draw:start-glue-point="0" draw:end-shape="id320" draw:end-glue-point="2" svg:d="M34800 62200v-5100" svg:viewBox="0 0 1 5101">
          <text:p text:style-name="P1"><text:span text:style-name="T2">0</text:span></text:p>
        </draw:connector>
        <draw:connector draw:style-name="gr3" draw:text-style-name="P3" draw:layer="layout" draw:type="line" svg:x1="34.8cm" svg:y1="62.2cm" svg:x2="36cm" svg:y2="57.1cm" draw:start-shape="id378" draw:start-glue-point="0" draw:end-shape="id329" draw:end-glue-point="2" svg:d="M34800 62200l1200-5100" svg:viewBox="0 0 1201 5101">
          <text:p text:style-name="P1"><text:span text:style-name="T2">3</text:span></text:p>
        </draw:connector>
        <draw:connector draw:style-name="gr3" draw:text-style-name="P3" draw:layer="layout" draw:type="line" svg:x1="34.8cm" svg:y1="62.2cm" svg:x2="39.6cm" svg:y2="55.7cm" draw:start-shape="id378" draw:start-glue-point="0" draw:end-shape="id326" draw:end-glue-point="2" svg:d="M34800 62200l4800-6500" svg:viewBox="0 0 4801 6501">
          <text:p text:style-name="P1"><text:span text:style-name="T2">c</text:span></text:p>
        </draw:connector>
        <draw:connector draw:style-name="gr3" draw:text-style-name="P3" draw:layer="layout" draw:type="line" svg:x1="34.8cm" svg:y1="62.2cm" svg:x2="48.012cm" svg:y2="55.667cm" draw:start-shape="id378" draw:start-glue-point="0" draw:end-shape="id315" draw:end-glue-point="2" svg:d="M34800 62200l13212-6533" svg:viewBox="0 0 13213 6534">
          <text:p text:style-name="P1"><text:span text:style-name="T2">b</text:span></text:p>
        </draw:connector>
        <draw:connector draw:style-name="gr3" draw:text-style-name="P3" draw:layer="layout" draw:type="line" svg:x1="34.8cm" svg:y1="62.2cm" svg:x2="49.212cm" svg:y2="55.667cm" draw:start-shape="id378" draw:start-glue-point="0" draw:end-shape="id314" draw:end-glue-point="2" svg:d="M34800 62200l14412-6533" svg:viewBox="0 0 14413 6534">
          <text:p text:style-name="P1"><text:span text:style-name="T2">c</text:span></text:p>
        </draw:connector>
        <draw:custom-shape draw:style-name="gr6" draw:text-style-name="P2" xml:id="id379" draw:id="id379" draw:layer="layout" svg:width="0.6cm" svg:height="0.6cm" svg:x="38.1cm" svg:y="62.2cm">
          <text:p text:style-name="P1"><text:span text:style-name="T1">0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8.4cm" svg:y1="62.2cm" svg:x2="44.4cm" svg:y2="57.1cm" draw:start-shape="id379" draw:start-glue-point="0" draw:end-shape="id333" draw:end-glue-point="2" svg:d="M38400 62200l6000-5100" svg:viewBox="0 0 6001 5101">
          <text:p text:style-name="P1"><text:span text:style-name="T2">3</text:span></text:p>
        </draw:connector>
        <draw:connector draw:style-name="gr3" draw:text-style-name="P3" draw:layer="layout" draw:type="line" svg:x1="38.4cm" svg:y1="62.2cm" svg:x2="32.4cm" svg:y2="57.1cm" draw:start-shape="id379" draw:start-glue-point="0" draw:end-shape="id336" draw:end-glue-point="2" svg:d="M38400 62200l-6000-5100" svg:viewBox="0 0 6001 5101">
          <text:p text:style-name="P1"><text:span text:style-name="T2">3</text:span></text:p>
        </draw:connector>
        <draw:connector draw:style-name="gr3" draw:text-style-name="P3" draw:layer="layout" draw:type="line" svg:x1="38.4cm" svg:y1="62.2cm" svg:x2="45.6cm" svg:y2="57.1cm" draw:start-shape="id379" draw:start-glue-point="0" draw:end-shape="id318" draw:end-glue-point="2" svg:d="M38400 62200l7200-5100" svg:viewBox="0 0 7201 5101">
          <text:p text:style-name="P1"><text:span text:style-name="T2">1+2</text:span></text:p>
        </draw:connector>
        <draw:connector draw:style-name="gr3" draw:text-style-name="P3" draw:layer="layout" draw:type="line" svg:x1="38.4cm" svg:y1="62.2cm" svg:x2="36cm" svg:y2="57.1cm" draw:start-shape="id379" draw:start-glue-point="0" draw:end-shape="id329" draw:end-glue-point="2" svg:d="M38400 62200l-2400-5100" svg:viewBox="0 0 2401 5101">
          <text:p text:style-name="P1"><text:span text:style-name="T2">1+2</text:span></text:p>
        </draw:connector>
        <draw:connector draw:style-name="gr3" draw:text-style-name="P3" draw:layer="layout" draw:type="line" svg:x1="38.4cm" svg:y1="62.2cm" svg:x2="38.4cm" svg:y2="55.7cm" draw:start-shape="id379" draw:start-glue-point="0" draw:end-shape="id327" draw:end-glue-point="2" svg:d="M38400 62200v-6500" svg:viewBox="0 0 1 6501">
          <text:p text:style-name="P1"><text:span text:style-name="T2">b</text:span></text:p>
        </draw:connector>
        <draw:custom-shape draw:style-name="gr6" draw:text-style-name="P2" xml:id="id380" draw:id="id380" draw:layer="layout" svg:width="0.6cm" svg:height="0.6cm" svg:x="40.5cm" svg:y="62.2cm">
          <text:p text:style-name="P1"><text:span text:style-name="T1">0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0.8cm" svg:y1="62.2cm" svg:x2="34.8cm" svg:y2="57.1cm" draw:start-shape="id380" draw:start-glue-point="0" draw:end-shape="id320" draw:end-glue-point="2" svg:d="M40800 62200l-6000-5100" svg:viewBox="0 0 6001 5101">
          <text:p text:style-name="P1"><text:span text:style-name="T2">3</text:span></text:p>
        </draw:connector>
        <draw:connector draw:style-name="gr3" draw:text-style-name="P3" draw:layer="layout" draw:type="line" svg:x1="40.8cm" svg:y1="62.2cm" svg:x2="43.2cm" svg:y2="57.1cm" draw:start-shape="id380" draw:start-glue-point="0" draw:end-shape="id323" draw:end-glue-point="2" svg:d="M40800 62200l2400-5100" svg:viewBox="0 0 2401 5101">
          <text:p text:style-name="P1"><text:span text:style-name="T2">0</text:span></text:p>
        </draw:connector>
        <draw:connector draw:style-name="gr3" draw:text-style-name="P3" draw:layer="layout" draw:type="line" svg:x1="40.8cm" svg:y1="62.2cm" svg:x2="38.4cm" svg:y2="55.7cm" draw:start-shape="id380" draw:start-glue-point="0" draw:end-shape="id327" draw:end-glue-point="2" svg:d="M40800 62200l-2400-6500" svg:viewBox="0 0 2401 6501">
          <text:p text:style-name="P1"><text:span text:style-name="T2">c</text:span></text:p>
        </draw:connector>
        <draw:connector draw:style-name="gr3" draw:text-style-name="P3" draw:layer="layout" draw:type="line" svg:x1="40.8cm" svg:y1="62.2cm" svg:x2="40.8cm" svg:y2="55.7cm" draw:start-shape="id380" draw:start-glue-point="0" draw:end-shape="id325" draw:end-glue-point="2" svg:d="M40800 62200v-6500" svg:viewBox="0 0 1 6501">
          <text:p text:style-name="P1"><text:span text:style-name="T2">b</text:span></text:p>
        </draw:connector>
        <draw:connector draw:style-name="gr3" draw:text-style-name="P3" draw:layer="layout" draw:type="line" svg:x1="40.8cm" svg:y1="62.2cm" svg:x2="46.812cm" svg:y2="55.667cm" draw:start-shape="id380" draw:start-glue-point="0" draw:end-shape="id316" draw:end-glue-point="2" svg:d="M40800 62200l6012-6533" svg:viewBox="0 0 6013 6534">
          <text:p text:style-name="P1"><text:span text:style-name="T2">b</text:span></text:p>
        </draw:connector>
        <draw:connector draw:style-name="gr3" draw:text-style-name="P3" draw:layer="layout" draw:type="line" svg:x1="40.8cm" svg:y1="62.2cm" svg:x2="48.012cm" svg:y2="55.667cm" draw:start-shape="id380" draw:start-glue-point="0" draw:end-shape="id315" draw:end-glue-point="2" svg:d="M40800 62200l7212-6533" svg:viewBox="0 0 7213 6534">
          <text:p text:style-name="P1"><text:span text:style-name="T2">c</text:span></text:p>
        </draw:connector>
        <draw:connector draw:style-name="gr5" draw:text-style-name="P1" draw:layer="layout" draw:type="line" svg:x1="24.112cm" svg:y1="34.667cm" svg:x2="24.062cm" svg:y2="28.909cm" draw:start-shape="id344" draw:end-shape="id140" draw:end-glue-point="2" svg:d="M24112 34667l-50-5758" svg:viewBox="0 0 51 5759">
          <text:p/>
        </draw:connector>
        <draw:connector draw:style-name="gr5" draw:text-style-name="P1" draw:layer="layout" draw:type="line" svg:x1="24.112cm" svg:y1="34.667cm" svg:x2="24.75cm" svg:y2="33.7cm" draw:start-shape="id344" draw:start-glue-point="0" draw:end-shape="id381" draw:end-glue-point="2" svg:d="M24112 34667l638-967" svg:viewBox="0 0 639 968">
          <text:p/>
        </draw:connector>
        <draw:custom-shape draw:style-name="gr6" draw:text-style-name="P2" xml:id="id381" draw:id="id381" draw:layer="layout" svg:width="0.6cm" svg:height="0.6cm" svg:x="24.45cm" svg:y="33.1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3.2cm" svg:y1="62.2cm" svg:x2="43.2cm" svg:y2="57.1cm" draw:start-shape="id382" draw:end-shape="id323" draw:end-glue-point="2" svg:d="M43200 62200v-5100" svg:viewBox="0 0 1 5101">
          <text:p text:style-name="P1"><text:span text:style-name="T2">1+2</text:span></text:p>
        </draw:connector>
        <draw:custom-shape draw:style-name="gr6" draw:text-style-name="P2" xml:id="id382" draw:id="id382" draw:layer="layout" svg:width="0.6cm" svg:height="0.6cm" svg:x="42.9cm" svg:y="62.2cm">
          <text:p text:style-name="P1"><text:span text:style-name="T1">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3.2cm" svg:y1="62.2cm" svg:x2="33.6cm" svg:y2="57.1cm" draw:start-shape="id382" draw:start-glue-point="0" draw:end-shape="id335" draw:end-glue-point="2" svg:d="M43200 62200l-9600-5100" svg:viewBox="0 0 9601 5101">
          <text:p text:style-name="P1"><text:span text:style-name="T2">1+2</text:span></text:p>
        </draw:connector>
        <draw:custom-shape draw:style-name="gr6" draw:text-style-name="P2" xml:id="id383" draw:id="id383" draw:layer="layout" svg:width="0.6cm" svg:height="0.6cm" svg:x="45.4cm" svg:y="62.2cm">
          <text:p text:style-name="P1"><text:span text:style-name="T1">0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5.7cm" svg:y1="62.2cm" svg:x2="37.2cm" svg:y2="55.7cm" draw:start-shape="id383" draw:start-glue-point="0" draw:end-shape="id328" draw:end-glue-point="2" svg:d="M45700 62200l-8500-6500" svg:viewBox="0 0 8501 6501">
          <text:p text:style-name="P1"><text:span text:style-name="T2">b</text:span></text:p>
        </draw:connector>
        <draw:connector draw:style-name="gr3" draw:text-style-name="P3" draw:layer="layout" draw:type="line" svg:x1="45.7cm" svg:y1="62.2cm" svg:x2="43.2cm" svg:y2="57.1cm" draw:start-shape="id383" draw:start-glue-point="0" draw:end-shape="id323" draw:end-glue-point="2" svg:d="M45700 62200l-2500-5100" svg:viewBox="0 0 2501 5101">
          <text:p text:style-name="P1"><text:span text:style-name="T2">3</text:span></text:p>
        </draw:connector>
        <draw:connector draw:style-name="gr3" draw:text-style-name="P3" draw:layer="layout" draw:type="line" svg:x1="45.7cm" svg:y1="62.2cm" svg:x2="45.6cm" svg:y2="57.1cm" draw:start-shape="id383" draw:start-glue-point="0" draw:end-shape="id318" draw:end-glue-point="2" svg:d="M45700 62200l-100-5100" svg:viewBox="0 0 101 5101">
          <text:p text:style-name="P1"><text:span text:style-name="T2">0</text:span></text:p>
        </draw:connector>
        <draw:connector draw:style-name="gr3" draw:text-style-name="P3" draw:layer="layout" draw:type="line" svg:x1="45.7cm" svg:y1="62.2cm" svg:x2="40.8cm" svg:y2="55.7cm" draw:start-shape="id383" draw:start-glue-point="0" draw:end-shape="id325" draw:end-glue-point="2" svg:d="M45700 62200l-4900-6500" svg:viewBox="0 0 4901 6501">
          <text:p text:style-name="P1"><text:span text:style-name="T2">c</text:span></text:p>
        </draw:connector>
        <draw:connector draw:style-name="gr3" draw:text-style-name="P3" draw:layer="layout" draw:type="line" svg:x1="45.7cm" svg:y1="62.2cm" svg:x2="49.212cm" svg:y2="55.667cm" draw:start-shape="id383" draw:end-shape="id314" draw:end-glue-point="2" svg:d="M45700 62200l3512-6533" svg:viewBox="0 0 3513 6534">
          <text:p text:style-name="P1"><text:span text:style-name="T2">b</text:span></text:p>
        </draw:connector>
        <draw:connector draw:style-name="gr3" draw:text-style-name="P3" draw:layer="layout" draw:type="line" svg:x1="45.7cm" svg:y1="62.2cm" svg:x2="50.412cm" svg:y2="55.667cm" draw:start-shape="id383" draw:start-glue-point="0" draw:end-shape="id313" draw:end-glue-point="2" svg:d="M45700 62200l4712-6533" svg:viewBox="0 0 4713 6534">
          <text:p text:style-name="P1"><text:span text:style-name="T2">c</text:span></text:p>
        </draw:connector>
        <draw:connector draw:style-name="gr3" draw:text-style-name="P3" draw:layer="layout" draw:type="line" svg:x1="45.7cm" svg:y1="62.2cm" svg:x2="36cm" svg:y2="57.1cm" draw:start-shape="id383" draw:start-glue-point="0" draw:end-shape="id329" draw:end-glue-point="2" svg:d="M45700 62200l-9700-5100" svg:viewBox="0 0 9701 5101">
          <text:p text:style-name="P1"><text:span text:style-name="T2">0</text:span></text:p>
        </draw:connector>
        <draw:custom-shape draw:style-name="gr6" draw:text-style-name="P2" xml:id="id384" draw:id="id384" draw:layer="layout" svg:width="0.6cm" svg:height="0.6cm" svg:x="47.9cm" svg:y="62.2cm">
          <text:p text:style-name="P1"><text:span text:style-name="T1">0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8.2cm" svg:y1="62.2cm" svg:x2="37.2cm" svg:y2="55.7cm" draw:start-shape="id384" draw:start-glue-point="0" draw:end-shape="id328" draw:end-glue-point="2" svg:d="M48200 62200l-11000-6500" svg:viewBox="0 0 11001 6501">
          <text:p text:style-name="P1"><text:span text:style-name="T2">c</text:span></text:p>
        </draw:connector>
        <draw:connector draw:style-name="gr3" draw:text-style-name="P3" draw:layer="layout" draw:type="line" svg:x1="48.2cm" svg:y1="62.2cm" svg:x2="45.6cm" svg:y2="57.1cm" draw:start-shape="id384" draw:start-glue-point="0" draw:end-shape="id318" draw:end-glue-point="2" svg:d="M48200 62200l-2600-5100" svg:viewBox="0 0 2601 5101">
          <text:p text:style-name="P1"><text:span text:style-name="T2">3</text:span></text:p>
        </draw:connector>
        <draw:connector draw:style-name="gr3" draw:text-style-name="P3" draw:layer="layout" draw:type="line" svg:x1="48.2cm" svg:y1="62.2cm" svg:x2="39.6cm" svg:y2="55.7cm" draw:start-shape="id384" draw:start-glue-point="0" draw:end-shape="id326" draw:end-glue-point="2" svg:d="M48200 62200l-8600-6500" svg:viewBox="0 0 8601 6501">
          <text:p text:style-name="P1"><text:span text:style-name="T2">b</text:span></text:p>
        </draw:connector>
        <draw:connector draw:style-name="gr3" draw:text-style-name="P3" draw:layer="layout" draw:type="line" svg:x1="48.2cm" svg:y1="62.2cm" svg:x2="46.812cm" svg:y2="55.667cm" draw:start-shape="id384" draw:start-glue-point="0" draw:end-shape="id316" draw:end-glue-point="2" svg:d="M48200 62200l-1388-6533" svg:viewBox="0 0 1389 6534">
          <text:p text:style-name="P1"><text:span text:style-name="T2">c</text:span></text:p>
        </draw:connector>
        <draw:connector draw:style-name="gr3" draw:text-style-name="P3" draw:layer="layout" draw:type="line" svg:x1="48.2cm" svg:y1="62.2cm" svg:x2="33.6cm" svg:y2="57.1cm" draw:start-shape="id384" draw:start-glue-point="0" draw:end-shape="id335" draw:end-glue-point="2" svg:d="M48200 62200l-14600-5100" svg:viewBox="0 0 14601 5101">
          <text:p text:style-name="P1"><text:span text:style-name="T2">3</text:span></text:p>
        </draw:connector>
        <draw:connector draw:style-name="gr3" draw:text-style-name="P3" draw:layer="layout" draw:type="line" svg:x1="48.2cm" svg:y1="62.2cm" svg:x2="32.4cm" svg:y2="57.1cm" draw:start-shape="id384" draw:start-glue-point="0" draw:end-shape="id336" draw:end-glue-point="2" svg:d="M48200 62200l-15800-5100" svg:viewBox="0 0 15801 5101">
          <text:p text:style-name="P1"><text:span text:style-name="T2">0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0cm" fo:page-height="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4:43:31.967000000</meta:creation-date>
    <dc:date>2014-04-12T18:21:28.360000000</dc:date>
    <meta:editing-duration>P19DT17H23M50S</meta:editing-duration>
    <meta:editing-cycles>2301</meta:editing-cycles>
    <meta:generator>LibreOffice/4.2.0.4$Windows_x86 LibreOffice_project/05dceb5d363845f2cf968344d7adab8dcfb2ba71</meta:generator>
    <meta:document-statistic meta:object-count="903"/>
  </office:meta>
</office:document-meta>
</file>